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7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-Jan22_17-25-17_AK44148Graph_d8_h4_mean_dtch_l_01th_020pts-tag-Accuracy_predictions" table:style-name="ta1">
        <table:shapes>
          <draw:frame draw:z-index="0" draw:style-name="gr1" draw:text-style-name="P1" svg:width="159.99mm" svg:height="89.99mm" svg:x="213.67mm" svg:y="57.84mm">
            <loext:p draw:notify-on-update-of-ranges="'run-Jan22_17-25-17_AK44148Graph_d8_h4_mean_dtch_l_01th_020pts-tag-Accuracy_predictions'.C1:'run-Jan22_17-25-17_AK44148Graph_d8_h4_mean_dtch_l_01th_020pts-tag-Accuracy_predictions'.C1 'run-Jan22_17-25-17_AK44148Graph_d8_h4_mean_dtch_l_01th_020pts-tag-Accuracy_predictions'.C2:'run-Jan22_17-25-17_AK44148Graph_d8_h4_mean_dtch_l_01th_020pts-tag-Accuracy_predictions'.C201 'run-Jan22_17-25-17_AK44148Graph_d8_h4_mean_dtch_l_01th_020pts-tag-Accuracy_predictions'.D1:'run-Jan22_17-25-17_AK44148Graph_d8_h4_mean_dtch_l_01th_020pts-tag-Accuracy_predictions'.D1 'run-Jan22_17-25-17_AK44148Graph_d8_h4_mean_dtch_l_01th_020pts-tag-Accuracy_predictions'.D2:'run-Jan22_17-25-17_AK44148Graph_d8_h4_mean_dtch_l_01th_020pts-tag-Accuracy_predictions'.D201 'run-Jan22_17-25-17_AK44148Graph_d8_h4_mean_dtch_l_01th_020pts-tag-Accuracy_predictions'.E1:'run-Jan22_17-25-17_AK44148Graph_d8_h4_mean_dtch_l_01th_020pts-tag-Accuracy_predictions'.E1 'run-Jan22_17-25-17_AK44148Graph_d8_h4_mean_dtch_l_01th_020pts-tag-Accuracy_predictions'.E2:'run-Jan22_17-25-17_AK44148Graph_d8_h4_mean_dtch_l_01th_020pts-tag-Accuracy_predictions'.E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all tim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Task-0</text:p>
          </table:table-cell>
          <table:table-cell office:value-type="string" calcext:value-type="string">
            <text:p>Task-1</text:p>
          </table:table-cell>
          <table:table-cell office:value-type="string" calcext:value-type="string">
            <text:p>Task-2</text:p>
          </table:table-cell>
        </table:table-row>
        <table:table-row table:style-name="ro1">
          <table:table-cell office:value-type="float" office:value="1579710321.6806" calcext:value-type="float">
            <text:p>1579710321,6806</text:p>
          </table:table-cell>
          <table:table-cell office:value-type="float" office:value="1" calcext:value-type="float">
            <text:p>1</text:p>
          </table:table-cell>
          <table:table-cell office:value-type="float" office:value="0.0575000010430813" calcext:value-type="float">
            <text:p>0,057500001</text:p>
          </table:table-cell>
          <table:table-cell office:value-type="float" office:value="0.0395000018179417" calcext:value-type="float">
            <text:p>0,0395000018</text:p>
          </table:table-cell>
          <table:table-cell office:value-type="float" office:value="0.0384999997913837" calcext:value-type="float">
            <text:p>0,0384999998</text:p>
          </table:table-cell>
        </table:table-row>
        <table:table-row table:style-name="ro1">
          <table:table-cell office:value-type="float" office:value="1579710325.81192" calcext:value-type="float">
            <text:p>1579710325,81192</text:p>
          </table:table-cell>
          <table:table-cell office:value-type="float" office:value="2" calcext:value-type="float">
            <text:p>2</text:p>
          </table:table-cell>
          <table:table-cell office:value-type="float" office:value="0.546999990940094" calcext:value-type="float">
            <text:p>0,5469999909</text:p>
          </table:table-cell>
          <table:table-cell office:value-type="float" office:value="0.109499998390675" calcext:value-type="float">
            <text:p>0,1094999984</text:p>
          </table:table-cell>
          <table:table-cell office:value-type="float" office:value="0.0364999994635582" calcext:value-type="float">
            <text:p>0,0364999995</text:p>
          </table:table-cell>
        </table:table-row>
        <table:table-row table:style-name="ro1">
          <table:table-cell office:value-type="float" office:value="1579710329.77402" calcext:value-type="float">
            <text:p>1579710329,77402</text:p>
          </table:table-cell>
          <table:table-cell office:value-type="float" office:value="3" calcext:value-type="float">
            <text:p>3</text:p>
          </table:table-cell>
          <table:table-cell office:value-type="float" office:value="0.74150002002716" calcext:value-type="float">
            <text:p>0,74150002</text:p>
          </table:table-cell>
          <table:table-cell office:value-type="float" office:value="0.212999999523163" calcext:value-type="float">
            <text:p>0,2129999995</text:p>
          </table:table-cell>
          <table:table-cell office:value-type="float" office:value="0.0595000013709068" calcext:value-type="float">
            <text:p>0,0595000014</text:p>
          </table:table-cell>
        </table:table-row>
        <table:table-row table:style-name="ro1">
          <table:table-cell office:value-type="float" office:value="1579710333.69535" calcext:value-type="float">
            <text:p>1579710333,69535</text:p>
          </table:table-cell>
          <table:table-cell office:value-type="float" office:value="4" calcext:value-type="float">
            <text:p>4</text:p>
          </table:table-cell>
          <table:table-cell office:value-type="float" office:value="0.782000005245209" calcext:value-type="float">
            <text:p>0,7820000052</text:p>
          </table:table-cell>
          <table:table-cell office:value-type="float" office:value="0.241500005125999" calcext:value-type="float">
            <text:p>0,2415000051</text:p>
          </table:table-cell>
          <table:table-cell office:value-type="float" office:value="0.127499997615814" calcext:value-type="float">
            <text:p>0,1274999976</text:p>
          </table:table-cell>
        </table:table-row>
        <table:table-row table:style-name="ro1">
          <table:table-cell office:value-type="float" office:value="1579710337.62131" calcext:value-type="float">
            <text:p>1579710337,62131</text:p>
          </table:table-cell>
          <table:table-cell office:value-type="float" office:value="5" calcext:value-type="float">
            <text:p>5</text:p>
          </table:table-cell>
          <table:table-cell office:value-type="float" office:value="0.792999982833862" calcext:value-type="float">
            <text:p>0,7929999828</text:p>
          </table:table-cell>
          <table:table-cell office:value-type="float" office:value="0.243000000715256" calcext:value-type="float">
            <text:p>0,2430000007</text:p>
          </table:table-cell>
          <table:table-cell office:value-type="float" office:value="0.130999997258186" calcext:value-type="float">
            <text:p>0,1309999973</text:p>
          </table:table-cell>
        </table:table-row>
        <table:table-row table:style-name="ro1">
          <table:table-cell office:value-type="float" office:value="1579710341.88666" calcext:value-type="float">
            <text:p>1579710341,88666</text:p>
          </table:table-cell>
          <table:table-cell office:value-type="float" office:value="6" calcext:value-type="float">
            <text:p>6</text:p>
          </table:table-cell>
          <table:table-cell office:value-type="float" office:value="0.771000027656555" calcext:value-type="float">
            <text:p>0,7710000277</text:p>
          </table:table-cell>
          <table:table-cell office:value-type="float" office:value="0.216999992728233" calcext:value-type="float">
            <text:p>0,2169999927</text:p>
          </table:table-cell>
          <table:table-cell office:value-type="float" office:value="0.129999995231628" calcext:value-type="float">
            <text:p>0,1299999952</text:p>
          </table:table-cell>
        </table:table-row>
        <table:table-row table:style-name="ro1">
          <table:table-cell office:value-type="float" office:value="1579710345.82138" calcext:value-type="float">
            <text:p>1579710345,82138</text:p>
          </table:table-cell>
          <table:table-cell office:value-type="float" office:value="7" calcext:value-type="float">
            <text:p>7</text:p>
          </table:table-cell>
          <table:table-cell office:value-type="float" office:value="0.790000021457672" calcext:value-type="float">
            <text:p>0,7900000215</text:p>
          </table:table-cell>
          <table:table-cell office:value-type="float" office:value="0.200499996542931" calcext:value-type="float">
            <text:p>0,2004999965</text:p>
          </table:table-cell>
          <table:table-cell office:value-type="float" office:value="0.128499999642372" calcext:value-type="float">
            <text:p>0,1284999996</text:p>
          </table:table-cell>
        </table:table-row>
        <table:table-row table:style-name="ro1">
          <table:table-cell office:value-type="float" office:value="1579710349.78782" calcext:value-type="float">
            <text:p>1579710349,78782</text:p>
          </table:table-cell>
          <table:table-cell office:value-type="float" office:value="8" calcext:value-type="float">
            <text:p>8</text:p>
          </table:table-cell>
          <table:table-cell office:value-type="float" office:value="0.80400002002716" calcext:value-type="float">
            <text:p>0,80400002</text:p>
          </table:table-cell>
          <table:table-cell office:value-type="float" office:value="0.217500001192093" calcext:value-type="float">
            <text:p>0,2175000012</text:p>
          </table:table-cell>
          <table:table-cell office:value-type="float" office:value="0.133499994874001" calcext:value-type="float">
            <text:p>0,1334999949</text:p>
          </table:table-cell>
        </table:table-row>
        <table:table-row table:style-name="ro1">
          <table:table-cell office:value-type="float" office:value="1579710354.03914" calcext:value-type="float">
            <text:p>1579710354,03914</text:p>
          </table:table-cell>
          <table:table-cell office:value-type="float" office:value="9" calcext:value-type="float">
            <text:p>9</text:p>
          </table:table-cell>
          <table:table-cell office:value-type="float" office:value="0.809000015258789" calcext:value-type="float">
            <text:p>0,8090000153</text:p>
          </table:table-cell>
          <table:table-cell office:value-type="float" office:value="0.215000003576279" calcext:value-type="float">
            <text:p>0,2150000036</text:p>
          </table:table-cell>
          <table:table-cell office:value-type="float" office:value="0.123999997973442" calcext:value-type="float">
            <text:p>0,123999998</text:p>
          </table:table-cell>
        </table:table-row>
        <table:table-row table:style-name="ro1">
          <table:table-cell office:value-type="float" office:value="1579710359.92439" calcext:value-type="float">
            <text:p>1579710359,92439</text:p>
          </table:table-cell>
          <table:table-cell office:value-type="float" office:value="10" calcext:value-type="float">
            <text:p>10</text:p>
          </table:table-cell>
          <table:table-cell office:value-type="float" office:value="0.816500008106232" calcext:value-type="float">
            <text:p>0,8165000081</text:p>
          </table:table-cell>
          <table:table-cell office:value-type="float" office:value="0.190999999642372" calcext:value-type="float">
            <text:p>0,1909999996</text:p>
          </table:table-cell>
          <table:table-cell office:value-type="float" office:value="0.109999999403954" calcext:value-type="float">
            <text:p>0,1099999994</text:p>
          </table:table-cell>
        </table:table-row>
        <table:table-row table:style-name="ro1">
          <table:table-cell office:value-type="float" office:value="1579710363.89905" calcext:value-type="float">
            <text:p>1579710363,89905</text:p>
          </table:table-cell>
          <table:table-cell office:value-type="float" office:value="11" calcext:value-type="float">
            <text:p>11</text:p>
          </table:table-cell>
          <table:table-cell office:value-type="float" office:value="0.84500002861023" calcext:value-type="float">
            <text:p>0,8450000286</text:p>
          </table:table-cell>
          <table:table-cell office:value-type="float" office:value="0.194000005722046" calcext:value-type="float">
            <text:p>0,1940000057</text:p>
          </table:table-cell>
          <table:table-cell office:value-type="float" office:value="0.119999997317791" calcext:value-type="float">
            <text:p>0,1199999973</text:p>
          </table:table-cell>
        </table:table-row>
        <table:table-row table:style-name="ro1">
          <table:table-cell office:value-type="float" office:value="1579710367.84181" calcext:value-type="float">
            <text:p>1579710367,84181</text:p>
          </table:table-cell>
          <table:table-cell office:value-type="float" office:value="12" calcext:value-type="float">
            <text:p>12</text:p>
          </table:table-cell>
          <table:table-cell office:value-type="float" office:value="0.844500005245209" calcext:value-type="float">
            <text:p>0,8445000052</text:p>
          </table:table-cell>
          <table:table-cell office:value-type="float" office:value="0.217500001192093" calcext:value-type="float">
            <text:p>0,2175000012</text:p>
          </table:table-cell>
          <table:table-cell office:value-type="float" office:value="0.105999998748302" calcext:value-type="float">
            <text:p>0,1059999987</text:p>
          </table:table-cell>
        </table:table-row>
        <table:table-row table:style-name="ro1">
          <table:table-cell office:value-type="float" office:value="1579710372.11412" calcext:value-type="float">
            <text:p>1579710372,11412</text:p>
          </table:table-cell>
          <table:table-cell office:value-type="float" office:value="13" calcext:value-type="float">
            <text:p>13</text:p>
          </table:table-cell>
          <table:table-cell office:value-type="float" office:value="0.861999988555908" calcext:value-type="float">
            <text:p>0,8619999886</text:p>
          </table:table-cell>
          <table:table-cell office:value-type="float" office:value="0.227500006556511" calcext:value-type="float">
            <text:p>0,2275000066</text:p>
          </table:table-cell>
          <table:table-cell office:value-type="float" office:value="0.115500003099442" calcext:value-type="float">
            <text:p>0,1155000031</text:p>
          </table:table-cell>
        </table:table-row>
        <table:table-row table:style-name="ro1">
          <table:table-cell office:value-type="float" office:value="1579710376.07932" calcext:value-type="float">
            <text:p>1579710376,07932</text:p>
          </table:table-cell>
          <table:table-cell office:value-type="float" office:value="14" calcext:value-type="float">
            <text:p>14</text:p>
          </table:table-cell>
          <table:table-cell office:value-type="float" office:value="0.843500018119812" calcext:value-type="float">
            <text:p>0,8435000181</text:p>
          </table:table-cell>
          <table:table-cell office:value-type="float" office:value="0.241500005125999" calcext:value-type="float">
            <text:p>0,2415000051</text:p>
          </table:table-cell>
          <table:table-cell office:value-type="float" office:value="0.122000001370907" calcext:value-type="float">
            <text:p>0,1220000014</text:p>
          </table:table-cell>
        </table:table-row>
        <table:table-row table:style-name="ro1">
          <table:table-cell office:value-type="float" office:value="1579710380.00112" calcext:value-type="float">
            <text:p>1579710380,00112</text:p>
          </table:table-cell>
          <table:table-cell office:value-type="float" office:value="15" calcext:value-type="float">
            <text:p>15</text:p>
          </table:table-cell>
          <table:table-cell office:value-type="float" office:value="0.859499990940094" calcext:value-type="float">
            <text:p>0,8594999909</text:p>
          </table:table-cell>
          <table:table-cell office:value-type="float" office:value="0.29449999332428" calcext:value-type="float">
            <text:p>0,2944999933</text:p>
          </table:table-cell>
          <table:table-cell office:value-type="float" office:value="0.105999998748302" calcext:value-type="float">
            <text:p>0,1059999987</text:p>
          </table:table-cell>
        </table:table-row>
        <table:table-row table:style-name="ro1">
          <table:table-cell office:value-type="float" office:value="1579710384.11741" calcext:value-type="float">
            <text:p>1579710384,11741</text:p>
          </table:table-cell>
          <table:table-cell office:value-type="float" office:value="16" calcext:value-type="float">
            <text:p>16</text:p>
          </table:table-cell>
          <table:table-cell office:value-type="float" office:value="0.887499988079071" calcext:value-type="float">
            <text:p>0,8874999881</text:p>
          </table:table-cell>
          <table:table-cell office:value-type="float" office:value="0.367500007152557" calcext:value-type="float">
            <text:p>0,3675000072</text:p>
          </table:table-cell>
          <table:table-cell office:value-type="float" office:value="0.118500001728535" calcext:value-type="float">
            <text:p>0,1185000017</text:p>
          </table:table-cell>
        </table:table-row>
        <table:table-row table:style-name="ro1">
          <table:table-cell office:value-type="float" office:value="1579710387.96876" calcext:value-type="float">
            <text:p>1579710387,96876</text:p>
          </table:table-cell>
          <table:table-cell office:value-type="float" office:value="17" calcext:value-type="float">
            <text:p>17</text:p>
          </table:table-cell>
          <table:table-cell office:value-type="float" office:value="0.855499982833862" calcext:value-type="float">
            <text:p>0,8554999828</text:p>
          </table:table-cell>
          <table:table-cell office:value-type="float" office:value="0.447499990463257" calcext:value-type="float">
            <text:p>0,4474999905</text:p>
          </table:table-cell>
          <table:table-cell office:value-type="float" office:value="0.125499993562698" calcext:value-type="float">
            <text:p>0,1254999936</text:p>
          </table:table-cell>
        </table:table-row>
        <table:table-row table:style-name="ro1">
          <table:table-cell office:value-type="float" office:value="1579710391.89274" calcext:value-type="float">
            <text:p>1579710391,89274</text:p>
          </table:table-cell>
          <table:table-cell office:value-type="float" office:value="18" calcext:value-type="float">
            <text:p>18</text:p>
          </table:table-cell>
          <table:table-cell office:value-type="float" office:value="0.859000027179718" calcext:value-type="float">
            <text:p>0,8590000272</text:p>
          </table:table-cell>
          <table:table-cell office:value-type="float" office:value="0.457500010728836" calcext:value-type="float">
            <text:p>0,4575000107</text:p>
          </table:table-cell>
          <table:table-cell office:value-type="float" office:value="0.111000001430511" calcext:value-type="float">
            <text:p>0,1110000014</text:p>
          </table:table-cell>
        </table:table-row>
        <table:table-row table:style-name="ro1">
          <table:table-cell office:value-type="float" office:value="1579710395.83373" calcext:value-type="float">
            <text:p>1579710395,83373</text:p>
          </table:table-cell>
          <table:table-cell office:value-type="float" office:value="19" calcext:value-type="float">
            <text:p>19</text:p>
          </table:table-cell>
          <table:table-cell office:value-type="float" office:value="0.876500010490418" calcext:value-type="float">
            <text:p>0,8765000105</text:p>
          </table:table-cell>
          <table:table-cell office:value-type="float" office:value="0.512000024318695" calcext:value-type="float">
            <text:p>0,5120000243</text:p>
          </table:table-cell>
          <table:table-cell office:value-type="float" office:value="0.117499999701977" calcext:value-type="float">
            <text:p>0,1174999997</text:p>
          </table:table-cell>
        </table:table-row>
        <table:table-row table:style-name="ro1">
          <table:table-cell office:value-type="float" office:value="1579710401.97143" calcext:value-type="float">
            <text:p>1579710401,97143</text:p>
          </table:table-cell>
          <table:table-cell office:value-type="float" office:value="20" calcext:value-type="float">
            <text:p>20</text:p>
          </table:table-cell>
          <table:table-cell office:value-type="float" office:value="0.848999977111816" calcext:value-type="float">
            <text:p>0,8489999771</text:p>
          </table:table-cell>
          <table:table-cell office:value-type="float" office:value="0.516499996185303" calcext:value-type="float">
            <text:p>0,5164999962</text:p>
          </table:table-cell>
          <table:table-cell office:value-type="float" office:value="0.106499999761581" calcext:value-type="float">
            <text:p>0,1064999998</text:p>
          </table:table-cell>
        </table:table-row>
        <table:table-row table:style-name="ro1">
          <table:table-cell office:value-type="float" office:value="1579710405.85207" calcext:value-type="float">
            <text:p>1579710405,85207</text:p>
          </table:table-cell>
          <table:table-cell office:value-type="float" office:value="21" calcext:value-type="float">
            <text:p>21</text:p>
          </table:table-cell>
          <table:table-cell office:value-type="float" office:value="0.882499992847443" calcext:value-type="float">
            <text:p>0,8824999928</text:p>
          </table:table-cell>
          <table:table-cell office:value-type="float" office:value="0.557500004768372" calcext:value-type="float">
            <text:p>0,5575000048</text:p>
          </table:table-cell>
          <table:table-cell office:value-type="float" office:value="0.125" calcext:value-type="float">
            <text:p>0,125</text:p>
          </table:table-cell>
        </table:table-row>
        <table:table-row table:style-name="ro1">
          <table:table-cell office:value-type="float" office:value="1579710409.79644" calcext:value-type="float">
            <text:p>1579710409,79644</text:p>
          </table:table-cell>
          <table:table-cell office:value-type="float" office:value="22" calcext:value-type="float">
            <text:p>22</text:p>
          </table:table-cell>
          <table:table-cell office:value-type="float" office:value="0.877499997615814" calcext:value-type="float">
            <text:p>0,8774999976</text:p>
          </table:table-cell>
          <table:table-cell office:value-type="float" office:value="0.538500010967255" calcext:value-type="float">
            <text:p>0,538500011</text:p>
          </table:table-cell>
          <table:table-cell office:value-type="float" office:value="0.120999999344349" calcext:value-type="float">
            <text:p>0,1209999993</text:p>
          </table:table-cell>
        </table:table-row>
        <table:table-row table:style-name="ro1">
          <table:table-cell office:value-type="float" office:value="1579710413.8203" calcext:value-type="float">
            <text:p>1579710413,8203</text:p>
          </table:table-cell>
          <table:table-cell office:value-type="float" office:value="23" calcext:value-type="float">
            <text:p>23</text:p>
          </table:table-cell>
          <table:table-cell office:value-type="float" office:value="0.876500010490418" calcext:value-type="float">
            <text:p>0,8765000105</text:p>
          </table:table-cell>
          <table:table-cell office:value-type="float" office:value="0.552500009536743" calcext:value-type="float">
            <text:p>0,5525000095</text:p>
          </table:table-cell>
          <table:table-cell office:value-type="float" office:value="0.115000002086163" calcext:value-type="float">
            <text:p>0,1150000021</text:p>
          </table:table-cell>
        </table:table-row>
        <table:table-row table:style-name="ro1">
          <table:table-cell office:value-type="float" office:value="1579710417.79429" calcext:value-type="float">
            <text:p>1579710417,79429</text:p>
          </table:table-cell>
          <table:table-cell office:value-type="float" office:value="24" calcext:value-type="float">
            <text:p>24</text:p>
          </table:table-cell>
          <table:table-cell office:value-type="float" office:value="0.845499992370606" calcext:value-type="float">
            <text:p>0,8454999924</text:p>
          </table:table-cell>
          <table:table-cell office:value-type="float" office:value="0.579999983310699" calcext:value-type="float">
            <text:p>0,5799999833</text:p>
          </table:table-cell>
          <table:table-cell office:value-type="float" office:value="0.136999994516373" calcext:value-type="float">
            <text:p>0,1369999945</text:p>
          </table:table-cell>
        </table:table-row>
        <table:table-row table:style-name="ro1">
          <table:table-cell office:value-type="float" office:value="1579710421.7866" calcext:value-type="float">
            <text:p>1579710421,7866</text:p>
          </table:table-cell>
          <table:table-cell office:value-type="float" office:value="25" calcext:value-type="float">
            <text:p>25</text:p>
          </table:table-cell>
          <table:table-cell office:value-type="float" office:value="0.851499974727631" calcext:value-type="float">
            <text:p>0,8514999747</text:p>
          </table:table-cell>
          <table:table-cell office:value-type="float" office:value="0.59500002861023" calcext:value-type="float">
            <text:p>0,5950000286</text:p>
          </table:table-cell>
          <table:table-cell office:value-type="float" office:value="0.136000007390976" calcext:value-type="float">
            <text:p>0,1360000074</text:p>
          </table:table-cell>
        </table:table-row>
        <table:table-row table:style-name="ro1">
          <table:table-cell office:value-type="float" office:value="1579710425.77923" calcext:value-type="float">
            <text:p>1579710425,77923</text:p>
          </table:table-cell>
          <table:table-cell office:value-type="float" office:value="26" calcext:value-type="float">
            <text:p>26</text:p>
          </table:table-cell>
          <table:table-cell office:value-type="float" office:value="0.89300000667572" calcext:value-type="float">
            <text:p>0,8930000067</text:p>
          </table:table-cell>
          <table:table-cell office:value-type="float" office:value="0.549499988555908" calcext:value-type="float">
            <text:p>0,5494999886</text:p>
          </table:table-cell>
          <table:table-cell office:value-type="float" office:value="0.155000001192093" calcext:value-type="float">
            <text:p>0,1550000012</text:p>
          </table:table-cell>
        </table:table-row>
        <table:table-row table:style-name="ro1">
          <table:table-cell office:value-type="float" office:value="1579710429.683" calcext:value-type="float">
            <text:p>1579710429,683</text:p>
          </table:table-cell>
          <table:table-cell office:value-type="float" office:value="27" calcext:value-type="float">
            <text:p>27</text:p>
          </table:table-cell>
          <table:table-cell office:value-type="float" office:value="0.888000011444092" calcext:value-type="float">
            <text:p>0,8880000114</text:p>
          </table:table-cell>
          <table:table-cell office:value-type="float" office:value="0.607500016689301" calcext:value-type="float">
            <text:p>0,6075000167</text:p>
          </table:table-cell>
          <table:table-cell office:value-type="float" office:value="0.152500003576279" calcext:value-type="float">
            <text:p>0,1525000036</text:p>
          </table:table-cell>
        </table:table-row>
        <table:table-row table:style-name="ro1">
          <table:table-cell office:value-type="float" office:value="1579710433.85931" calcext:value-type="float">
            <text:p>1579710433,85931</text:p>
          </table:table-cell>
          <table:table-cell office:value-type="float" office:value="28" calcext:value-type="float">
            <text:p>28</text:p>
          </table:table-cell>
          <table:table-cell office:value-type="float" office:value="0.871500015258789" calcext:value-type="float">
            <text:p>0,8715000153</text:p>
          </table:table-cell>
          <table:table-cell office:value-type="float" office:value="0.575999975204468" calcext:value-type="float">
            <text:p>0,5759999752</text:p>
          </table:table-cell>
          <table:table-cell office:value-type="float" office:value="0.153999999165535" calcext:value-type="float">
            <text:p>0,1539999992</text:p>
          </table:table-cell>
        </table:table-row>
        <table:table-row table:style-name="ro1">
          <table:table-cell office:value-type="float" office:value="1579710437.80738" calcext:value-type="float">
            <text:p>1579710437,80738</text:p>
          </table:table-cell>
          <table:table-cell office:value-type="float" office:value="29" calcext:value-type="float">
            <text:p>29</text:p>
          </table:table-cell>
          <table:table-cell office:value-type="float" office:value="0.868499994277954" calcext:value-type="float">
            <text:p>0,8684999943</text:p>
          </table:table-cell>
          <table:table-cell office:value-type="float" office:value="0.580999970436096" calcext:value-type="float">
            <text:p>0,5809999704</text:p>
          </table:table-cell>
          <table:table-cell office:value-type="float" office:value="0.0974999964237213" calcext:value-type="float">
            <text:p>0,0974999964</text:p>
          </table:table-cell>
        </table:table-row>
        <table:table-row table:style-name="ro1">
          <table:table-cell office:value-type="float" office:value="1579710443.72534" calcext:value-type="float">
            <text:p>1579710443,72534</text:p>
          </table:table-cell>
          <table:table-cell office:value-type="float" office:value="30" calcext:value-type="float">
            <text:p>30</text:p>
          </table:table-cell>
          <table:table-cell office:value-type="float" office:value="0.865499973297119" calcext:value-type="float">
            <text:p>0,8654999733</text:p>
          </table:table-cell>
          <table:table-cell office:value-type="float" office:value="0.586499989032745" calcext:value-type="float">
            <text:p>0,586499989</text:p>
          </table:table-cell>
          <table:table-cell office:value-type="float" office:value="0.135000005364418" calcext:value-type="float">
            <text:p>0,1350000054</text:p>
          </table:table-cell>
        </table:table-row>
        <table:table-row table:style-name="ro1">
          <table:table-cell office:value-type="float" office:value="1579710447.6231" calcext:value-type="float">
            <text:p>1579710447,6231</text:p>
          </table:table-cell>
          <table:table-cell office:value-type="float" office:value="31" calcext:value-type="float">
            <text:p>31</text:p>
          </table:table-cell>
          <table:table-cell office:value-type="float" office:value="0.888499975204468" calcext:value-type="float">
            <text:p>0,8884999752</text:p>
          </table:table-cell>
          <table:table-cell office:value-type="float" office:value="0.551500022411346" calcext:value-type="float">
            <text:p>0,5515000224</text:p>
          </table:table-cell>
          <table:table-cell office:value-type="float" office:value="0.146500006318092" calcext:value-type="float">
            <text:p>0,1465000063</text:p>
          </table:table-cell>
        </table:table-row>
        <table:table-row table:style-name="ro1">
          <table:table-cell office:value-type="float" office:value="1579710451.59066" calcext:value-type="float">
            <text:p>1579710451,59066</text:p>
          </table:table-cell>
          <table:table-cell office:value-type="float" office:value="32" calcext:value-type="float">
            <text:p>32</text:p>
          </table:table-cell>
          <table:table-cell office:value-type="float" office:value="0.896499991416931" calcext:value-type="float">
            <text:p>0,8964999914</text:p>
          </table:table-cell>
          <table:table-cell office:value-type="float" office:value="0.615000009536743" calcext:value-type="float">
            <text:p>0,6150000095</text:p>
          </table:table-cell>
          <table:table-cell office:value-type="float" office:value="0.147499993443489" calcext:value-type="float">
            <text:p>0,1474999934</text:p>
          </table:table-cell>
        </table:table-row>
        <table:table-row table:style-name="ro1">
          <table:table-cell office:value-type="float" office:value="1579710455.55678" calcext:value-type="float">
            <text:p>1579710455,55678</text:p>
          </table:table-cell>
          <table:table-cell office:value-type="float" office:value="33" calcext:value-type="float">
            <text:p>33</text:p>
          </table:table-cell>
          <table:table-cell office:value-type="float" office:value="0.885999977588654" calcext:value-type="float">
            <text:p>0,8859999776</text:p>
          </table:table-cell>
          <table:table-cell office:value-type="float" office:value="0.615499973297119" calcext:value-type="float">
            <text:p>0,6154999733</text:p>
          </table:table-cell>
          <table:table-cell office:value-type="float" office:value="0.143500000238419" calcext:value-type="float">
            <text:p>0,1435000002</text:p>
          </table:table-cell>
        </table:table-row>
        <table:table-row table:style-name="ro1">
          <table:table-cell office:value-type="float" office:value="1579710459.44404" calcext:value-type="float">
            <text:p>1579710459,44404</text:p>
          </table:table-cell>
          <table:table-cell office:value-type="float" office:value="34" calcext:value-type="float">
            <text:p>34</text:p>
          </table:table-cell>
          <table:table-cell office:value-type="float" office:value="0.869000017642975" calcext:value-type="float">
            <text:p>0,8690000176</text:p>
          </table:table-cell>
          <table:table-cell office:value-type="float" office:value="0.618499994277954" calcext:value-type="float">
            <text:p>0,6184999943</text:p>
          </table:table-cell>
          <table:table-cell office:value-type="float" office:value="0.165500000119209" calcext:value-type="float">
            <text:p>0,1655000001</text:p>
          </table:table-cell>
        </table:table-row>
        <table:table-row table:style-name="ro1">
          <table:table-cell office:value-type="float" office:value="1579710463.65415" calcext:value-type="float">
            <text:p>1579710463,65415</text:p>
          </table:table-cell>
          <table:table-cell office:value-type="float" office:value="35" calcext:value-type="float">
            <text:p>35</text:p>
          </table:table-cell>
          <table:table-cell office:value-type="float" office:value="0.898999989032745" calcext:value-type="float">
            <text:p>0,898999989</text:p>
          </table:table-cell>
          <table:table-cell office:value-type="float" office:value="0.587000012397766" calcext:value-type="float">
            <text:p>0,5870000124</text:p>
          </table:table-cell>
          <table:table-cell office:value-type="float" office:value="0.155499994754791" calcext:value-type="float">
            <text:p>0,1554999948</text:p>
          </table:table-cell>
        </table:table-row>
        <table:table-row table:style-name="ro1">
          <table:table-cell office:value-type="float" office:value="1579710467.57604" calcext:value-type="float">
            <text:p>1579710467,57604</text:p>
          </table:table-cell>
          <table:table-cell office:value-type="float" office:value="36" calcext:value-type="float">
            <text:p>36</text:p>
          </table:table-cell>
          <table:table-cell office:value-type="float" office:value="0.885999977588654" calcext:value-type="float">
            <text:p>0,8859999776</text:p>
          </table:table-cell>
          <table:table-cell office:value-type="float" office:value="0.609000027179718" calcext:value-type="float">
            <text:p>0,6090000272</text:p>
          </table:table-cell>
          <table:table-cell office:value-type="float" office:value="0.135499998927116" calcext:value-type="float">
            <text:p>0,1354999989</text:p>
          </table:table-cell>
        </table:table-row>
        <table:table-row table:style-name="ro1">
          <table:table-cell office:value-type="float" office:value="1579710471.53681" calcext:value-type="float">
            <text:p>1579710471,53681</text:p>
          </table:table-cell>
          <table:table-cell office:value-type="float" office:value="37" calcext:value-type="float">
            <text:p>37</text:p>
          </table:table-cell>
          <table:table-cell office:value-type="float" office:value="0.882000029087067" calcext:value-type="float">
            <text:p>0,8820000291</text:p>
          </table:table-cell>
          <table:table-cell office:value-type="float" office:value="0.615000009536743" calcext:value-type="float">
            <text:p>0,6150000095</text:p>
          </table:table-cell>
          <table:table-cell office:value-type="float" office:value="0.18350000679493" calcext:value-type="float">
            <text:p>0,1835000068</text:p>
          </table:table-cell>
        </table:table-row>
        <table:table-row table:style-name="ro1">
          <table:table-cell office:value-type="float" office:value="1579710475.63282" calcext:value-type="float">
            <text:p>1579710475,63282</text:p>
          </table:table-cell>
          <table:table-cell office:value-type="float" office:value="38" calcext:value-type="float">
            <text:p>38</text:p>
          </table:table-cell>
          <table:table-cell office:value-type="float" office:value="0.893499970436096" calcext:value-type="float">
            <text:p>0,8934999704</text:p>
          </table:table-cell>
          <table:table-cell office:value-type="float" office:value="0.582000017166138" calcext:value-type="float">
            <text:p>0,5820000172</text:p>
          </table:table-cell>
          <table:table-cell office:value-type="float" office:value="0.172999992966652" calcext:value-type="float">
            <text:p>0,172999993</text:p>
          </table:table-cell>
        </table:table-row>
        <table:table-row table:style-name="ro1">
          <table:table-cell office:value-type="float" office:value="1579710479.52831" calcext:value-type="float">
            <text:p>1579710479,52831</text:p>
          </table:table-cell>
          <table:table-cell office:value-type="float" office:value="39" calcext:value-type="float">
            <text:p>39</text:p>
          </table:table-cell>
          <table:table-cell office:value-type="float" office:value="0.890500009059906" calcext:value-type="float">
            <text:p>0,8905000091</text:p>
          </table:table-cell>
          <table:table-cell office:value-type="float" office:value="0.615499973297119" calcext:value-type="float">
            <text:p>0,6154999733</text:p>
          </table:table-cell>
          <table:table-cell office:value-type="float" office:value="0.165000006556511" calcext:value-type="float">
            <text:p>0,1650000066</text:p>
          </table:table-cell>
        </table:table-row>
        <table:table-row table:style-name="ro1">
          <table:table-cell office:value-type="float" office:value="1579710485.36945" calcext:value-type="float">
            <text:p>1579710485,36945</text:p>
          </table:table-cell>
          <table:table-cell office:value-type="float" office:value="40" calcext:value-type="float">
            <text:p>40</text:p>
          </table:table-cell>
          <table:table-cell office:value-type="float" office:value="0.884500026702881" calcext:value-type="float">
            <text:p>0,8845000267</text:p>
          </table:table-cell>
          <table:table-cell office:value-type="float" office:value="0.609000027179718" calcext:value-type="float">
            <text:p>0,6090000272</text:p>
          </table:table-cell>
          <table:table-cell office:value-type="float" office:value="0.201499998569489" calcext:value-type="float">
            <text:p>0,2014999986</text:p>
          </table:table-cell>
        </table:table-row>
        <table:table-row table:style-name="ro1">
          <table:table-cell office:value-type="float" office:value="1579710489.29162" calcext:value-type="float">
            <text:p>1579710489,29162</text:p>
          </table:table-cell>
          <table:table-cell office:value-type="float" office:value="41" calcext:value-type="float">
            <text:p>41</text:p>
          </table:table-cell>
          <table:table-cell office:value-type="float" office:value="0.894500017166138" calcext:value-type="float">
            <text:p>0,8945000172</text:p>
          </table:table-cell>
          <table:table-cell office:value-type="float" office:value="0.607999980449677" calcext:value-type="float">
            <text:p>0,6079999804</text:p>
          </table:table-cell>
          <table:table-cell office:value-type="float" office:value="0.188999995589256" calcext:value-type="float">
            <text:p>0,1889999956</text:p>
          </table:table-cell>
        </table:table-row>
        <table:table-row table:style-name="ro1">
          <table:table-cell office:value-type="float" office:value="1579710493.59678" calcext:value-type="float">
            <text:p>1579710493,59678</text:p>
          </table:table-cell>
          <table:table-cell office:value-type="float" office:value="42" calcext:value-type="float">
            <text:p>42</text:p>
          </table:table-cell>
          <table:table-cell office:value-type="float" office:value="0.898999989032745" calcext:value-type="float">
            <text:p>0,898999989</text:p>
          </table:table-cell>
          <table:table-cell office:value-type="float" office:value="0.628499984741211" calcext:value-type="float">
            <text:p>0,6284999847</text:p>
          </table:table-cell>
          <table:table-cell office:value-type="float" office:value="0.198500007390976" calcext:value-type="float">
            <text:p>0,1985000074</text:p>
          </table:table-cell>
        </table:table-row>
        <table:table-row table:style-name="ro1">
          <table:table-cell office:value-type="float" office:value="1579710497.53588" calcext:value-type="float">
            <text:p>1579710497,53588</text:p>
          </table:table-cell>
          <table:table-cell office:value-type="float" office:value="43" calcext:value-type="float">
            <text:p>43</text:p>
          </table:table-cell>
          <table:table-cell office:value-type="float" office:value="0.869499981403351" calcext:value-type="float">
            <text:p>0,8694999814</text:p>
          </table:table-cell>
          <table:table-cell office:value-type="float" office:value="0.621999979019165" calcext:value-type="float">
            <text:p>0,621999979</text:p>
          </table:table-cell>
          <table:table-cell office:value-type="float" office:value="0.184000000357628" calcext:value-type="float">
            <text:p>0,1840000004</text:p>
          </table:table-cell>
        </table:table-row>
        <table:table-row table:style-name="ro1">
          <table:table-cell office:value-type="float" office:value="1579710501.48433" calcext:value-type="float">
            <text:p>1579710501,48433</text:p>
          </table:table-cell>
          <table:table-cell office:value-type="float" office:value="44" calcext:value-type="float">
            <text:p>44</text:p>
          </table:table-cell>
          <table:table-cell office:value-type="float" office:value="0.899999976158142" calcext:value-type="float">
            <text:p>0,8999999762</text:p>
          </table:table-cell>
          <table:table-cell office:value-type="float" office:value="0.628499984741211" calcext:value-type="float">
            <text:p>0,6284999847</text:p>
          </table:table-cell>
          <table:table-cell office:value-type="float" office:value="0.172999992966652" calcext:value-type="float">
            <text:p>0,172999993</text:p>
          </table:table-cell>
        </table:table-row>
        <table:table-row table:style-name="ro1">
          <table:table-cell office:value-type="float" office:value="1579710505.58401" calcext:value-type="float">
            <text:p>1579710505,58401</text:p>
          </table:table-cell>
          <table:table-cell office:value-type="float" office:value="45" calcext:value-type="float">
            <text:p>45</text:p>
          </table:table-cell>
          <table:table-cell office:value-type="float" office:value="0.90750002861023" calcext:value-type="float">
            <text:p>0,9075000286</text:p>
          </table:table-cell>
          <table:table-cell office:value-type="float" office:value="0.61599999666214" calcext:value-type="float">
            <text:p>0,6159999967</text:p>
          </table:table-cell>
          <table:table-cell office:value-type="float" office:value="0.197999998927116" calcext:value-type="float">
            <text:p>0,1979999989</text:p>
          </table:table-cell>
        </table:table-row>
        <table:table-row table:style-name="ro1">
          <table:table-cell office:value-type="float" office:value="1579710509.61125" calcext:value-type="float">
            <text:p>1579710509,61125</text:p>
          </table:table-cell>
          <table:table-cell office:value-type="float" office:value="46" calcext:value-type="float">
            <text:p>46</text:p>
          </table:table-cell>
          <table:table-cell office:value-type="float" office:value="0.898500025272369" calcext:value-type="float">
            <text:p>0,8985000253</text:p>
          </table:table-cell>
          <table:table-cell office:value-type="float" office:value="0.635999977588654" calcext:value-type="float">
            <text:p>0,6359999776</text:p>
          </table:table-cell>
          <table:table-cell office:value-type="float" office:value="0.219500005245209" calcext:value-type="float">
            <text:p>0,2195000052</text:p>
          </table:table-cell>
        </table:table-row>
        <table:table-row table:style-name="ro1">
          <table:table-cell office:value-type="float" office:value="1579710513.65644" calcext:value-type="float">
            <text:p>1579710513,65644</text:p>
          </table:table-cell>
          <table:table-cell office:value-type="float" office:value="47" calcext:value-type="float">
            <text:p>47</text:p>
          </table:table-cell>
          <table:table-cell office:value-type="float" office:value="0.901000022888184" calcext:value-type="float">
            <text:p>0,9010000229</text:p>
          </table:table-cell>
          <table:table-cell office:value-type="float" office:value="0.632000029087067" calcext:value-type="float">
            <text:p>0,6320000291</text:p>
          </table:table-cell>
          <table:table-cell office:value-type="float" office:value="0.190500006079674" calcext:value-type="float">
            <text:p>0,1905000061</text:p>
          </table:table-cell>
        </table:table-row>
        <table:table-row table:style-name="ro1">
          <table:table-cell office:value-type="float" office:value="1579710517.71893" calcext:value-type="float">
            <text:p>1579710517,71893</text:p>
          </table:table-cell>
          <table:table-cell office:value-type="float" office:value="48" calcext:value-type="float">
            <text:p>48</text:p>
          </table:table-cell>
          <table:table-cell office:value-type="float" office:value="0.884999990463257" calcext:value-type="float">
            <text:p>0,8849999905</text:p>
          </table:table-cell>
          <table:table-cell office:value-type="float" office:value="0.63400000333786" calcext:value-type="float">
            <text:p>0,6340000033</text:p>
          </table:table-cell>
          <table:table-cell office:value-type="float" office:value="0.155000001192093" calcext:value-type="float">
            <text:p>0,1550000012</text:p>
          </table:table-cell>
        </table:table-row>
        <table:table-row table:style-name="ro1">
          <table:table-cell office:value-type="float" office:value="1579710522.0396" calcext:value-type="float">
            <text:p>1579710522,0396</text:p>
          </table:table-cell>
          <table:table-cell office:value-type="float" office:value="49" calcext:value-type="float">
            <text:p>49</text:p>
          </table:table-cell>
          <table:table-cell office:value-type="float" office:value="0.879999995231628" calcext:value-type="float">
            <text:p>0,8799999952</text:p>
          </table:table-cell>
          <table:table-cell office:value-type="float" office:value="0.612999975681305" calcext:value-type="float">
            <text:p>0,6129999757</text:p>
          </table:table-cell>
          <table:table-cell office:value-type="float" office:value="0.204500004649162" calcext:value-type="float">
            <text:p>0,2045000046</text:p>
          </table:table-cell>
        </table:table-row>
        <table:table-row table:style-name="ro1">
          <table:table-cell office:value-type="float" office:value="1579710527.92379" calcext:value-type="float">
            <text:p>1579710527,92379</text:p>
          </table:table-cell>
          <table:table-cell office:value-type="float" office:value="50" calcext:value-type="float">
            <text:p>50</text:p>
          </table:table-cell>
          <table:table-cell office:value-type="float" office:value="0.905499994754791" calcext:value-type="float">
            <text:p>0,9054999948</text:p>
          </table:table-cell>
          <table:table-cell office:value-type="float" office:value="0.623000025749206" calcext:value-type="float">
            <text:p>0,6230000257</text:p>
          </table:table-cell>
          <table:table-cell office:value-type="float" office:value="0.204999998211861" calcext:value-type="float">
            <text:p>0,2049999982</text:p>
          </table:table-cell>
        </table:table-row>
        <table:table-row table:style-name="ro1">
          <table:table-cell office:value-type="float" office:value="1579710532.11457" calcext:value-type="float">
            <text:p>1579710532,11457</text:p>
          </table:table-cell>
          <table:table-cell office:value-type="float" office:value="51" calcext:value-type="float">
            <text:p>51</text:p>
          </table:table-cell>
          <table:table-cell office:value-type="float" office:value="0.909500002861023" calcext:value-type="float">
            <text:p>0,9095000029</text:p>
          </table:table-cell>
          <table:table-cell office:value-type="float" office:value="0.640500009059906" calcext:value-type="float">
            <text:p>0,6405000091</text:p>
          </table:table-cell>
          <table:table-cell office:value-type="float" office:value="0.227500006556511" calcext:value-type="float">
            <text:p>0,2275000066</text:p>
          </table:table-cell>
        </table:table-row>
        <table:table-row table:style-name="ro1">
          <table:table-cell office:value-type="float" office:value="1579710536.45629" calcext:value-type="float">
            <text:p>1579710536,45629</text:p>
          </table:table-cell>
          <table:table-cell office:value-type="float" office:value="52" calcext:value-type="float">
            <text:p>52</text:p>
          </table:table-cell>
          <table:table-cell office:value-type="float" office:value="0.912500023841858" calcext:value-type="float">
            <text:p>0,9125000238</text:p>
          </table:table-cell>
          <table:table-cell office:value-type="float" office:value="0.590499997138977" calcext:value-type="float">
            <text:p>0,5904999971</text:p>
          </table:table-cell>
          <table:table-cell office:value-type="float" office:value="0.211500003933907" calcext:value-type="float">
            <text:p>0,2115000039</text:p>
          </table:table-cell>
        </table:table-row>
        <table:table-row table:style-name="ro1">
          <table:table-cell office:value-type="float" office:value="1579710540.73402" calcext:value-type="float">
            <text:p>1579710540,73402</text:p>
          </table:table-cell>
          <table:table-cell office:value-type="float" office:value="53" calcext:value-type="float">
            <text:p>53</text:p>
          </table:table-cell>
          <table:table-cell office:value-type="float" office:value="0.898999989032745" calcext:value-type="float">
            <text:p>0,898999989</text:p>
          </table:table-cell>
          <table:table-cell office:value-type="float" office:value="0.63400000333786" calcext:value-type="float">
            <text:p>0,6340000033</text:p>
          </table:table-cell>
          <table:table-cell office:value-type="float" office:value="0.206499993801117" calcext:value-type="float">
            <text:p>0,2064999938</text:p>
          </table:table-cell>
        </table:table-row>
        <table:table-row table:style-name="ro1">
          <table:table-cell office:value-type="float" office:value="1579710545.0106" calcext:value-type="float">
            <text:p>1579710545,0106</text:p>
          </table:table-cell>
          <table:table-cell office:value-type="float" office:value="54" calcext:value-type="float">
            <text:p>54</text:p>
          </table:table-cell>
          <table:table-cell office:value-type="float" office:value="0.888999998569489" calcext:value-type="float">
            <text:p>0,8889999986</text:p>
          </table:table-cell>
          <table:table-cell office:value-type="float" office:value="0.614499986171722" calcext:value-type="float">
            <text:p>0,6144999862</text:p>
          </table:table-cell>
          <table:table-cell office:value-type="float" office:value="0.203500002622604" calcext:value-type="float">
            <text:p>0,2035000026</text:p>
          </table:table-cell>
        </table:table-row>
        <table:table-row table:style-name="ro1">
          <table:table-cell office:value-type="float" office:value="1579710548.94966" calcext:value-type="float">
            <text:p>1579710548,94966</text:p>
          </table:table-cell>
          <table:table-cell office:value-type="float" office:value="55" calcext:value-type="float">
            <text:p>55</text:p>
          </table:table-cell>
          <table:table-cell office:value-type="float" office:value="0.896000027656555" calcext:value-type="float">
            <text:p>0,8960000277</text:p>
          </table:table-cell>
          <table:table-cell office:value-type="float" office:value="0.623499989509583" calcext:value-type="float">
            <text:p>0,6234999895</text:p>
          </table:table-cell>
          <table:table-cell office:value-type="float" office:value="0.197999998927116" calcext:value-type="float">
            <text:p>0,1979999989</text:p>
          </table:table-cell>
        </table:table-row>
        <table:table-row table:style-name="ro1">
          <table:table-cell office:value-type="float" office:value="1579710553.20906" calcext:value-type="float">
            <text:p>1579710553,20906</text:p>
          </table:table-cell>
          <table:table-cell office:value-type="float" office:value="56" calcext:value-type="float">
            <text:p>56</text:p>
          </table:table-cell>
          <table:table-cell office:value-type="float" office:value="0.893499970436096" calcext:value-type="float">
            <text:p>0,8934999704</text:p>
          </table:table-cell>
          <table:table-cell office:value-type="float" office:value="0.638499975204468" calcext:value-type="float">
            <text:p>0,6384999752</text:p>
          </table:table-cell>
          <table:table-cell office:value-type="float" office:value="0.225500002503395" calcext:value-type="float">
            <text:p>0,2255000025</text:p>
          </table:table-cell>
        </table:table-row>
        <table:table-row table:style-name="ro1">
          <table:table-cell office:value-type="float" office:value="1579710557.09498" calcext:value-type="float">
            <text:p>1579710557,09498</text:p>
          </table:table-cell>
          <table:table-cell office:value-type="float" office:value="57" calcext:value-type="float">
            <text:p>57</text:p>
          </table:table-cell>
          <table:table-cell office:value-type="float" office:value="0.90200001001358" calcext:value-type="float">
            <text:p>0,90200001</text:p>
          </table:table-cell>
          <table:table-cell office:value-type="float" office:value="0.592000007629395" calcext:value-type="float">
            <text:p>0,5920000076</text:p>
          </table:table-cell>
          <table:table-cell office:value-type="float" office:value="0.196999996900559" calcext:value-type="float">
            <text:p>0,1969999969</text:p>
          </table:table-cell>
        </table:table-row>
        <table:table-row table:style-name="ro1">
          <table:table-cell office:value-type="float" office:value="1579710561.05885" calcext:value-type="float">
            <text:p>1579710561,05885</text:p>
          </table:table-cell>
          <table:table-cell office:value-type="float" office:value="58" calcext:value-type="float">
            <text:p>58</text:p>
          </table:table-cell>
          <table:table-cell office:value-type="float" office:value="0.916000008583069" calcext:value-type="float">
            <text:p>0,9160000086</text:p>
          </table:table-cell>
          <table:table-cell office:value-type="float" office:value="0.629999995231628" calcext:value-type="float">
            <text:p>0,6299999952</text:p>
          </table:table-cell>
          <table:table-cell office:value-type="float" office:value="0.209000006318092" calcext:value-type="float">
            <text:p>0,2090000063</text:p>
          </table:table-cell>
        </table:table-row>
        <table:table-row table:style-name="ro1">
          <table:table-cell office:value-type="float" office:value="1579710565.19087" calcext:value-type="float">
            <text:p>1579710565,19087</text:p>
          </table:table-cell>
          <table:table-cell office:value-type="float" office:value="59" calcext:value-type="float">
            <text:p>59</text:p>
          </table:table-cell>
          <table:table-cell office:value-type="float" office:value="0.861000001430512" calcext:value-type="float">
            <text:p>0,8610000014</text:p>
          </table:table-cell>
          <table:table-cell office:value-type="float" office:value="0.646000027656555" calcext:value-type="float">
            <text:p>0,6460000277</text:p>
          </table:table-cell>
          <table:table-cell office:value-type="float" office:value="0.202500000596046" calcext:value-type="float">
            <text:p>0,2025000006</text:p>
          </table:table-cell>
        </table:table-row>
        <table:table-row table:style-name="ro1">
          <table:table-cell office:value-type="float" office:value="1579710571.04959" calcext:value-type="float">
            <text:p>1579710571,04959</text:p>
          </table:table-cell>
          <table:table-cell office:value-type="float" office:value="60" calcext:value-type="float">
            <text:p>60</text:p>
          </table:table-cell>
          <table:table-cell office:value-type="float" office:value="0.892000019550324" calcext:value-type="float">
            <text:p>0,8920000196</text:p>
          </table:table-cell>
          <table:table-cell office:value-type="float" office:value="0.640999972820282" calcext:value-type="float">
            <text:p>0,6409999728</text:p>
          </table:table-cell>
          <table:table-cell office:value-type="float" office:value="0.229000002145767" calcext:value-type="float">
            <text:p>0,2290000021</text:p>
          </table:table-cell>
        </table:table-row>
        <table:table-row table:style-name="ro1">
          <table:table-cell office:value-type="float" office:value="1579710574.92342" calcext:value-type="float">
            <text:p>1579710574,92342</text:p>
          </table:table-cell>
          <table:table-cell office:value-type="float" office:value="61" calcext:value-type="float">
            <text:p>61</text:p>
          </table:table-cell>
          <table:table-cell office:value-type="float" office:value="0.896000027656555" calcext:value-type="float">
            <text:p>0,8960000277</text:p>
          </table:table-cell>
          <table:table-cell office:value-type="float" office:value="0.635500013828278" calcext:value-type="float">
            <text:p>0,6355000138</text:p>
          </table:table-cell>
          <table:table-cell office:value-type="float" office:value="0.197999998927116" calcext:value-type="float">
            <text:p>0,1979999989</text:p>
          </table:table-cell>
        </table:table-row>
        <table:table-row table:style-name="ro1">
          <table:table-cell office:value-type="float" office:value="1579710578.93749" calcext:value-type="float">
            <text:p>1579710578,93749</text:p>
          </table:table-cell>
          <table:table-cell office:value-type="float" office:value="62" calcext:value-type="float">
            <text:p>62</text:p>
          </table:table-cell>
          <table:table-cell office:value-type="float" office:value="0.903500020503998" calcext:value-type="float">
            <text:p>0,9035000205</text:p>
          </table:table-cell>
          <table:table-cell office:value-type="float" office:value="0.652499973773956" calcext:value-type="float">
            <text:p>0,6524999738</text:p>
          </table:table-cell>
          <table:table-cell office:value-type="float" office:value="0.234999999403954" calcext:value-type="float">
            <text:p>0,2349999994</text:p>
          </table:table-cell>
        </table:table-row>
        <table:table-row table:style-name="ro1">
          <table:table-cell office:value-type="float" office:value="1579710583.15009" calcext:value-type="float">
            <text:p>1579710583,15009</text:p>
          </table:table-cell>
          <table:table-cell office:value-type="float" office:value="63" calcext:value-type="float">
            <text:p>63</text:p>
          </table:table-cell>
          <table:table-cell office:value-type="float" office:value="0.897499978542328" calcext:value-type="float">
            <text:p>0,8974999785</text:p>
          </table:table-cell>
          <table:table-cell office:value-type="float" office:value="0.640999972820282" calcext:value-type="float">
            <text:p>0,6409999728</text:p>
          </table:table-cell>
          <table:table-cell office:value-type="float" office:value="0.211999997496605" calcext:value-type="float">
            <text:p>0,2119999975</text:p>
          </table:table-cell>
        </table:table-row>
        <table:table-row table:style-name="ro1">
          <table:table-cell office:value-type="float" office:value="1579710587.11867" calcext:value-type="float">
            <text:p>1579710587,11867</text:p>
          </table:table-cell>
          <table:table-cell office:value-type="float" office:value="64" calcext:value-type="float">
            <text:p>64</text:p>
          </table:table-cell>
          <table:table-cell office:value-type="float" office:value="0.916999995708466" calcext:value-type="float">
            <text:p>0,9169999957</text:p>
          </table:table-cell>
          <table:table-cell office:value-type="float" office:value="0.629000008106232" calcext:value-type="float">
            <text:p>0,6290000081</text:p>
          </table:table-cell>
          <table:table-cell office:value-type="float" office:value="0.217999994754791" calcext:value-type="float">
            <text:p>0,2179999948</text:p>
          </table:table-cell>
        </table:table-row>
        <table:table-row table:style-name="ro1">
          <table:table-cell office:value-type="float" office:value="1579710591.0865" calcext:value-type="float">
            <text:p>1579710591,0865</text:p>
          </table:table-cell>
          <table:table-cell office:value-type="float" office:value="65" calcext:value-type="float">
            <text:p>65</text:p>
          </table:table-cell>
          <table:table-cell office:value-type="float" office:value="0.908500015735626" calcext:value-type="float">
            <text:p>0,9085000157</text:p>
          </table:table-cell>
          <table:table-cell office:value-type="float" office:value="0.65149998664856" calcext:value-type="float">
            <text:p>0,6514999866</text:p>
          </table:table-cell>
          <table:table-cell office:value-type="float" office:value="0.233999997377396" calcext:value-type="float">
            <text:p>0,2339999974</text:p>
          </table:table-cell>
        </table:table-row>
        <table:table-row table:style-name="ro1">
          <table:table-cell office:value-type="float" office:value="1579710595.14617" calcext:value-type="float">
            <text:p>1579710595,14617</text:p>
          </table:table-cell>
          <table:table-cell office:value-type="float" office:value="66" calcext:value-type="float">
            <text:p>66</text:p>
          </table:table-cell>
          <table:table-cell office:value-type="float" office:value="0.912000000476837" calcext:value-type="float">
            <text:p>0,9120000005</text:p>
          </table:table-cell>
          <table:table-cell office:value-type="float" office:value="0.643999993801117" calcext:value-type="float">
            <text:p>0,6439999938</text:p>
          </table:table-cell>
          <table:table-cell office:value-type="float" office:value="0.223000004887581" calcext:value-type="float">
            <text:p>0,2230000049</text:p>
          </table:table-cell>
        </table:table-row>
        <table:table-row table:style-name="ro1">
          <table:table-cell office:value-type="float" office:value="1579710599.12025" calcext:value-type="float">
            <text:p>1579710599,12025</text:p>
          </table:table-cell>
          <table:table-cell office:value-type="float" office:value="67" calcext:value-type="float">
            <text:p>67</text:p>
          </table:table-cell>
          <table:table-cell office:value-type="float" office:value="0.888999998569489" calcext:value-type="float">
            <text:p>0,8889999986</text:p>
          </table:table-cell>
          <table:table-cell office:value-type="float" office:value="0.637000024318695" calcext:value-type="float">
            <text:p>0,6370000243</text:p>
          </table:table-cell>
          <table:table-cell office:value-type="float" office:value="0.230000004172325" calcext:value-type="float">
            <text:p>0,2300000042</text:p>
          </table:table-cell>
        </table:table-row>
        <table:table-row table:style-name="ro1">
          <table:table-cell office:value-type="float" office:value="1579710603.06409" calcext:value-type="float">
            <text:p>1579710603,06409</text:p>
          </table:table-cell>
          <table:table-cell office:value-type="float" office:value="68" calcext:value-type="float">
            <text:p>68</text:p>
          </table:table-cell>
          <table:table-cell office:value-type="float" office:value="0.885500013828278" calcext:value-type="float">
            <text:p>0,8855000138</text:p>
          </table:table-cell>
          <table:table-cell office:value-type="float" office:value="0.637000024318695" calcext:value-type="float">
            <text:p>0,6370000243</text:p>
          </table:table-cell>
          <table:table-cell office:value-type="float" office:value="0.218999996781349" calcext:value-type="float">
            <text:p>0,2189999968</text:p>
          </table:table-cell>
        </table:table-row>
        <table:table-row table:style-name="ro1">
          <table:table-cell office:value-type="float" office:value="1579710606.98159" calcext:value-type="float">
            <text:p>1579710606,98159</text:p>
          </table:table-cell>
          <table:table-cell office:value-type="float" office:value="69" calcext:value-type="float">
            <text:p>69</text:p>
          </table:table-cell>
          <table:table-cell office:value-type="float" office:value="0.907000005245209" calcext:value-type="float">
            <text:p>0,9070000052</text:p>
          </table:table-cell>
          <table:table-cell office:value-type="float" office:value="0.65200001001358" calcext:value-type="float">
            <text:p>0,65200001</text:p>
          </table:table-cell>
          <table:table-cell office:value-type="float" office:value="0.215499997138977" calcext:value-type="float">
            <text:p>0,2154999971</text:p>
          </table:table-cell>
        </table:table-row>
        <table:table-row table:style-name="ro1">
          <table:table-cell office:value-type="float" office:value="1579710613.07141" calcext:value-type="float">
            <text:p>1579710613,07141</text:p>
          </table:table-cell>
          <table:table-cell office:value-type="float" office:value="70" calcext:value-type="float">
            <text:p>70</text:p>
          </table:table-cell>
          <table:table-cell office:value-type="float" office:value="0.895500004291534" calcext:value-type="float">
            <text:p>0,8955000043</text:p>
          </table:table-cell>
          <table:table-cell office:value-type="float" office:value="0.648999989032745" calcext:value-type="float">
            <text:p>0,648999989</text:p>
          </table:table-cell>
          <table:table-cell office:value-type="float" office:value="0.199499994516373" calcext:value-type="float">
            <text:p>0,1994999945</text:p>
          </table:table-cell>
        </table:table-row>
        <table:table-row table:style-name="ro1">
          <table:table-cell office:value-type="float" office:value="1579710617.00102" calcext:value-type="float">
            <text:p>1579710617,00102</text:p>
          </table:table-cell>
          <table:table-cell office:value-type="float" office:value="71" calcext:value-type="float">
            <text:p>71</text:p>
          </table:table-cell>
          <table:table-cell office:value-type="float" office:value="0.898999989032745" calcext:value-type="float">
            <text:p>0,898999989</text:p>
          </table:table-cell>
          <table:table-cell office:value-type="float" office:value="0.626500010490418" calcext:value-type="float">
            <text:p>0,6265000105</text:p>
          </table:table-cell>
          <table:table-cell office:value-type="float" office:value="0.212500005960464" calcext:value-type="float">
            <text:p>0,212500006</text:p>
          </table:table-cell>
        </table:table-row>
        <table:table-row table:style-name="ro1">
          <table:table-cell office:value-type="float" office:value="1579710620.9132" calcext:value-type="float">
            <text:p>1579710620,9132</text:p>
          </table:table-cell>
          <table:table-cell office:value-type="float" office:value="72" calcext:value-type="float">
            <text:p>72</text:p>
          </table:table-cell>
          <table:table-cell office:value-type="float" office:value="0.890999972820282" calcext:value-type="float">
            <text:p>0,8909999728</text:p>
          </table:table-cell>
          <table:table-cell office:value-type="float" office:value="0.663999974727631" calcext:value-type="float">
            <text:p>0,6639999747</text:p>
          </table:table-cell>
          <table:table-cell office:value-type="float" office:value="0.215000003576279" calcext:value-type="float">
            <text:p>0,2150000036</text:p>
          </table:table-cell>
        </table:table-row>
        <table:table-row table:style-name="ro1">
          <table:table-cell office:value-type="float" office:value="1579710624.98989" calcext:value-type="float">
            <text:p>1579710624,98989</text:p>
          </table:table-cell>
          <table:table-cell office:value-type="float" office:value="73" calcext:value-type="float">
            <text:p>73</text:p>
          </table:table-cell>
          <table:table-cell office:value-type="float" office:value="0.907999992370606" calcext:value-type="float">
            <text:p>0,9079999924</text:p>
          </table:table-cell>
          <table:table-cell office:value-type="float" office:value="0.639999985694885" calcext:value-type="float">
            <text:p>0,6399999857</text:p>
          </table:table-cell>
          <table:table-cell office:value-type="float" office:value="0.209499999880791" calcext:value-type="float">
            <text:p>0,2094999999</text:p>
          </table:table-cell>
        </table:table-row>
        <table:table-row table:style-name="ro1">
          <table:table-cell office:value-type="float" office:value="1579710628.91146" calcext:value-type="float">
            <text:p>1579710628,91146</text:p>
          </table:table-cell>
          <table:table-cell office:value-type="float" office:value="74" calcext:value-type="float">
            <text:p>74</text:p>
          </table:table-cell>
          <table:table-cell office:value-type="float" office:value="0.915000021457672" calcext:value-type="float">
            <text:p>0,9150000215</text:p>
          </table:table-cell>
          <table:table-cell office:value-type="float" office:value="0.650499999523163" calcext:value-type="float">
            <text:p>0,6504999995</text:p>
          </table:table-cell>
          <table:table-cell office:value-type="float" office:value="0.175500005483627" calcext:value-type="float">
            <text:p>0,1755000055</text:p>
          </table:table-cell>
        </table:table-row>
        <table:table-row table:style-name="ro1">
          <table:table-cell office:value-type="float" office:value="1579710632.82687" calcext:value-type="float">
            <text:p>1579710632,82687</text:p>
          </table:table-cell>
          <table:table-cell office:value-type="float" office:value="75" calcext:value-type="float">
            <text:p>75</text:p>
          </table:table-cell>
          <table:table-cell office:value-type="float" office:value="0.892000019550324" calcext:value-type="float">
            <text:p>0,8920000196</text:p>
          </table:table-cell>
          <table:table-cell office:value-type="float" office:value="0.620000004768372" calcext:value-type="float">
            <text:p>0,6200000048</text:p>
          </table:table-cell>
          <table:table-cell office:value-type="float" office:value="0.229000002145767" calcext:value-type="float">
            <text:p>0,2290000021</text:p>
          </table:table-cell>
        </table:table-row>
        <table:table-row table:style-name="ro1">
          <table:table-cell office:value-type="float" office:value="1579710636.73883" calcext:value-type="float">
            <text:p>1579710636,73883</text:p>
          </table:table-cell>
          <table:table-cell office:value-type="float" office:value="76" calcext:value-type="float">
            <text:p>76</text:p>
          </table:table-cell>
          <table:table-cell office:value-type="float" office:value="0.912500023841858" calcext:value-type="float">
            <text:p>0,9125000238</text:p>
          </table:table-cell>
          <table:table-cell office:value-type="float" office:value="0.65200001001358" calcext:value-type="float">
            <text:p>0,65200001</text:p>
          </table:table-cell>
          <table:table-cell office:value-type="float" office:value="0.20550000667572" calcext:value-type="float">
            <text:p>0,2055000067</text:p>
          </table:table-cell>
        </table:table-row>
        <table:table-row table:style-name="ro1">
          <table:table-cell office:value-type="float" office:value="1579710640.92331" calcext:value-type="float">
            <text:p>1579710640,92331</text:p>
          </table:table-cell>
          <table:table-cell office:value-type="float" office:value="77" calcext:value-type="float">
            <text:p>77</text:p>
          </table:table-cell>
          <table:table-cell office:value-type="float" office:value="0.897000014781952" calcext:value-type="float">
            <text:p>0,8970000148</text:p>
          </table:table-cell>
          <table:table-cell office:value-type="float" office:value="0.630500018596649" calcext:value-type="float">
            <text:p>0,6305000186</text:p>
          </table:table-cell>
          <table:table-cell office:value-type="float" office:value="0.228499993681908" calcext:value-type="float">
            <text:p>0,2284999937</text:p>
          </table:table-cell>
        </table:table-row>
        <table:table-row table:style-name="ro1">
          <table:table-cell office:value-type="float" office:value="1579710644.90715" calcext:value-type="float">
            <text:p>1579710644,90715</text:p>
          </table:table-cell>
          <table:table-cell office:value-type="float" office:value="78" calcext:value-type="float">
            <text:p>78</text:p>
          </table:table-cell>
          <table:table-cell office:value-type="float" office:value="0.902499973773956" calcext:value-type="float">
            <text:p>0,9024999738</text:p>
          </table:table-cell>
          <table:table-cell office:value-type="float" office:value="0.635500013828278" calcext:value-type="float">
            <text:p>0,6355000138</text:p>
          </table:table-cell>
          <table:table-cell office:value-type="float" office:value="0.254000008106232" calcext:value-type="float">
            <text:p>0,2540000081</text:p>
          </table:table-cell>
        </table:table-row>
        <table:table-row table:style-name="ro1">
          <table:table-cell office:value-type="float" office:value="1579710648.86256" calcext:value-type="float">
            <text:p>1579710648,86256</text:p>
          </table:table-cell>
          <table:table-cell office:value-type="float" office:value="79" calcext:value-type="float">
            <text:p>79</text:p>
          </table:table-cell>
          <table:table-cell office:value-type="float" office:value="0.903500020503998" calcext:value-type="float">
            <text:p>0,9035000205</text:p>
          </table:table-cell>
          <table:table-cell office:value-type="float" office:value="0.621999979019165" calcext:value-type="float">
            <text:p>0,621999979</text:p>
          </table:table-cell>
          <table:table-cell office:value-type="float" office:value="0.237000003457069" calcext:value-type="float">
            <text:p>0,2370000035</text:p>
          </table:table-cell>
        </table:table-row>
        <table:table-row table:style-name="ro1">
          <table:table-cell office:value-type="float" office:value="1579710654.87195" calcext:value-type="float">
            <text:p>1579710654,87195</text:p>
          </table:table-cell>
          <table:table-cell office:value-type="float" office:value="80" calcext:value-type="float">
            <text:p>80</text:p>
          </table:table-cell>
          <table:table-cell office:value-type="float" office:value="0.871500015258789" calcext:value-type="float">
            <text:p>0,8715000153</text:p>
          </table:table-cell>
          <table:table-cell office:value-type="float" office:value="0.640500009059906" calcext:value-type="float">
            <text:p>0,6405000091</text:p>
          </table:table-cell>
          <table:table-cell office:value-type="float" office:value="0.23199999332428" calcext:value-type="float">
            <text:p>0,2319999933</text:p>
          </table:table-cell>
        </table:table-row>
        <table:table-row table:style-name="ro1">
          <table:table-cell office:value-type="float" office:value="1579710658.74957" calcext:value-type="float">
            <text:p>1579710658,74957</text:p>
          </table:table-cell>
          <table:table-cell office:value-type="float" office:value="81" calcext:value-type="float">
            <text:p>81</text:p>
          </table:table-cell>
          <table:table-cell office:value-type="float" office:value="0.890999972820282" calcext:value-type="float">
            <text:p>0,8909999728</text:p>
          </table:table-cell>
          <table:table-cell office:value-type="float" office:value="0.667999982833862" calcext:value-type="float">
            <text:p>0,6679999828</text:p>
          </table:table-cell>
          <table:table-cell office:value-type="float" office:value="0.241500005125999" calcext:value-type="float">
            <text:p>0,2415000051</text:p>
          </table:table-cell>
        </table:table-row>
        <table:table-row table:style-name="ro1">
          <table:table-cell office:value-type="float" office:value="1579710662.708" calcext:value-type="float">
            <text:p>1579710662,708</text:p>
          </table:table-cell>
          <table:table-cell office:value-type="float" office:value="82" calcext:value-type="float">
            <text:p>82</text:p>
          </table:table-cell>
          <table:table-cell office:value-type="float" office:value="0.894999980926514" calcext:value-type="float">
            <text:p>0,8949999809</text:p>
          </table:table-cell>
          <table:table-cell office:value-type="float" office:value="0.658500015735626" calcext:value-type="float">
            <text:p>0,6585000157</text:p>
          </table:table-cell>
          <table:table-cell office:value-type="float" office:value="0.231000006198883" calcext:value-type="float">
            <text:p>0,2310000062</text:p>
          </table:table-cell>
        </table:table-row>
        <table:table-row table:style-name="ro1">
          <table:table-cell office:value-type="float" office:value="1579710666.69054" calcext:value-type="float">
            <text:p>1579710666,69054</text:p>
          </table:table-cell>
          <table:table-cell office:value-type="float" office:value="83" calcext:value-type="float">
            <text:p>83</text:p>
          </table:table-cell>
          <table:table-cell office:value-type="float" office:value="0.919000029563904" calcext:value-type="float">
            <text:p>0,9190000296</text:p>
          </table:table-cell>
          <table:table-cell office:value-type="float" office:value="0.625" calcext:value-type="float">
            <text:p>0,625</text:p>
          </table:table-cell>
          <table:table-cell office:value-type="float" office:value="0.219999998807907" calcext:value-type="float">
            <text:p>0,2199999988</text:p>
          </table:table-cell>
        </table:table-row>
        <table:table-row table:style-name="ro1">
          <table:table-cell office:value-type="float" office:value="1579710670.85907" calcext:value-type="float">
            <text:p>1579710670,85907</text:p>
          </table:table-cell>
          <table:table-cell office:value-type="float" office:value="84" calcext:value-type="float">
            <text:p>84</text:p>
          </table:table-cell>
          <table:table-cell office:value-type="float" office:value="0.909500002861023" calcext:value-type="float">
            <text:p>0,9095000029</text:p>
          </table:table-cell>
          <table:table-cell office:value-type="float" office:value="0.650499999523163" calcext:value-type="float">
            <text:p>0,6504999995</text:p>
          </table:table-cell>
          <table:table-cell office:value-type="float" office:value="0.252499997615814" calcext:value-type="float">
            <text:p>0,2524999976</text:p>
          </table:table-cell>
        </table:table-row>
        <table:table-row table:style-name="ro1">
          <table:table-cell office:value-type="float" office:value="1579710674.78559" calcext:value-type="float">
            <text:p>1579710674,78559</text:p>
          </table:table-cell>
          <table:table-cell office:value-type="float" office:value="85" calcext:value-type="float">
            <text:p>85</text:p>
          </table:table-cell>
          <table:table-cell office:value-type="float" office:value="0.903500020503998" calcext:value-type="float">
            <text:p>0,9035000205</text:p>
          </table:table-cell>
          <table:table-cell office:value-type="float" office:value="0.635500013828278" calcext:value-type="float">
            <text:p>0,6355000138</text:p>
          </table:table-cell>
          <table:table-cell office:value-type="float" office:value="0.232500001788139" calcext:value-type="float">
            <text:p>0,2325000018</text:p>
          </table:table-cell>
        </table:table-row>
        <table:table-row table:style-name="ro1">
          <table:table-cell office:value-type="float" office:value="1579710678.75678" calcext:value-type="float">
            <text:p>1579710678,75678</text:p>
          </table:table-cell>
          <table:table-cell office:value-type="float" office:value="86" calcext:value-type="float">
            <text:p>86</text:p>
          </table:table-cell>
          <table:table-cell office:value-type="float" office:value="0.892499983310699" calcext:value-type="float">
            <text:p>0,8924999833</text:p>
          </table:table-cell>
          <table:table-cell office:value-type="float" office:value="0.649999976158142" calcext:value-type="float">
            <text:p>0,6499999762</text:p>
          </table:table-cell>
          <table:table-cell office:value-type="float" office:value="0.223499998450279" calcext:value-type="float">
            <text:p>0,2234999985</text:p>
          </table:table-cell>
        </table:table-row>
        <table:table-row table:style-name="ro1">
          <table:table-cell office:value-type="float" office:value="1579710682.76096" calcext:value-type="float">
            <text:p>1579710682,76096</text:p>
          </table:table-cell>
          <table:table-cell office:value-type="float" office:value="87" calcext:value-type="float">
            <text:p>87</text:p>
          </table:table-cell>
          <table:table-cell office:value-type="float" office:value="0.887000024318695" calcext:value-type="float">
            <text:p>0,8870000243</text:p>
          </table:table-cell>
          <table:table-cell office:value-type="float" office:value="0.648500025272369" calcext:value-type="float">
            <text:p>0,6485000253</text:p>
          </table:table-cell>
          <table:table-cell office:value-type="float" office:value="0.236000001430511" calcext:value-type="float">
            <text:p>0,2360000014</text:p>
          </table:table-cell>
        </table:table-row>
        <table:table-row table:style-name="ro1">
          <table:table-cell office:value-type="float" office:value="1579710686.88249" calcext:value-type="float">
            <text:p>1579710686,88249</text:p>
          </table:table-cell>
          <table:table-cell office:value-type="float" office:value="88" calcext:value-type="float">
            <text:p>88</text:p>
          </table:table-cell>
          <table:table-cell office:value-type="float" office:value="0.893499970436096" calcext:value-type="float">
            <text:p>0,8934999704</text:p>
          </table:table-cell>
          <table:table-cell office:value-type="float" office:value="0.649500012397766" calcext:value-type="float">
            <text:p>0,6495000124</text:p>
          </table:table-cell>
          <table:table-cell office:value-type="float" office:value="0.248999997973442" calcext:value-type="float">
            <text:p>0,248999998</text:p>
          </table:table-cell>
        </table:table-row>
        <table:table-row table:style-name="ro1">
          <table:table-cell office:value-type="float" office:value="1579710690.83797" calcext:value-type="float">
            <text:p>1579710690,83797</text:p>
          </table:table-cell>
          <table:table-cell office:value-type="float" office:value="89" calcext:value-type="float">
            <text:p>89</text:p>
          </table:table-cell>
          <table:table-cell office:value-type="float" office:value="0.903999984264374" calcext:value-type="float">
            <text:p>0,9039999843</text:p>
          </table:table-cell>
          <table:table-cell office:value-type="float" office:value="0.611000001430512" calcext:value-type="float">
            <text:p>0,6110000014</text:p>
          </table:table-cell>
          <table:table-cell office:value-type="float" office:value="0.242500007152557" calcext:value-type="float">
            <text:p>0,2425000072</text:p>
          </table:table-cell>
        </table:table-row>
        <table:table-row table:style-name="ro1">
          <table:table-cell office:value-type="float" office:value="1579710696.66325" calcext:value-type="float">
            <text:p>1579710696,66325</text:p>
          </table:table-cell>
          <table:table-cell office:value-type="float" office:value="90" calcext:value-type="float">
            <text:p>90</text:p>
          </table:table-cell>
          <table:table-cell office:value-type="float" office:value="0.890999972820282" calcext:value-type="float">
            <text:p>0,8909999728</text:p>
          </table:table-cell>
          <table:table-cell office:value-type="float" office:value="0.66949999332428" calcext:value-type="float">
            <text:p>0,6694999933</text:p>
          </table:table-cell>
          <table:table-cell office:value-type="float" office:value="0.230499997735023" calcext:value-type="float">
            <text:p>0,2304999977</text:p>
          </table:table-cell>
        </table:table-row>
        <table:table-row table:style-name="ro1">
          <table:table-cell office:value-type="float" office:value="1579710700.74894" calcext:value-type="float">
            <text:p>1579710700,74894</text:p>
          </table:table-cell>
          <table:table-cell office:value-type="float" office:value="91" calcext:value-type="float">
            <text:p>91</text:p>
          </table:table-cell>
          <table:table-cell office:value-type="float" office:value="0.906499981880188" calcext:value-type="float">
            <text:p>0,9064999819</text:p>
          </table:table-cell>
          <table:table-cell office:value-type="float" office:value="0.65750002861023" calcext:value-type="float">
            <text:p>0,6575000286</text:p>
          </table:table-cell>
          <table:table-cell office:value-type="float" office:value="0.217999994754791" calcext:value-type="float">
            <text:p>0,2179999948</text:p>
          </table:table-cell>
        </table:table-row>
        <table:table-row table:style-name="ro1">
          <table:table-cell office:value-type="float" office:value="1579710704.72377" calcext:value-type="float">
            <text:p>1579710704,72377</text:p>
          </table:table-cell>
          <table:table-cell office:value-type="float" office:value="92" calcext:value-type="float">
            <text:p>92</text:p>
          </table:table-cell>
          <table:table-cell office:value-type="float" office:value="0.899500012397766" calcext:value-type="float">
            <text:p>0,8995000124</text:p>
          </table:table-cell>
          <table:table-cell office:value-type="float" office:value="0.651000022888184" calcext:value-type="float">
            <text:p>0,6510000229</text:p>
          </table:table-cell>
          <table:table-cell office:value-type="float" office:value="0.241500005125999" calcext:value-type="float">
            <text:p>0,2415000051</text:p>
          </table:table-cell>
        </table:table-row>
        <table:table-row table:style-name="ro1">
          <table:table-cell office:value-type="float" office:value="1579710708.69497" calcext:value-type="float">
            <text:p>1579710708,69497</text:p>
          </table:table-cell>
          <table:table-cell office:value-type="float" office:value="93" calcext:value-type="float">
            <text:p>93</text:p>
          </table:table-cell>
          <table:table-cell office:value-type="float" office:value="0.892000019550324" calcext:value-type="float">
            <text:p>0,8920000196</text:p>
          </table:table-cell>
          <table:table-cell office:value-type="float" office:value="0.640999972820282" calcext:value-type="float">
            <text:p>0,6409999728</text:p>
          </table:table-cell>
          <table:table-cell office:value-type="float" office:value="0.223000004887581" calcext:value-type="float">
            <text:p>0,2230000049</text:p>
          </table:table-cell>
        </table:table-row>
        <table:table-row table:style-name="ro1">
          <table:table-cell office:value-type="float" office:value="1579710712.67535" calcext:value-type="float">
            <text:p>1579710712,67535</text:p>
          </table:table-cell>
          <table:table-cell office:value-type="float" office:value="94" calcext:value-type="float">
            <text:p>94</text:p>
          </table:table-cell>
          <table:table-cell office:value-type="float" office:value="0.892000019550324" calcext:value-type="float">
            <text:p>0,8920000196</text:p>
          </table:table-cell>
          <table:table-cell office:value-type="float" office:value="0.651000022888184" calcext:value-type="float">
            <text:p>0,6510000229</text:p>
          </table:table-cell>
          <table:table-cell office:value-type="float" office:value="0.243499994277954" calcext:value-type="float">
            <text:p>0,2434999943</text:p>
          </table:table-cell>
        </table:table-row>
        <table:table-row table:style-name="ro1">
          <table:table-cell office:value-type="float" office:value="1579710716.72183" calcext:value-type="float">
            <text:p>1579710716,72183</text:p>
          </table:table-cell>
          <table:table-cell office:value-type="float" office:value="95" calcext:value-type="float">
            <text:p>95</text:p>
          </table:table-cell>
          <table:table-cell office:value-type="float" office:value="0.915000021457672" calcext:value-type="float">
            <text:p>0,9150000215</text:p>
          </table:table-cell>
          <table:table-cell office:value-type="float" office:value="0.647000014781952" calcext:value-type="float">
            <text:p>0,6470000148</text:p>
          </table:table-cell>
          <table:table-cell office:value-type="float" office:value="0.241500005125999" calcext:value-type="float">
            <text:p>0,2415000051</text:p>
          </table:table-cell>
        </table:table-row>
        <table:table-row table:style-name="ro1">
          <table:table-cell office:value-type="float" office:value="1579710720.63223" calcext:value-type="float">
            <text:p>1579710720,63223</text:p>
          </table:table-cell>
          <table:table-cell office:value-type="float" office:value="96" calcext:value-type="float">
            <text:p>96</text:p>
          </table:table-cell>
          <table:table-cell office:value-type="float" office:value="0.909500002861023" calcext:value-type="float">
            <text:p>0,9095000029</text:p>
          </table:table-cell>
          <table:table-cell office:value-type="float" office:value="0.656000018119812" calcext:value-type="float">
            <text:p>0,6560000181</text:p>
          </table:table-cell>
          <table:table-cell office:value-type="float" office:value="0.243499994277954" calcext:value-type="float">
            <text:p>0,2434999943</text:p>
          </table:table-cell>
        </table:table-row>
        <table:table-row table:style-name="ro1">
          <table:table-cell office:value-type="float" office:value="1579710724.49423" calcext:value-type="float">
            <text:p>1579710724,49423</text:p>
          </table:table-cell>
          <table:table-cell office:value-type="float" office:value="97" calcext:value-type="float">
            <text:p>97</text:p>
          </table:table-cell>
          <table:table-cell office:value-type="float" office:value="0.91949999332428" calcext:value-type="float">
            <text:p>0,9194999933</text:p>
          </table:table-cell>
          <table:table-cell office:value-type="float" office:value="0.637000024318695" calcext:value-type="float">
            <text:p>0,6370000243</text:p>
          </table:table-cell>
          <table:table-cell office:value-type="float" office:value="0.238000005483627" calcext:value-type="float">
            <text:p>0,2380000055</text:p>
          </table:table-cell>
        </table:table-row>
        <table:table-row table:style-name="ro1">
          <table:table-cell office:value-type="float" office:value="1579710728.51814" calcext:value-type="float">
            <text:p>1579710728,51814</text:p>
          </table:table-cell>
          <table:table-cell office:value-type="float" office:value="98" calcext:value-type="float">
            <text:p>98</text:p>
          </table:table-cell>
          <table:table-cell office:value-type="float" office:value="0.915000021457672" calcext:value-type="float">
            <text:p>0,9150000215</text:p>
          </table:table-cell>
          <table:table-cell office:value-type="float" office:value="0.639999985694885" calcext:value-type="float">
            <text:p>0,6399999857</text:p>
          </table:table-cell>
          <table:table-cell office:value-type="float" office:value="0.250499993562698" calcext:value-type="float">
            <text:p>0,2504999936</text:p>
          </table:table-cell>
        </table:table-row>
        <table:table-row table:style-name="ro1">
          <table:table-cell office:value-type="float" office:value="1579710732.8309" calcext:value-type="float">
            <text:p>1579710732,8309</text:p>
          </table:table-cell>
          <table:table-cell office:value-type="float" office:value="99" calcext:value-type="float">
            <text:p>99</text:p>
          </table:table-cell>
          <table:table-cell office:value-type="float" office:value="0.885500013828278" calcext:value-type="float">
            <text:p>0,8855000138</text:p>
          </table:table-cell>
          <table:table-cell office:value-type="float" office:value="0.65200001001358" calcext:value-type="float">
            <text:p>0,65200001</text:p>
          </table:table-cell>
          <table:table-cell office:value-type="float" office:value="0.249500006437302" calcext:value-type="float">
            <text:p>0,2495000064</text:p>
          </table:table-cell>
        </table:table-row>
        <table:table-row table:style-name="ro1">
          <table:table-cell office:value-type="float" office:value="1579710738.67932" calcext:value-type="float">
            <text:p>1579710738,67932</text:p>
          </table:table-cell>
          <table:table-cell office:value-type="float" office:value="100" calcext:value-type="float">
            <text:p>100</text:p>
          </table:table-cell>
          <table:table-cell office:value-type="float" office:value="0.90200001001358" calcext:value-type="float">
            <text:p>0,90200001</text:p>
          </table:table-cell>
          <table:table-cell office:value-type="float" office:value="0.642000019550324" calcext:value-type="float">
            <text:p>0,6420000196</text:p>
          </table:table-cell>
          <table:table-cell office:value-type="float" office:value="0.220500007271767" calcext:value-type="float">
            <text:p>0,2205000073</text:p>
          </table:table-cell>
        </table:table-row>
        <table:table-row table:style-name="ro1">
          <table:table-cell office:value-type="float" office:value="1579710742.62511" calcext:value-type="float">
            <text:p>1579710742,62511</text:p>
          </table:table-cell>
          <table:table-cell office:value-type="float" office:value="101" calcext:value-type="float">
            <text:p>101</text:p>
          </table:table-cell>
          <table:table-cell office:value-type="float" office:value="0.898500025272369" calcext:value-type="float">
            <text:p>0,8985000253</text:p>
          </table:table-cell>
          <table:table-cell office:value-type="float" office:value="0.648999989032745" calcext:value-type="float">
            <text:p>0,648999989</text:p>
          </table:table-cell>
          <table:table-cell office:value-type="float" office:value="0.248999997973442" calcext:value-type="float">
            <text:p>0,248999998</text:p>
          </table:table-cell>
        </table:table-row>
        <table:table-row table:style-name="ro1">
          <table:table-cell office:value-type="float" office:value="1579710746.66282" calcext:value-type="float">
            <text:p>1579710746,66282</text:p>
          </table:table-cell>
          <table:table-cell office:value-type="float" office:value="102" calcext:value-type="float">
            <text:p>102</text:p>
          </table:table-cell>
          <table:table-cell office:value-type="float" office:value="0.912500023841858" calcext:value-type="float">
            <text:p>0,9125000238</text:p>
          </table:table-cell>
          <table:table-cell office:value-type="float" office:value="0.653500020503998" calcext:value-type="float">
            <text:p>0,6535000205</text:p>
          </table:table-cell>
          <table:table-cell office:value-type="float" office:value="0.234500005841255" calcext:value-type="float">
            <text:p>0,2345000058</text:p>
          </table:table-cell>
        </table:table-row>
        <table:table-row table:style-name="ro1">
          <table:table-cell office:value-type="float" office:value="1579710750.62982" calcext:value-type="float">
            <text:p>1579710750,62982</text:p>
          </table:table-cell>
          <table:table-cell office:value-type="float" office:value="103" calcext:value-type="float">
            <text:p>103</text:p>
          </table:table-cell>
          <table:table-cell office:value-type="float" office:value="0.908999979496002" calcext:value-type="float">
            <text:p>0,9089999795</text:p>
          </table:table-cell>
          <table:table-cell office:value-type="float" office:value="0.667500019073486" calcext:value-type="float">
            <text:p>0,6675000191</text:p>
          </table:table-cell>
          <table:table-cell office:value-type="float" office:value="0.209999993443489" calcext:value-type="float">
            <text:p>0,2099999934</text:p>
          </table:table-cell>
        </table:table-row>
        <table:table-row table:style-name="ro1">
          <table:table-cell office:value-type="float" office:value="1579710754.57583" calcext:value-type="float">
            <text:p>1579710754,57583</text:p>
          </table:table-cell>
          <table:table-cell office:value-type="float" office:value="104" calcext:value-type="float">
            <text:p>104</text:p>
          </table:table-cell>
          <table:table-cell office:value-type="float" office:value="0.921999990940094" calcext:value-type="float">
            <text:p>0,9219999909</text:p>
          </table:table-cell>
          <table:table-cell office:value-type="float" office:value="0.642499983310699" calcext:value-type="float">
            <text:p>0,6424999833</text:p>
          </table:table-cell>
          <table:table-cell office:value-type="float" office:value="0.225500002503395" calcext:value-type="float">
            <text:p>0,2255000025</text:p>
          </table:table-cell>
        </table:table-row>
        <table:table-row table:style-name="ro1">
          <table:table-cell office:value-type="float" office:value="1579710758.5241" calcext:value-type="float">
            <text:p>1579710758,5241</text:p>
          </table:table-cell>
          <table:table-cell office:value-type="float" office:value="105" calcext:value-type="float">
            <text:p>105</text:p>
          </table:table-cell>
          <table:table-cell office:value-type="float" office:value="0.915499985218048" calcext:value-type="float">
            <text:p>0,9154999852</text:p>
          </table:table-cell>
          <table:table-cell office:value-type="float" office:value="0.634500026702881" calcext:value-type="float">
            <text:p>0,6345000267</text:p>
          </table:table-cell>
          <table:table-cell office:value-type="float" office:value="0.250499993562698" calcext:value-type="float">
            <text:p>0,2504999936</text:p>
          </table:table-cell>
        </table:table-row>
        <table:table-row table:style-name="ro1">
          <table:table-cell office:value-type="float" office:value="1579710762.78004" calcext:value-type="float">
            <text:p>1579710762,78004</text:p>
          </table:table-cell>
          <table:table-cell office:value-type="float" office:value="106" calcext:value-type="float">
            <text:p>106</text:p>
          </table:table-cell>
          <table:table-cell office:value-type="float" office:value="0.902999997138977" calcext:value-type="float">
            <text:p>0,9029999971</text:p>
          </table:table-cell>
          <table:table-cell office:value-type="float" office:value="0.665000021457672" calcext:value-type="float">
            <text:p>0,6650000215</text:p>
          </table:table-cell>
          <table:table-cell office:value-type="float" office:value="0.233999997377396" calcext:value-type="float">
            <text:p>0,2339999974</text:p>
          </table:table-cell>
        </table:table-row>
        <table:table-row table:style-name="ro1">
          <table:table-cell office:value-type="float" office:value="1579710766.66214" calcext:value-type="float">
            <text:p>1579710766,66214</text:p>
          </table:table-cell>
          <table:table-cell office:value-type="float" office:value="107" calcext:value-type="float">
            <text:p>107</text:p>
          </table:table-cell>
          <table:table-cell office:value-type="float" office:value="0.917999982833862" calcext:value-type="float">
            <text:p>0,9179999828</text:p>
          </table:table-cell>
          <table:table-cell office:value-type="float" office:value="0.655499994754791" calcext:value-type="float">
            <text:p>0,6554999948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1579710770.59626" calcext:value-type="float">
            <text:p>1579710770,59626</text:p>
          </table:table-cell>
          <table:table-cell office:value-type="float" office:value="108" calcext:value-type="float">
            <text:p>108</text:p>
          </table:table-cell>
          <table:table-cell office:value-type="float" office:value="0.915000021457672" calcext:value-type="float">
            <text:p>0,9150000215</text:p>
          </table:table-cell>
          <table:table-cell office:value-type="float" office:value="0.643999993801117" calcext:value-type="float">
            <text:p>0,6439999938</text:p>
          </table:table-cell>
          <table:table-cell office:value-type="float" office:value="0.271499991416931" calcext:value-type="float">
            <text:p>0,2714999914</text:p>
          </table:table-cell>
        </table:table-row>
        <table:table-row table:style-name="ro1">
          <table:table-cell office:value-type="float" office:value="1579710774.69908" calcext:value-type="float">
            <text:p>1579710774,69908</text:p>
          </table:table-cell>
          <table:table-cell office:value-type="float" office:value="109" calcext:value-type="float">
            <text:p>109</text:p>
          </table:table-cell>
          <table:table-cell office:value-type="float" office:value="0.899500012397766" calcext:value-type="float">
            <text:p>0,8995000124</text:p>
          </table:table-cell>
          <table:table-cell office:value-type="float" office:value="0.643999993801117" calcext:value-type="float">
            <text:p>0,6439999938</text:p>
          </table:table-cell>
          <table:table-cell office:value-type="float" office:value="0.272000014781952" calcext:value-type="float">
            <text:p>0,2720000148</text:p>
          </table:table-cell>
        </table:table-row>
        <table:table-row table:style-name="ro1">
          <table:table-cell office:value-type="float" office:value="1579710780.61483" calcext:value-type="float">
            <text:p>1579710780,61483</text:p>
          </table:table-cell>
          <table:table-cell office:value-type="float" office:value="110" calcext:value-type="float">
            <text:p>110</text:p>
          </table:table-cell>
          <table:table-cell office:value-type="float" office:value="0.912000000476837" calcext:value-type="float">
            <text:p>0,9120000005</text:p>
          </table:table-cell>
          <table:table-cell office:value-type="float" office:value="0.672500014305115" calcext:value-type="float">
            <text:p>0,6725000143</text:p>
          </table:table-cell>
          <table:table-cell office:value-type="float" office:value="0.266000002622604" calcext:value-type="float">
            <text:p>0,2660000026</text:p>
          </table:table-cell>
        </table:table-row>
        <table:table-row table:style-name="ro1">
          <table:table-cell office:value-type="float" office:value="1579710784.5672" calcext:value-type="float">
            <text:p>1579710784,5672</text:p>
          </table:table-cell>
          <table:table-cell office:value-type="float" office:value="111" calcext:value-type="float">
            <text:p>111</text:p>
          </table:table-cell>
          <table:table-cell office:value-type="float" office:value="0.924499988555908" calcext:value-type="float">
            <text:p>0,9244999886</text:p>
          </table:table-cell>
          <table:table-cell office:value-type="float" office:value="0.643999993801117" calcext:value-type="float">
            <text:p>0,6439999938</text:p>
          </table:table-cell>
          <table:table-cell office:value-type="float" office:value="0.242500007152557" calcext:value-type="float">
            <text:p>0,2425000072</text:p>
          </table:table-cell>
        </table:table-row>
        <table:table-row table:style-name="ro1">
          <table:table-cell office:value-type="float" office:value="1579710788.56367" calcext:value-type="float">
            <text:p>1579710788,56367</text:p>
          </table:table-cell>
          <table:table-cell office:value-type="float" office:value="112" calcext:value-type="float">
            <text:p>112</text:p>
          </table:table-cell>
          <table:table-cell office:value-type="float" office:value="0.911499977111816" calcext:value-type="float">
            <text:p>0,9114999771</text:p>
          </table:table-cell>
          <table:table-cell office:value-type="float" office:value="0.652499973773956" calcext:value-type="float">
            <text:p>0,6524999738</text:p>
          </table:table-cell>
          <table:table-cell office:value-type="float" office:value="0.247999995946884" calcext:value-type="float">
            <text:p>0,2479999959</text:p>
          </table:table-cell>
        </table:table-row>
        <table:table-row table:style-name="ro1">
          <table:table-cell office:value-type="float" office:value="1579710792.83425" calcext:value-type="float">
            <text:p>1579710792,83425</text:p>
          </table:table-cell>
          <table:table-cell office:value-type="float" office:value="113" calcext:value-type="float">
            <text:p>113</text:p>
          </table:table-cell>
          <table:table-cell office:value-type="float" office:value="0.890500009059906" calcext:value-type="float">
            <text:p>0,8905000091</text:p>
          </table:table-cell>
          <table:table-cell office:value-type="float" office:value="0.658999979496002" calcext:value-type="float">
            <text:p>0,6589999795</text:p>
          </table:table-cell>
          <table:table-cell office:value-type="float" office:value="0.257999986410141" calcext:value-type="float">
            <text:p>0,2579999864</text:p>
          </table:table-cell>
        </table:table-row>
        <table:table-row table:style-name="ro1">
          <table:table-cell office:value-type="float" office:value="1579710796.75629" calcext:value-type="float">
            <text:p>1579710796,75629</text:p>
          </table:table-cell>
          <table:table-cell office:value-type="float" office:value="114" calcext:value-type="float">
            <text:p>114</text:p>
          </table:table-cell>
          <table:table-cell office:value-type="float" office:value="0.910000026226044" calcext:value-type="float">
            <text:p>0,9100000262</text:p>
          </table:table-cell>
          <table:table-cell office:value-type="float" office:value="0.654500007629395" calcext:value-type="float">
            <text:p>0,6545000076</text:p>
          </table:table-cell>
          <table:table-cell office:value-type="float" office:value="0.28999999165535" calcext:value-type="float">
            <text:p>0,2899999917</text:p>
          </table:table-cell>
        </table:table-row>
        <table:table-row table:style-name="ro1">
          <table:table-cell office:value-type="float" office:value="1579710800.75604" calcext:value-type="float">
            <text:p>1579710800,75604</text:p>
          </table:table-cell>
          <table:table-cell office:value-type="float" office:value="115" calcext:value-type="float">
            <text:p>115</text:p>
          </table:table-cell>
          <table:table-cell office:value-type="float" office:value="0.910000026226044" calcext:value-type="float">
            <text:p>0,9100000262</text:p>
          </table:table-cell>
          <table:table-cell office:value-type="float" office:value="0.660000026226044" calcext:value-type="float">
            <text:p>0,6600000262</text:p>
          </table:table-cell>
          <table:table-cell office:value-type="float" office:value="0.264499992132187" calcext:value-type="float">
            <text:p>0,2644999921</text:p>
          </table:table-cell>
        </table:table-row>
        <table:table-row table:style-name="ro1">
          <table:table-cell office:value-type="float" office:value="1579710804.84668" calcext:value-type="float">
            <text:p>1579710804,84668</text:p>
          </table:table-cell>
          <table:table-cell office:value-type="float" office:value="116" calcext:value-type="float">
            <text:p>116</text:p>
          </table:table-cell>
          <table:table-cell office:value-type="float" office:value="0.913999974727631" calcext:value-type="float">
            <text:p>0,9139999747</text:p>
          </table:table-cell>
          <table:table-cell office:value-type="float" office:value="0.669000029563904" calcext:value-type="float">
            <text:p>0,6690000296</text:p>
          </table:table-cell>
          <table:table-cell office:value-type="float" office:value="0.29449999332428" calcext:value-type="float">
            <text:p>0,2944999933</text:p>
          </table:table-cell>
        </table:table-row>
        <table:table-row table:style-name="ro1">
          <table:table-cell office:value-type="float" office:value="1579710808.79594" calcext:value-type="float">
            <text:p>1579710808,79594</text:p>
          </table:table-cell>
          <table:table-cell office:value-type="float" office:value="117" calcext:value-type="float">
            <text:p>117</text:p>
          </table:table-cell>
          <table:table-cell office:value-type="float" office:value="0.916000008583069" calcext:value-type="float">
            <text:p>0,9160000086</text:p>
          </table:table-cell>
          <table:table-cell office:value-type="float" office:value="0.663500010967255" calcext:value-type="float">
            <text:p>0,663500011</text:p>
          </table:table-cell>
          <table:table-cell office:value-type="float" office:value="0.28600001335144" calcext:value-type="float">
            <text:p>0,2860000134</text:p>
          </table:table-cell>
        </table:table-row>
        <table:table-row table:style-name="ro1">
          <table:table-cell office:value-type="float" office:value="1579710812.71168" calcext:value-type="float">
            <text:p>1579710812,71168</text:p>
          </table:table-cell>
          <table:table-cell office:value-type="float" office:value="118" calcext:value-type="float">
            <text:p>118</text:p>
          </table:table-cell>
          <table:table-cell office:value-type="float" office:value="0.913999974727631" calcext:value-type="float">
            <text:p>0,9139999747</text:p>
          </table:table-cell>
          <table:table-cell office:value-type="float" office:value="0.647000014781952" calcext:value-type="float">
            <text:p>0,6470000148</text:p>
          </table:table-cell>
          <table:table-cell office:value-type="float" office:value="0.316000014543533" calcext:value-type="float">
            <text:p>0,3160000145</text:p>
          </table:table-cell>
        </table:table-row>
        <table:table-row table:style-name="ro1">
          <table:table-cell office:value-type="float" office:value="1579710816.68668" calcext:value-type="float">
            <text:p>1579710816,68668</text:p>
          </table:table-cell>
          <table:table-cell office:value-type="float" office:value="119" calcext:value-type="float">
            <text:p>119</text:p>
          </table:table-cell>
          <table:table-cell office:value-type="float" office:value="0.911499977111816" calcext:value-type="float">
            <text:p>0,9114999771</text:p>
          </table:table-cell>
          <table:table-cell office:value-type="float" office:value="0.649999976158142" calcext:value-type="float">
            <text:p>0,6499999762</text:p>
          </table:table-cell>
          <table:table-cell office:value-type="float" office:value="0.314999997615814" calcext:value-type="float">
            <text:p>0,3149999976</text:p>
          </table:table-cell>
        </table:table-row>
        <table:table-row table:style-name="ro1">
          <table:table-cell office:value-type="float" office:value="1579710822.81333" calcext:value-type="float">
            <text:p>1579710822,81333</text:p>
          </table:table-cell>
          <table:table-cell office:value-type="float" office:value="120" calcext:value-type="float">
            <text:p>120</text:p>
          </table:table-cell>
          <table:table-cell office:value-type="float" office:value="0.912999987602234" calcext:value-type="float">
            <text:p>0,9129999876</text:p>
          </table:table-cell>
          <table:table-cell office:value-type="float" office:value="0.643999993801117" calcext:value-type="float">
            <text:p>0,6439999938</text:p>
          </table:table-cell>
          <table:table-cell office:value-type="float" office:value="0.298500001430511" calcext:value-type="float">
            <text:p>0,2985000014</text:p>
          </table:table-cell>
        </table:table-row>
        <table:table-row table:style-name="ro1">
          <table:table-cell office:value-type="float" office:value="1579710826.77095" calcext:value-type="float">
            <text:p>1579710826,77095</text:p>
          </table:table-cell>
          <table:table-cell office:value-type="float" office:value="121" calcext:value-type="float">
            <text:p>121</text:p>
          </table:table-cell>
          <table:table-cell office:value-type="float" office:value="0.91049998998642" calcext:value-type="float">
            <text:p>0,91049999</text:p>
          </table:table-cell>
          <table:table-cell office:value-type="float" office:value="0.660000026226044" calcext:value-type="float">
            <text:p>0,6600000262</text:p>
          </table:table-cell>
          <table:table-cell office:value-type="float" office:value="0.328000009059906" calcext:value-type="float">
            <text:p>0,3280000091</text:p>
          </table:table-cell>
        </table:table-row>
        <table:table-row table:style-name="ro1">
          <table:table-cell office:value-type="float" office:value="1579710830.74844" calcext:value-type="float">
            <text:p>1579710830,74844</text:p>
          </table:table-cell>
          <table:table-cell office:value-type="float" office:value="122" calcext:value-type="float">
            <text:p>122</text:p>
          </table:table-cell>
          <table:table-cell office:value-type="float" office:value="0.890999972820282" calcext:value-type="float">
            <text:p>0,8909999728</text:p>
          </table:table-cell>
          <table:table-cell office:value-type="float" office:value="0.641499996185303" calcext:value-type="float">
            <text:p>0,6414999962</text:p>
          </table:table-cell>
          <table:table-cell office:value-type="float" office:value="0.337500005960464" calcext:value-type="float">
            <text:p>0,337500006</text:p>
          </table:table-cell>
        </table:table-row>
        <table:table-row table:style-name="ro1">
          <table:table-cell office:value-type="float" office:value="1579710834.8475" calcext:value-type="float">
            <text:p>1579710834,8475</text:p>
          </table:table-cell>
          <table:table-cell office:value-type="float" office:value="123" calcext:value-type="float">
            <text:p>123</text:p>
          </table:table-cell>
          <table:table-cell office:value-type="float" office:value="0.90750002861023" calcext:value-type="float">
            <text:p>0,9075000286</text:p>
          </table:table-cell>
          <table:table-cell office:value-type="float" office:value="0.648500025272369" calcext:value-type="float">
            <text:p>0,6485000253</text:p>
          </table:table-cell>
          <table:table-cell office:value-type="float" office:value="0.307000011205673" calcext:value-type="float">
            <text:p>0,3070000112</text:p>
          </table:table-cell>
        </table:table-row>
        <table:table-row table:style-name="ro1">
          <table:table-cell office:value-type="float" office:value="1579710838.80134" calcext:value-type="float">
            <text:p>1579710838,80134</text:p>
          </table:table-cell>
          <table:table-cell office:value-type="float" office:value="124" calcext:value-type="float">
            <text:p>124</text:p>
          </table:table-cell>
          <table:table-cell office:value-type="float" office:value="0.920499980449676" calcext:value-type="float">
            <text:p>0,9204999804</text:p>
          </table:table-cell>
          <table:table-cell office:value-type="float" office:value="0.653999984264374" calcext:value-type="float">
            <text:p>0,6539999843</text:p>
          </table:table-cell>
          <table:table-cell office:value-type="float" office:value="0.310499995946884" calcext:value-type="float">
            <text:p>0,3104999959</text:p>
          </table:table-cell>
        </table:table-row>
        <table:table-row table:style-name="ro1">
          <table:table-cell office:value-type="float" office:value="1579710842.75539" calcext:value-type="float">
            <text:p>1579710842,75539</text:p>
          </table:table-cell>
          <table:table-cell office:value-type="float" office:value="125" calcext:value-type="float">
            <text:p>125</text:p>
          </table:table-cell>
          <table:table-cell office:value-type="float" office:value="0.915499985218048" calcext:value-type="float">
            <text:p>0,9154999852</text:p>
          </table:table-cell>
          <table:table-cell office:value-type="float" office:value="0.641499996185303" calcext:value-type="float">
            <text:p>0,6414999962</text:p>
          </table:table-cell>
          <table:table-cell office:value-type="float" office:value="0.314999997615814" calcext:value-type="float">
            <text:p>0,3149999976</text:p>
          </table:table-cell>
        </table:table-row>
        <table:table-row table:style-name="ro1">
          <table:table-cell office:value-type="float" office:value="1579710846.77867" calcext:value-type="float">
            <text:p>1579710846,77867</text:p>
          </table:table-cell>
          <table:table-cell office:value-type="float" office:value="126" calcext:value-type="float">
            <text:p>126</text:p>
          </table:table-cell>
          <table:table-cell office:value-type="float" office:value="0.921000003814697" calcext:value-type="float">
            <text:p>0,9210000038</text:p>
          </table:table-cell>
          <table:table-cell office:value-type="float" office:value="0.673500001430512" calcext:value-type="float">
            <text:p>0,6735000014</text:p>
          </table:table-cell>
          <table:table-cell office:value-type="float" office:value="0.324000000953674" calcext:value-type="float">
            <text:p>0,324000001</text:p>
          </table:table-cell>
        </table:table-row>
        <table:table-row table:style-name="ro1">
          <table:table-cell office:value-type="float" office:value="1579710851.10755" calcext:value-type="float">
            <text:p>1579710851,10755</text:p>
          </table:table-cell>
          <table:table-cell office:value-type="float" office:value="127" calcext:value-type="float">
            <text:p>127</text:p>
          </table:table-cell>
          <table:table-cell office:value-type="float" office:value="0.922999978065491" calcext:value-type="float">
            <text:p>0,9229999781</text:p>
          </table:table-cell>
          <table:table-cell office:value-type="float" office:value="0.654500007629395" calcext:value-type="float">
            <text:p>0,6545000076</text:p>
          </table:table-cell>
          <table:table-cell office:value-type="float" office:value="0.34349998831749" calcext:value-type="float">
            <text:p>0,3434999883</text:p>
          </table:table-cell>
        </table:table-row>
        <table:table-row table:style-name="ro1">
          <table:table-cell office:value-type="float" office:value="1579710855.17502" calcext:value-type="float">
            <text:p>1579710855,17502</text:p>
          </table:table-cell>
          <table:table-cell office:value-type="float" office:value="128" calcext:value-type="float">
            <text:p>128</text:p>
          </table:table-cell>
          <table:table-cell office:value-type="float" office:value="0.913999974727631" calcext:value-type="float">
            <text:p>0,9139999747</text:p>
          </table:table-cell>
          <table:table-cell office:value-type="float" office:value="0.64300000667572" calcext:value-type="float">
            <text:p>0,6430000067</text:p>
          </table:table-cell>
          <table:table-cell office:value-type="float" office:value="0.300999999046326" calcext:value-type="float">
            <text:p>0,300999999</text:p>
          </table:table-cell>
        </table:table-row>
        <table:table-row table:style-name="ro1">
          <table:table-cell office:value-type="float" office:value="1579710859.287" calcext:value-type="float">
            <text:p>1579710859,287</text:p>
          </table:table-cell>
          <table:table-cell office:value-type="float" office:value="129" calcext:value-type="float">
            <text:p>129</text:p>
          </table:table-cell>
          <table:table-cell office:value-type="float" office:value="0.893499970436096" calcext:value-type="float">
            <text:p>0,8934999704</text:p>
          </table:table-cell>
          <table:table-cell office:value-type="float" office:value="0.65200001001358" calcext:value-type="float">
            <text:p>0,65200001</text:p>
          </table:table-cell>
          <table:table-cell office:value-type="float" office:value="0.324000000953674" calcext:value-type="float">
            <text:p>0,324000001</text:p>
          </table:table-cell>
        </table:table-row>
        <table:table-row table:style-name="ro1">
          <table:table-cell office:value-type="float" office:value="1579710865.38505" calcext:value-type="float">
            <text:p>1579710865,38505</text:p>
          </table:table-cell>
          <table:table-cell office:value-type="float" office:value="130" calcext:value-type="float">
            <text:p>130</text:p>
          </table:table-cell>
          <table:table-cell office:value-type="float" office:value="0.903999984264374" calcext:value-type="float">
            <text:p>0,9039999843</text:p>
          </table:table-cell>
          <table:table-cell office:value-type="float" office:value="0.65149998664856" calcext:value-type="float">
            <text:p>0,6514999866</text:p>
          </table:table-cell>
          <table:table-cell office:value-type="float" office:value="0.333499997854233" calcext:value-type="float">
            <text:p>0,3334999979</text:p>
          </table:table-cell>
        </table:table-row>
        <table:table-row table:style-name="ro1">
          <table:table-cell office:value-type="float" office:value="1579710869.42394" calcext:value-type="float">
            <text:p>1579710869,42394</text:p>
          </table:table-cell>
          <table:table-cell office:value-type="float" office:value="131" calcext:value-type="float">
            <text:p>131</text:p>
          </table:table-cell>
          <table:table-cell office:value-type="float" office:value="0.921500027179718" calcext:value-type="float">
            <text:p>0,9215000272</text:p>
          </table:table-cell>
          <table:table-cell office:value-type="float" office:value="0.691999971866608" calcext:value-type="float">
            <text:p>0,6919999719</text:p>
          </table:table-cell>
          <table:table-cell office:value-type="float" office:value="0.334500014781952" calcext:value-type="float">
            <text:p>0,3345000148</text:p>
          </table:table-cell>
        </table:table-row>
        <table:table-row table:style-name="ro1">
          <table:table-cell office:value-type="float" office:value="1579710873.56022" calcext:value-type="float">
            <text:p>1579710873,56022</text:p>
          </table:table-cell>
          <table:table-cell office:value-type="float" office:value="132" calcext:value-type="float">
            <text:p>132</text:p>
          </table:table-cell>
          <table:table-cell office:value-type="float" office:value="0.90499997138977" calcext:value-type="float">
            <text:p>0,9049999714</text:p>
          </table:table-cell>
          <table:table-cell office:value-type="float" office:value="0.662999987602234" calcext:value-type="float">
            <text:p>0,6629999876</text:p>
          </table:table-cell>
          <table:table-cell office:value-type="float" office:value="0.335500001907349" calcext:value-type="float">
            <text:p>0,3355000019</text:p>
          </table:table-cell>
        </table:table-row>
        <table:table-row table:style-name="ro1">
          <table:table-cell office:value-type="float" office:value="1579710877.80578" calcext:value-type="float">
            <text:p>1579710877,80578</text:p>
          </table:table-cell>
          <table:table-cell office:value-type="float" office:value="133" calcext:value-type="float">
            <text:p>133</text:p>
          </table:table-cell>
          <table:table-cell office:value-type="float" office:value="0.908999979496002" calcext:value-type="float">
            <text:p>0,9089999795</text:p>
          </table:table-cell>
          <table:table-cell office:value-type="float" office:value="0.686999976634979" calcext:value-type="float">
            <text:p>0,6869999766</text:p>
          </table:table-cell>
          <table:table-cell office:value-type="float" office:value="0.335500001907349" calcext:value-type="float">
            <text:p>0,3355000019</text:p>
          </table:table-cell>
        </table:table-row>
        <table:table-row table:style-name="ro1">
          <table:table-cell office:value-type="float" office:value="1579710882.36676" calcext:value-type="float">
            <text:p>1579710882,36676</text:p>
          </table:table-cell>
          <table:table-cell office:value-type="float" office:value="134" calcext:value-type="float">
            <text:p>134</text:p>
          </table:table-cell>
          <table:table-cell office:value-type="float" office:value="0.90200001001358" calcext:value-type="float">
            <text:p>0,90200001</text:p>
          </table:table-cell>
          <table:table-cell office:value-type="float" office:value="0.654500007629395" calcext:value-type="float">
            <text:p>0,6545000076</text:p>
          </table:table-cell>
          <table:table-cell office:value-type="float" office:value="0.328999996185303" calcext:value-type="float">
            <text:p>0,3289999962</text:p>
          </table:table-cell>
        </table:table-row>
        <table:table-row table:style-name="ro1">
          <table:table-cell office:value-type="float" office:value="1579710886.57502" calcext:value-type="float">
            <text:p>1579710886,57502</text:p>
          </table:table-cell>
          <table:table-cell office:value-type="float" office:value="135" calcext:value-type="float">
            <text:p>135</text:p>
          </table:table-cell>
          <table:table-cell office:value-type="float" office:value="0.902999997138977" calcext:value-type="float">
            <text:p>0,9029999971</text:p>
          </table:table-cell>
          <table:table-cell office:value-type="float" office:value="0.65750002861023" calcext:value-type="float">
            <text:p>0,6575000286</text:p>
          </table:table-cell>
          <table:table-cell office:value-type="float" office:value="0.325500011444092" calcext:value-type="float">
            <text:p>0,3255000114</text:p>
          </table:table-cell>
        </table:table-row>
        <table:table-row table:style-name="ro1">
          <table:table-cell office:value-type="float" office:value="1579710890.8269" calcext:value-type="float">
            <text:p>1579710890,8269</text:p>
          </table:table-cell>
          <table:table-cell office:value-type="float" office:value="136" calcext:value-type="float">
            <text:p>136</text:p>
          </table:table-cell>
          <table:table-cell office:value-type="float" office:value="0.911499977111816" calcext:value-type="float">
            <text:p>0,9114999771</text:p>
          </table:table-cell>
          <table:table-cell office:value-type="float" office:value="0.656499981880188" calcext:value-type="float">
            <text:p>0,6564999819</text:p>
          </table:table-cell>
          <table:table-cell office:value-type="float" office:value="0.338499993085861" calcext:value-type="float">
            <text:p>0,3384999931</text:p>
          </table:table-cell>
        </table:table-row>
        <table:table-row table:style-name="ro1">
          <table:table-cell office:value-type="float" office:value="1579710895.20282" calcext:value-type="float">
            <text:p>1579710895,20282</text:p>
          </table:table-cell>
          <table:table-cell office:value-type="float" office:value="137" calcext:value-type="float">
            <text:p>137</text:p>
          </table:table-cell>
          <table:table-cell office:value-type="float" office:value="0.9200000166893" calcext:value-type="float">
            <text:p>0,9200000167</text:p>
          </table:table-cell>
          <table:table-cell office:value-type="float" office:value="0.657000005245209" calcext:value-type="float">
            <text:p>0,6570000052</text:p>
          </table:table-cell>
          <table:table-cell office:value-type="float" office:value="0.33899998664856" calcext:value-type="float">
            <text:p>0,3389999866</text:p>
          </table:table-cell>
        </table:table-row>
        <table:table-row table:style-name="ro1">
          <table:table-cell office:value-type="float" office:value="1579710899.4933" calcext:value-type="float">
            <text:p>1579710899,4933</text:p>
          </table:table-cell>
          <table:table-cell office:value-type="float" office:value="138" calcext:value-type="float">
            <text:p>138</text:p>
          </table:table-cell>
          <table:table-cell office:value-type="float" office:value="0.910000026226044" calcext:value-type="float">
            <text:p>0,9100000262</text:p>
          </table:table-cell>
          <table:table-cell office:value-type="float" office:value="0.649500012397766" calcext:value-type="float">
            <text:p>0,6495000124</text:p>
          </table:table-cell>
          <table:table-cell office:value-type="float" office:value="0.330000013113022" calcext:value-type="float">
            <text:p>0,3300000131</text:p>
          </table:table-cell>
        </table:table-row>
        <table:table-row table:style-name="ro1">
          <table:table-cell office:value-type="float" office:value="1579710903.65337" calcext:value-type="float">
            <text:p>1579710903,65337</text:p>
          </table:table-cell>
          <table:table-cell office:value-type="float" office:value="139" calcext:value-type="float">
            <text:p>139</text:p>
          </table:table-cell>
          <table:table-cell office:value-type="float" office:value="0.921500027179718" calcext:value-type="float">
            <text:p>0,9215000272</text:p>
          </table:table-cell>
          <table:table-cell office:value-type="float" office:value="0.667999982833862" calcext:value-type="float">
            <text:p>0,6679999828</text:p>
          </table:table-cell>
          <table:table-cell office:value-type="float" office:value="0.344500005245209" calcext:value-type="float">
            <text:p>0,3445000052</text:p>
          </table:table-cell>
        </table:table-row>
        <table:table-row table:style-name="ro1">
          <table:table-cell office:value-type="float" office:value="1579710909.60904" calcext:value-type="float">
            <text:p>1579710909,60904</text:p>
          </table:table-cell>
          <table:table-cell office:value-type="float" office:value="140" calcext:value-type="float">
            <text:p>140</text:p>
          </table:table-cell>
          <table:table-cell office:value-type="float" office:value="0.916499972343445" calcext:value-type="float">
            <text:p>0,9164999723</text:p>
          </table:table-cell>
          <table:table-cell office:value-type="float" office:value="0.663500010967255" calcext:value-type="float">
            <text:p>0,663500011</text:p>
          </table:table-cell>
          <table:table-cell office:value-type="float" office:value="0.324499994516373" calcext:value-type="float">
            <text:p>0,3244999945</text:p>
          </table:table-cell>
        </table:table-row>
        <table:table-row table:style-name="ro1">
          <table:table-cell office:value-type="float" office:value="1579710913.81132" calcext:value-type="float">
            <text:p>1579710913,81132</text:p>
          </table:table-cell>
          <table:table-cell office:value-type="float" office:value="141" calcext:value-type="float">
            <text:p>141</text:p>
          </table:table-cell>
          <table:table-cell office:value-type="float" office:value="0.920499980449676" calcext:value-type="float">
            <text:p>0,9204999804</text:p>
          </table:table-cell>
          <table:table-cell office:value-type="float" office:value="0.649500012397766" calcext:value-type="float">
            <text:p>0,6495000124</text:p>
          </table:table-cell>
          <table:table-cell office:value-type="float" office:value="0.337999999523163" calcext:value-type="float">
            <text:p>0,3379999995</text:p>
          </table:table-cell>
        </table:table-row>
        <table:table-row table:style-name="ro1">
          <table:table-cell office:value-type="float" office:value="1579710917.77735" calcext:value-type="float">
            <text:p>1579710917,77735</text:p>
          </table:table-cell>
          <table:table-cell office:value-type="float" office:value="142" calcext:value-type="float">
            <text:p>142</text:p>
          </table:table-cell>
          <table:table-cell office:value-type="float" office:value="0.922999978065491" calcext:value-type="float">
            <text:p>0,9229999781</text:p>
          </table:table-cell>
          <table:table-cell office:value-type="float" office:value="0.661499977111816" calcext:value-type="float">
            <text:p>0,6614999771</text:p>
          </table:table-cell>
          <table:table-cell office:value-type="float" office:value="0.331499993801117" calcext:value-type="float">
            <text:p>0,3314999938</text:p>
          </table:table-cell>
        </table:table-row>
        <table:table-row table:style-name="ro1">
          <table:table-cell office:value-type="float" office:value="1579710921.70124" calcext:value-type="float">
            <text:p>1579710921,70124</text:p>
          </table:table-cell>
          <table:table-cell office:value-type="float" office:value="143" calcext:value-type="float">
            <text:p>143</text:p>
          </table:table-cell>
          <table:table-cell office:value-type="float" office:value="0.903999984264374" calcext:value-type="float">
            <text:p>0,9039999843</text:p>
          </table:table-cell>
          <table:table-cell office:value-type="float" office:value="0.675000011920929" calcext:value-type="float">
            <text:p>0,6750000119</text:p>
          </table:table-cell>
          <table:table-cell office:value-type="float" office:value="0.340000003576279" calcext:value-type="float">
            <text:p>0,3400000036</text:p>
          </table:table-cell>
        </table:table-row>
        <table:table-row table:style-name="ro1">
          <table:table-cell office:value-type="float" office:value="1579710925.80019" calcext:value-type="float">
            <text:p>1579710925,80019</text:p>
          </table:table-cell>
          <table:table-cell office:value-type="float" office:value="144" calcext:value-type="float">
            <text:p>144</text:p>
          </table:table-cell>
          <table:table-cell office:value-type="float" office:value="0.90750002861023" calcext:value-type="float">
            <text:p>0,9075000286</text:p>
          </table:table-cell>
          <table:table-cell office:value-type="float" office:value="0.671000003814697" calcext:value-type="float">
            <text:p>0,6710000038</text:p>
          </table:table-cell>
          <table:table-cell office:value-type="float" office:value="0.335999995470047" calcext:value-type="float">
            <text:p>0,3359999955</text:p>
          </table:table-cell>
        </table:table-row>
        <table:table-row table:style-name="ro1">
          <table:table-cell office:value-type="float" office:value="1579710929.76978" calcext:value-type="float">
            <text:p>1579710929,76978</text:p>
          </table:table-cell>
          <table:table-cell office:value-type="float" office:value="145" calcext:value-type="float">
            <text:p>145</text:p>
          </table:table-cell>
          <table:table-cell office:value-type="float" office:value="0.914499998092651" calcext:value-type="float">
            <text:p>0,9144999981</text:p>
          </table:table-cell>
          <table:table-cell office:value-type="float" office:value="0.663999974727631" calcext:value-type="float">
            <text:p>0,6639999747</text:p>
          </table:table-cell>
          <table:table-cell office:value-type="float" office:value="0.340999990701675" calcext:value-type="float">
            <text:p>0,3409999907</text:p>
          </table:table-cell>
        </table:table-row>
        <table:table-row table:style-name="ro1">
          <table:table-cell office:value-type="float" office:value="1579710933.70888" calcext:value-type="float">
            <text:p>1579710933,70888</text:p>
          </table:table-cell>
          <table:table-cell office:value-type="float" office:value="146" calcext:value-type="float">
            <text:p>146</text:p>
          </table:table-cell>
          <table:table-cell office:value-type="float" office:value="0.919000029563904" calcext:value-type="float">
            <text:p>0,9190000296</text:p>
          </table:table-cell>
          <table:table-cell office:value-type="float" office:value="0.657999992370606" calcext:value-type="float">
            <text:p>0,6579999924</text:p>
          </table:table-cell>
          <table:table-cell office:value-type="float" office:value="0.34400001168251" calcext:value-type="float">
            <text:p>0,3440000117</text:p>
          </table:table-cell>
        </table:table-row>
        <table:table-row table:style-name="ro1">
          <table:table-cell office:value-type="float" office:value="1579710937.64398" calcext:value-type="float">
            <text:p>1579710937,64398</text:p>
          </table:table-cell>
          <table:table-cell office:value-type="float" office:value="147" calcext:value-type="float">
            <text:p>147</text:p>
          </table:table-cell>
          <table:table-cell office:value-type="float" office:value="0.913500010967254" calcext:value-type="float">
            <text:p>0,913500011</text:p>
          </table:table-cell>
          <table:table-cell office:value-type="float" office:value="0.647499978542328" calcext:value-type="float">
            <text:p>0,6474999785</text:p>
          </table:table-cell>
          <table:table-cell office:value-type="float" office:value="0.338499993085861" calcext:value-type="float">
            <text:p>0,3384999931</text:p>
          </table:table-cell>
        </table:table-row>
        <table:table-row table:style-name="ro1">
          <table:table-cell office:value-type="float" office:value="1579710941.88959" calcext:value-type="float">
            <text:p>1579710941,88959</text:p>
          </table:table-cell>
          <table:table-cell office:value-type="float" office:value="148" calcext:value-type="float">
            <text:p>148</text:p>
          </table:table-cell>
          <table:table-cell office:value-type="float" office:value="0.912500023841858" calcext:value-type="float">
            <text:p>0,9125000238</text:p>
          </table:table-cell>
          <table:table-cell office:value-type="float" office:value="0.650499999523163" calcext:value-type="float">
            <text:p>0,6504999995</text:p>
          </table:table-cell>
          <table:table-cell office:value-type="float" office:value="0.333999991416931" calcext:value-type="float">
            <text:p>0,3339999914</text:p>
          </table:table-cell>
        </table:table-row>
        <table:table-row table:style-name="ro1">
          <table:table-cell office:value-type="float" office:value="1579710945.86941" calcext:value-type="float">
            <text:p>1579710945,86941</text:p>
          </table:table-cell>
          <table:table-cell office:value-type="float" office:value="149" calcext:value-type="float">
            <text:p>149</text:p>
          </table:table-cell>
          <table:table-cell office:value-type="float" office:value="0.92849999666214" calcext:value-type="float">
            <text:p>0,9284999967</text:p>
          </table:table-cell>
          <table:table-cell office:value-type="float" office:value="0.670000016689301" calcext:value-type="float">
            <text:p>0,6700000167</text:p>
          </table:table-cell>
          <table:table-cell office:value-type="float" office:value="0.349000006914139" calcext:value-type="float">
            <text:p>0,3490000069</text:p>
          </table:table-cell>
        </table:table-row>
        <table:table-row table:style-name="ro1">
          <table:table-cell office:value-type="float" office:value="1579710951.74043" calcext:value-type="float">
            <text:p>1579710951,74043</text:p>
          </table:table-cell>
          <table:table-cell office:value-type="float" office:value="150" calcext:value-type="float">
            <text:p>150</text:p>
          </table:table-cell>
          <table:table-cell office:value-type="float" office:value="0.913500010967254" calcext:value-type="float">
            <text:p>0,913500011</text:p>
          </table:table-cell>
          <table:table-cell office:value-type="float" office:value="0.662999987602234" calcext:value-type="float">
            <text:p>0,6629999876</text:p>
          </table:table-cell>
          <table:table-cell office:value-type="float" office:value="0.337000012397766" calcext:value-type="float">
            <text:p>0,3370000124</text:p>
          </table:table-cell>
        </table:table-row>
        <table:table-row table:style-name="ro1">
          <table:table-cell office:value-type="float" office:value="1579710955.81478" calcext:value-type="float">
            <text:p>1579710955,81478</text:p>
          </table:table-cell>
          <table:table-cell office:value-type="float" office:value="151" calcext:value-type="float">
            <text:p>151</text:p>
          </table:table-cell>
          <table:table-cell office:value-type="float" office:value="0.913999974727631" calcext:value-type="float">
            <text:p>0,9139999747</text:p>
          </table:table-cell>
          <table:table-cell office:value-type="float" office:value="0.666999995708466" calcext:value-type="float">
            <text:p>0,6669999957</text:p>
          </table:table-cell>
          <table:table-cell office:value-type="float" office:value="0.349000006914139" calcext:value-type="float">
            <text:p>0,3490000069</text:p>
          </table:table-cell>
        </table:table-row>
        <table:table-row table:style-name="ro1">
          <table:table-cell office:value-type="float" office:value="1579710959.75326" calcext:value-type="float">
            <text:p>1579710959,75326</text:p>
          </table:table-cell>
          <table:table-cell office:value-type="float" office:value="152" calcext:value-type="float">
            <text:p>152</text:p>
          </table:table-cell>
          <table:table-cell office:value-type="float" office:value="0.92900002002716" calcext:value-type="float">
            <text:p>0,92900002</text:p>
          </table:table-cell>
          <table:table-cell office:value-type="float" office:value="0.65200001001358" calcext:value-type="float">
            <text:p>0,65200001</text:p>
          </table:table-cell>
          <table:table-cell office:value-type="float" office:value="0.34349998831749" calcext:value-type="float">
            <text:p>0,3434999883</text:p>
          </table:table-cell>
        </table:table-row>
        <table:table-row table:style-name="ro1">
          <table:table-cell office:value-type="float" office:value="1579710963.70158" calcext:value-type="float">
            <text:p>1579710963,70158</text:p>
          </table:table-cell>
          <table:table-cell office:value-type="float" office:value="153" calcext:value-type="float">
            <text:p>153</text:p>
          </table:table-cell>
          <table:table-cell office:value-type="float" office:value="0.913500010967254" calcext:value-type="float">
            <text:p>0,913500011</text:p>
          </table:table-cell>
          <table:table-cell office:value-type="float" office:value="0.66100001335144" calcext:value-type="float">
            <text:p>0,6610000134</text:p>
          </table:table-cell>
          <table:table-cell office:value-type="float" office:value="0.342500001192093" calcext:value-type="float">
            <text:p>0,3425000012</text:p>
          </table:table-cell>
        </table:table-row>
        <table:table-row table:style-name="ro1">
          <table:table-cell office:value-type="float" office:value="1579710967.62672" calcext:value-type="float">
            <text:p>1579710967,62672</text:p>
          </table:table-cell>
          <table:table-cell office:value-type="float" office:value="154" calcext:value-type="float">
            <text:p>154</text:p>
          </table:table-cell>
          <table:table-cell office:value-type="float" office:value="0.918500006198883" calcext:value-type="float">
            <text:p>0,9185000062</text:p>
          </table:table-cell>
          <table:table-cell office:value-type="float" office:value="0.658999979496002" calcext:value-type="float">
            <text:p>0,6589999795</text:p>
          </table:table-cell>
          <table:table-cell office:value-type="float" office:value="0.331499993801117" calcext:value-type="float">
            <text:p>0,3314999938</text:p>
          </table:table-cell>
        </table:table-row>
        <table:table-row table:style-name="ro1">
          <table:table-cell office:value-type="float" office:value="1579710971.86371" calcext:value-type="float">
            <text:p>1579710971,86371</text:p>
          </table:table-cell>
          <table:table-cell office:value-type="float" office:value="155" calcext:value-type="float">
            <text:p>155</text:p>
          </table:table-cell>
          <table:table-cell office:value-type="float" office:value="0.90499997138977" calcext:value-type="float">
            <text:p>0,9049999714</text:p>
          </table:table-cell>
          <table:table-cell office:value-type="float" office:value="0.656499981880188" calcext:value-type="float">
            <text:p>0,6564999819</text:p>
          </table:table-cell>
          <table:table-cell office:value-type="float" office:value="0.346500009298325" calcext:value-type="float">
            <text:p>0,3465000093</text:p>
          </table:table-cell>
        </table:table-row>
        <table:table-row table:style-name="ro1">
          <table:table-cell office:value-type="float" office:value="1579710975.83292" calcext:value-type="float">
            <text:p>1579710975,83292</text:p>
          </table:table-cell>
          <table:table-cell office:value-type="float" office:value="156" calcext:value-type="float">
            <text:p>156</text:p>
          </table:table-cell>
          <table:table-cell office:value-type="float" office:value="0.930000007152557" calcext:value-type="float">
            <text:p>0,9300000072</text:p>
          </table:table-cell>
          <table:table-cell office:value-type="float" office:value="0.649999976158142" calcext:value-type="float">
            <text:p>0,6499999762</text:p>
          </table:table-cell>
          <table:table-cell office:value-type="float" office:value="0.331000000238419" calcext:value-type="float">
            <text:p>0,3310000002</text:p>
          </table:table-cell>
        </table:table-row>
        <table:table-row table:style-name="ro1">
          <table:table-cell office:value-type="float" office:value="1579710979.79964" calcext:value-type="float">
            <text:p>1579710979,79964</text:p>
          </table:table-cell>
          <table:table-cell office:value-type="float" office:value="157" calcext:value-type="float">
            <text:p>157</text:p>
          </table:table-cell>
          <table:table-cell office:value-type="float" office:value="0.917999982833862" calcext:value-type="float">
            <text:p>0,9179999828</text:p>
          </table:table-cell>
          <table:table-cell office:value-type="float" office:value="0.656499981880188" calcext:value-type="float">
            <text:p>0,6564999819</text:p>
          </table:table-cell>
          <table:table-cell office:value-type="float" office:value="0.354999989271164" calcext:value-type="float">
            <text:p>0,3549999893</text:p>
          </table:table-cell>
        </table:table-row>
        <table:table-row table:style-name="ro1">
          <table:table-cell office:value-type="float" office:value="1579710983.92325" calcext:value-type="float">
            <text:p>1579710983,92325</text:p>
          </table:table-cell>
          <table:table-cell office:value-type="float" office:value="158" calcext:value-type="float">
            <text:p>158</text:p>
          </table:table-cell>
          <table:table-cell office:value-type="float" office:value="0.905499994754791" calcext:value-type="float">
            <text:p>0,9054999948</text:p>
          </table:table-cell>
          <table:table-cell office:value-type="float" office:value="0.657999992370606" calcext:value-type="float">
            <text:p>0,6579999924</text:p>
          </table:table-cell>
          <table:table-cell office:value-type="float" office:value="0.33950001001358" calcext:value-type="float">
            <text:p>0,33950001</text:p>
          </table:table-cell>
        </table:table-row>
        <table:table-row table:style-name="ro1">
          <table:table-cell office:value-type="float" office:value="1579710987.91116" calcext:value-type="float">
            <text:p>1579710987,91116</text:p>
          </table:table-cell>
          <table:table-cell office:value-type="float" office:value="159" calcext:value-type="float">
            <text:p>159</text:p>
          </table:table-cell>
          <table:table-cell office:value-type="float" office:value="0.910000026226044" calcext:value-type="float">
            <text:p>0,9100000262</text:p>
          </table:table-cell>
          <table:table-cell office:value-type="float" office:value="0.671000003814697" calcext:value-type="float">
            <text:p>0,6710000038</text:p>
          </table:table-cell>
          <table:table-cell office:value-type="float" office:value="0.358999997377396" calcext:value-type="float">
            <text:p>0,3589999974</text:p>
          </table:table-cell>
        </table:table-row>
        <table:table-row table:style-name="ro1">
          <table:table-cell office:value-type="float" office:value="1579710993.73534" calcext:value-type="float">
            <text:p>1579710993,73534</text:p>
          </table:table-cell>
          <table:table-cell office:value-type="float" office:value="160" calcext:value-type="float">
            <text:p>160</text:p>
          </table:table-cell>
          <table:table-cell office:value-type="float" office:value="0.92849999666214" calcext:value-type="float">
            <text:p>0,9284999967</text:p>
          </table:table-cell>
          <table:table-cell office:value-type="float" office:value="0.671999990940094" calcext:value-type="float">
            <text:p>0,6719999909</text:p>
          </table:table-cell>
          <table:table-cell office:value-type="float" office:value="0.340000003576279" calcext:value-type="float">
            <text:p>0,3400000036</text:p>
          </table:table-cell>
        </table:table-row>
        <table:table-row table:style-name="ro1">
          <table:table-cell office:value-type="float" office:value="1579710997.6708" calcext:value-type="float">
            <text:p>1579710997,6708</text:p>
          </table:table-cell>
          <table:table-cell office:value-type="float" office:value="161" calcext:value-type="float">
            <text:p>161</text:p>
          </table:table-cell>
          <table:table-cell office:value-type="float" office:value="0.909500002861023" calcext:value-type="float">
            <text:p>0,9095000029</text:p>
          </table:table-cell>
          <table:table-cell office:value-type="float" office:value="0.652999997138977" calcext:value-type="float">
            <text:p>0,6529999971</text:p>
          </table:table-cell>
          <table:table-cell office:value-type="float" office:value="0.328999996185303" calcext:value-type="float">
            <text:p>0,3289999962</text:p>
          </table:table-cell>
        </table:table-row>
        <table:table-row table:style-name="ro1">
          <table:table-cell office:value-type="float" office:value="1579711001.91414" calcext:value-type="float">
            <text:p>1579711001,91414</text:p>
          </table:table-cell>
          <table:table-cell office:value-type="float" office:value="162" calcext:value-type="float">
            <text:p>162</text:p>
          </table:table-cell>
          <table:table-cell office:value-type="float" office:value="0.916000008583069" calcext:value-type="float">
            <text:p>0,9160000086</text:p>
          </table:table-cell>
          <table:table-cell office:value-type="float" office:value="0.666999995708466" calcext:value-type="float">
            <text:p>0,6669999957</text:p>
          </table:table-cell>
          <table:table-cell office:value-type="float" office:value="0.349000006914139" calcext:value-type="float">
            <text:p>0,3490000069</text:p>
          </table:table-cell>
        </table:table-row>
        <table:table-row table:style-name="ro1">
          <table:table-cell office:value-type="float" office:value="1579711005.87306" calcext:value-type="float">
            <text:p>1579711005,87306</text:p>
          </table:table-cell>
          <table:table-cell office:value-type="float" office:value="163" calcext:value-type="float">
            <text:p>163</text:p>
          </table:table-cell>
          <table:table-cell office:value-type="float" office:value="0.907999992370606" calcext:value-type="float">
            <text:p>0,9079999924</text:p>
          </table:table-cell>
          <table:table-cell office:value-type="float" office:value="0.666999995708466" calcext:value-type="float">
            <text:p>0,6669999957</text:p>
          </table:table-cell>
          <table:table-cell office:value-type="float" office:value="0.370000004768372" calcext:value-type="float">
            <text:p>0,3700000048</text:p>
          </table:table-cell>
        </table:table-row>
        <table:table-row table:style-name="ro1">
          <table:table-cell office:value-type="float" office:value="1579711009.91837" calcext:value-type="float">
            <text:p>1579711009,91837</text:p>
          </table:table-cell>
          <table:table-cell office:value-type="float" office:value="164" calcext:value-type="float">
            <text:p>164</text:p>
          </table:table-cell>
          <table:table-cell office:value-type="float" office:value="0.9200000166893" calcext:value-type="float">
            <text:p>0,9200000167</text:p>
          </table:table-cell>
          <table:table-cell office:value-type="float" office:value="0.66049998998642" calcext:value-type="float">
            <text:p>0,66049999</text:p>
          </table:table-cell>
          <table:table-cell office:value-type="float" office:value="0.351500004529953" calcext:value-type="float">
            <text:p>0,3515000045</text:p>
          </table:table-cell>
        </table:table-row>
        <table:table-row table:style-name="ro1">
          <table:table-cell office:value-type="float" office:value="1579711014.04731" calcext:value-type="float">
            <text:p>1579711014,04731</text:p>
          </table:table-cell>
          <table:table-cell office:value-type="float" office:value="165" calcext:value-type="float">
            <text:p>165</text:p>
          </table:table-cell>
          <table:table-cell office:value-type="float" office:value="0.912500023841858" calcext:value-type="float">
            <text:p>0,9125000238</text:p>
          </table:table-cell>
          <table:table-cell office:value-type="float" office:value="0.662999987602234" calcext:value-type="float">
            <text:p>0,6629999876</text:p>
          </table:table-cell>
          <table:table-cell office:value-type="float" office:value="0.345499992370606" calcext:value-type="float">
            <text:p>0,3454999924</text:p>
          </table:table-cell>
        </table:table-row>
        <table:table-row table:style-name="ro1">
          <table:table-cell office:value-type="float" office:value="1579711018.01315" calcext:value-type="float">
            <text:p>1579711018,01315</text:p>
          </table:table-cell>
          <table:table-cell office:value-type="float" office:value="166" calcext:value-type="float">
            <text:p>166</text:p>
          </table:table-cell>
          <table:table-cell office:value-type="float" office:value="0.913999974727631" calcext:value-type="float">
            <text:p>0,9139999747</text:p>
          </table:table-cell>
          <table:table-cell office:value-type="float" office:value="0.669000029563904" calcext:value-type="float">
            <text:p>0,6690000296</text:p>
          </table:table-cell>
          <table:table-cell office:value-type="float" office:value="0.379000008106232" calcext:value-type="float">
            <text:p>0,3790000081</text:p>
          </table:table-cell>
        </table:table-row>
        <table:table-row table:style-name="ro1">
          <table:table-cell office:value-type="float" office:value="1579711021.95826" calcext:value-type="float">
            <text:p>1579711021,95826</text:p>
          </table:table-cell>
          <table:table-cell office:value-type="float" office:value="167" calcext:value-type="float">
            <text:p>167</text:p>
          </table:table-cell>
          <table:table-cell office:value-type="float" office:value="0.916000008583069" calcext:value-type="float">
            <text:p>0,9160000086</text:p>
          </table:table-cell>
          <table:table-cell office:value-type="float" office:value="0.666999995708466" calcext:value-type="float">
            <text:p>0,6669999957</text:p>
          </table:table-cell>
          <table:table-cell office:value-type="float" office:value="0.347000002861023" calcext:value-type="float">
            <text:p>0,3470000029</text:p>
          </table:table-cell>
        </table:table-row>
        <table:table-row table:style-name="ro1">
          <table:table-cell office:value-type="float" office:value="1579711025.90638" calcext:value-type="float">
            <text:p>1579711025,90638</text:p>
          </table:table-cell>
          <table:table-cell office:value-type="float" office:value="168" calcext:value-type="float">
            <text:p>168</text:p>
          </table:table-cell>
          <table:table-cell office:value-type="float" office:value="0.934499979019165" calcext:value-type="float">
            <text:p>0,934499979</text:p>
          </table:table-cell>
          <table:table-cell office:value-type="float" office:value="0.664499998092651" calcext:value-type="float">
            <text:p>0,6644999981</text:p>
          </table:table-cell>
          <table:table-cell office:value-type="float" office:value="0.365500003099442" calcext:value-type="float">
            <text:p>0,3655000031</text:p>
          </table:table-cell>
        </table:table-row>
        <table:table-row table:style-name="ro1">
          <table:table-cell office:value-type="float" office:value="1579711029.92454" calcext:value-type="float">
            <text:p>1579711029,92454</text:p>
          </table:table-cell>
          <table:table-cell office:value-type="float" office:value="169" calcext:value-type="float">
            <text:p>169</text:p>
          </table:table-cell>
          <table:table-cell office:value-type="float" office:value="0.911499977111816" calcext:value-type="float">
            <text:p>0,9114999771</text:p>
          </table:table-cell>
          <table:table-cell office:value-type="float" office:value="0.689999997615814" calcext:value-type="float">
            <text:p>0,6899999976</text:p>
          </table:table-cell>
          <table:table-cell office:value-type="float" office:value="0.340499997138977" calcext:value-type="float">
            <text:p>0,3404999971</text:p>
          </table:table-cell>
        </table:table-row>
        <table:table-row table:style-name="ro1">
          <table:table-cell office:value-type="float" office:value="1579711035.90166" calcext:value-type="float">
            <text:p>1579711035,90166</text:p>
          </table:table-cell>
          <table:table-cell office:value-type="float" office:value="170" calcext:value-type="float">
            <text:p>170</text:p>
          </table:table-cell>
          <table:table-cell office:value-type="float" office:value="0.921500027179718" calcext:value-type="float">
            <text:p>0,9215000272</text:p>
          </table:table-cell>
          <table:table-cell office:value-type="float" office:value="0.682500004768372" calcext:value-type="float">
            <text:p>0,6825000048</text:p>
          </table:table-cell>
          <table:table-cell office:value-type="float" office:value="0.34349998831749" calcext:value-type="float">
            <text:p>0,3434999883</text:p>
          </table:table-cell>
        </table:table-row>
        <table:table-row table:style-name="ro1">
          <table:table-cell office:value-type="float" office:value="1579711039.81774" calcext:value-type="float">
            <text:p>1579711039,81774</text:p>
          </table:table-cell>
          <table:table-cell office:value-type="float" office:value="171" calcext:value-type="float">
            <text:p>171</text:p>
          </table:table-cell>
          <table:table-cell office:value-type="float" office:value="0.917999982833862" calcext:value-type="float">
            <text:p>0,9179999828</text:p>
          </table:table-cell>
          <table:table-cell office:value-type="float" office:value="0.665499985218048" calcext:value-type="float">
            <text:p>0,6654999852</text:p>
          </table:table-cell>
          <table:table-cell office:value-type="float" office:value="0.323000013828278" calcext:value-type="float">
            <text:p>0,3230000138</text:p>
          </table:table-cell>
        </table:table-row>
        <table:table-row table:style-name="ro1">
          <table:table-cell office:value-type="float" office:value="1579711043.8886" calcext:value-type="float">
            <text:p>1579711043,8886</text:p>
          </table:table-cell>
          <table:table-cell office:value-type="float" office:value="172" calcext:value-type="float">
            <text:p>172</text:p>
          </table:table-cell>
          <table:table-cell office:value-type="float" office:value="0.914499998092651" calcext:value-type="float">
            <text:p>0,9144999981</text:p>
          </table:table-cell>
          <table:table-cell office:value-type="float" office:value="0.643499970436096" calcext:value-type="float">
            <text:p>0,6434999704</text:p>
          </table:table-cell>
          <table:table-cell office:value-type="float" office:value="0.341500014066696" calcext:value-type="float">
            <text:p>0,3415000141</text:p>
          </table:table-cell>
        </table:table-row>
        <table:table-row table:style-name="ro1">
          <table:table-cell office:value-type="float" office:value="1579711047.86018" calcext:value-type="float">
            <text:p>1579711047,86018</text:p>
          </table:table-cell>
          <table:table-cell office:value-type="float" office:value="173" calcext:value-type="float">
            <text:p>173</text:p>
          </table:table-cell>
          <table:table-cell office:value-type="float" office:value="0.91949999332428" calcext:value-type="float">
            <text:p>0,9194999933</text:p>
          </table:table-cell>
          <table:table-cell office:value-type="float" office:value="0.644999980926514" calcext:value-type="float">
            <text:p>0,6449999809</text:p>
          </table:table-cell>
          <table:table-cell office:value-type="float" office:value="0.351500004529953" calcext:value-type="float">
            <text:p>0,3515000045</text:p>
          </table:table-cell>
        </table:table-row>
        <table:table-row table:style-name="ro1">
          <table:table-cell office:value-type="float" office:value="1579711051.84024" calcext:value-type="float">
            <text:p>1579711051,84024</text:p>
          </table:table-cell>
          <table:table-cell office:value-type="float" office:value="174" calcext:value-type="float">
            <text:p>174</text:p>
          </table:table-cell>
          <table:table-cell office:value-type="float" office:value="0.912500023841858" calcext:value-type="float">
            <text:p>0,9125000238</text:p>
          </table:table-cell>
          <table:table-cell office:value-type="float" office:value="0.662999987602234" calcext:value-type="float">
            <text:p>0,6629999876</text:p>
          </table:table-cell>
          <table:table-cell office:value-type="float" office:value="0.374500006437302" calcext:value-type="float">
            <text:p>0,3745000064</text:p>
          </table:table-cell>
        </table:table-row>
        <table:table-row table:style-name="ro1">
          <table:table-cell office:value-type="float" office:value="1579711055.795" calcext:value-type="float">
            <text:p>1579711055,795</text:p>
          </table:table-cell>
          <table:table-cell office:value-type="float" office:value="175" calcext:value-type="float">
            <text:p>175</text:p>
          </table:table-cell>
          <table:table-cell office:value-type="float" office:value="0.916499972343445" calcext:value-type="float">
            <text:p>0,9164999723</text:p>
          </table:table-cell>
          <table:table-cell office:value-type="float" office:value="0.674000024795532" calcext:value-type="float">
            <text:p>0,6740000248</text:p>
          </table:table-cell>
          <table:table-cell office:value-type="float" office:value="0.344500005245209" calcext:value-type="float">
            <text:p>0,3445000052</text:p>
          </table:table-cell>
        </table:table-row>
        <table:table-row table:style-name="ro1">
          <table:table-cell office:value-type="float" office:value="1579711059.74121" calcext:value-type="float">
            <text:p>1579711059,74121</text:p>
          </table:table-cell>
          <table:table-cell office:value-type="float" office:value="176" calcext:value-type="float">
            <text:p>176</text:p>
          </table:table-cell>
          <table:table-cell office:value-type="float" office:value="0.927500009536743" calcext:value-type="float">
            <text:p>0,9275000095</text:p>
          </table:table-cell>
          <table:table-cell office:value-type="float" office:value="0.657000005245209" calcext:value-type="float">
            <text:p>0,6570000052</text:p>
          </table:table-cell>
          <table:table-cell office:value-type="float" office:value="0.340999990701675" calcext:value-type="float">
            <text:p>0,3409999907</text:p>
          </table:table-cell>
        </table:table-row>
        <table:table-row table:style-name="ro1">
          <table:table-cell office:value-type="float" office:value="1579711063.96279" calcext:value-type="float">
            <text:p>1579711063,96279</text:p>
          </table:table-cell>
          <table:table-cell office:value-type="float" office:value="177" calcext:value-type="float">
            <text:p>177</text:p>
          </table:table-cell>
          <table:table-cell office:value-type="float" office:value="0.906499981880188" calcext:value-type="float">
            <text:p>0,9064999819</text:p>
          </table:table-cell>
          <table:table-cell office:value-type="float" office:value="0.658999979496002" calcext:value-type="float">
            <text:p>0,6589999795</text:p>
          </table:table-cell>
          <table:table-cell office:value-type="float" office:value="0.361999988555908" calcext:value-type="float">
            <text:p>0,3619999886</text:p>
          </table:table-cell>
        </table:table-row>
        <table:table-row table:style-name="ro1">
          <table:table-cell office:value-type="float" office:value="1579711067.88599" calcext:value-type="float">
            <text:p>1579711067,88599</text:p>
          </table:table-cell>
          <table:table-cell office:value-type="float" office:value="178" calcext:value-type="float">
            <text:p>178</text:p>
          </table:table-cell>
          <table:table-cell office:value-type="float" office:value="0.926500022411346" calcext:value-type="float">
            <text:p>0,9265000224</text:p>
          </table:table-cell>
          <table:table-cell office:value-type="float" office:value="0.670000016689301" calcext:value-type="float">
            <text:p>0,6700000167</text:p>
          </table:table-cell>
          <table:table-cell office:value-type="float" office:value="0.361000001430511" calcext:value-type="float">
            <text:p>0,3610000014</text:p>
          </table:table-cell>
        </table:table-row>
        <table:table-row table:style-name="ro1">
          <table:table-cell office:value-type="float" office:value="1579711071.81707" calcext:value-type="float">
            <text:p>1579711071,81707</text:p>
          </table:table-cell>
          <table:table-cell office:value-type="float" office:value="179" calcext:value-type="float">
            <text:p>179</text:p>
          </table:table-cell>
          <table:table-cell office:value-type="float" office:value="0.916000008583069" calcext:value-type="float">
            <text:p>0,9160000086</text:p>
          </table:table-cell>
          <table:table-cell office:value-type="float" office:value="0.676500022411346" calcext:value-type="float">
            <text:p>0,6765000224</text:p>
          </table:table-cell>
          <table:table-cell office:value-type="float" office:value="0.351000010967255" calcext:value-type="float">
            <text:p>0,351000011</text:p>
          </table:table-cell>
        </table:table-row>
        <table:table-row table:style-name="ro1">
          <table:table-cell office:value-type="float" office:value="1579711077.83043" calcext:value-type="float">
            <text:p>1579711077,83043</text:p>
          </table:table-cell>
          <table:table-cell office:value-type="float" office:value="180" calcext:value-type="float">
            <text:p>180</text:p>
          </table:table-cell>
          <table:table-cell office:value-type="float" office:value="0.934000015258789" calcext:value-type="float">
            <text:p>0,9340000153</text:p>
          </table:table-cell>
          <table:table-cell office:value-type="float" office:value="0.679499983787537" calcext:value-type="float">
            <text:p>0,6794999838</text:p>
          </table:table-cell>
          <table:table-cell office:value-type="float" office:value="0.34400001168251" calcext:value-type="float">
            <text:p>0,3440000117</text:p>
          </table:table-cell>
        </table:table-row>
        <table:table-row table:style-name="ro1">
          <table:table-cell office:value-type="float" office:value="1579711081.82982" calcext:value-type="float">
            <text:p>1579711081,82982</text:p>
          </table:table-cell>
          <table:table-cell office:value-type="float" office:value="181" calcext:value-type="float">
            <text:p>181</text:p>
          </table:table-cell>
          <table:table-cell office:value-type="float" office:value="0.918500006198883" calcext:value-type="float">
            <text:p>0,9185000062</text:p>
          </table:table-cell>
          <table:table-cell office:value-type="float" office:value="0.666499972343445" calcext:value-type="float">
            <text:p>0,6664999723</text:p>
          </table:table-cell>
          <table:table-cell office:value-type="float" office:value="0.377999991178513" calcext:value-type="float">
            <text:p>0,3779999912</text:p>
          </table:table-cell>
        </table:table-row>
        <table:table-row table:style-name="ro1">
          <table:table-cell office:value-type="float" office:value="1579711085.79219" calcext:value-type="float">
            <text:p>1579711085,79219</text:p>
          </table:table-cell>
          <table:table-cell office:value-type="float" office:value="182" calcext:value-type="float">
            <text:p>182</text:p>
          </table:table-cell>
          <table:table-cell office:value-type="float" office:value="0.91049998998642" calcext:value-type="float">
            <text:p>0,91049999</text:p>
          </table:table-cell>
          <table:table-cell office:value-type="float" office:value="0.686999976634979" calcext:value-type="float">
            <text:p>0,6869999766</text:p>
          </table:table-cell>
          <table:table-cell office:value-type="float" office:value="0.349000006914139" calcext:value-type="float">
            <text:p>0,3490000069</text:p>
          </table:table-cell>
        </table:table-row>
        <table:table-row table:style-name="ro1">
          <table:table-cell office:value-type="float" office:value="1579711089.83906" calcext:value-type="float">
            <text:p>1579711089,83906</text:p>
          </table:table-cell>
          <table:table-cell office:value-type="float" office:value="183" calcext:value-type="float">
            <text:p>183</text:p>
          </table:table-cell>
          <table:table-cell office:value-type="float" office:value="0.913999974727631" calcext:value-type="float">
            <text:p>0,9139999747</text:p>
          </table:table-cell>
          <table:table-cell office:value-type="float" office:value="0.66049998998642" calcext:value-type="float">
            <text:p>0,66049999</text:p>
          </table:table-cell>
          <table:table-cell office:value-type="float" office:value="0.342999994754791" calcext:value-type="float">
            <text:p>0,3429999948</text:p>
          </table:table-cell>
        </table:table-row>
        <table:table-row table:style-name="ro1">
          <table:table-cell office:value-type="float" office:value="1579711094.00384" calcext:value-type="float">
            <text:p>1579711094,00384</text:p>
          </table:table-cell>
          <table:table-cell office:value-type="float" office:value="184" calcext:value-type="float">
            <text:p>184</text:p>
          </table:table-cell>
          <table:table-cell office:value-type="float" office:value="0.927500009536743" calcext:value-type="float">
            <text:p>0,9275000095</text:p>
          </table:table-cell>
          <table:table-cell office:value-type="float" office:value="0.666999995708466" calcext:value-type="float">
            <text:p>0,6669999957</text:p>
          </table:table-cell>
          <table:table-cell office:value-type="float" office:value="0.33899998664856" calcext:value-type="float">
            <text:p>0,3389999866</text:p>
          </table:table-cell>
        </table:table-row>
        <table:table-row table:style-name="ro1">
          <table:table-cell office:value-type="float" office:value="1579711097.98166" calcext:value-type="float">
            <text:p>1579711097,98166</text:p>
          </table:table-cell>
          <table:table-cell office:value-type="float" office:value="185" calcext:value-type="float">
            <text:p>185</text:p>
          </table:table-cell>
          <table:table-cell office:value-type="float" office:value="0.919000029563904" calcext:value-type="float">
            <text:p>0,9190000296</text:p>
          </table:table-cell>
          <table:table-cell office:value-type="float" office:value="0.666499972343445" calcext:value-type="float">
            <text:p>0,6664999723</text:p>
          </table:table-cell>
          <table:table-cell office:value-type="float" office:value="0.353500008583069" calcext:value-type="float">
            <text:p>0,3535000086</text:p>
          </table:table-cell>
        </table:table-row>
        <table:table-row table:style-name="ro1">
          <table:table-cell office:value-type="float" office:value="1579711102.04559" calcext:value-type="float">
            <text:p>1579711102,04559</text:p>
          </table:table-cell>
          <table:table-cell office:value-type="float" office:value="186" calcext:value-type="float">
            <text:p>186</text:p>
          </table:table-cell>
          <table:table-cell office:value-type="float" office:value="0.929499983787537" calcext:value-type="float">
            <text:p>0,9294999838</text:p>
          </table:table-cell>
          <table:table-cell office:value-type="float" office:value="0.675999999046326" calcext:value-type="float">
            <text:p>0,675999999</text:p>
          </table:table-cell>
          <table:table-cell office:value-type="float" office:value="0.351500004529953" calcext:value-type="float">
            <text:p>0,3515000045</text:p>
          </table:table-cell>
        </table:table-row>
        <table:table-row table:style-name="ro1">
          <table:table-cell office:value-type="float" office:value="1579711106.16977" calcext:value-type="float">
            <text:p>1579711106,16977</text:p>
          </table:table-cell>
          <table:table-cell office:value-type="float" office:value="187" calcext:value-type="float">
            <text:p>187</text:p>
          </table:table-cell>
          <table:table-cell office:value-type="float" office:value="0.917500019073486" calcext:value-type="float">
            <text:p>0,9175000191</text:p>
          </table:table-cell>
          <table:table-cell office:value-type="float" office:value="0.65149998664856" calcext:value-type="float">
            <text:p>0,6514999866</text:p>
          </table:table-cell>
          <table:table-cell office:value-type="float" office:value="0.347499996423721" calcext:value-type="float">
            <text:p>0,3474999964</text:p>
          </table:table-cell>
        </table:table-row>
        <table:table-row table:style-name="ro1">
          <table:table-cell office:value-type="float" office:value="1579711110.1646" calcext:value-type="float">
            <text:p>1579711110,1646</text:p>
          </table:table-cell>
          <table:table-cell office:value-type="float" office:value="188" calcext:value-type="float">
            <text:p>188</text:p>
          </table:table-cell>
          <table:table-cell office:value-type="float" office:value="0.924499988555908" calcext:value-type="float">
            <text:p>0,9244999886</text:p>
          </table:table-cell>
          <table:table-cell office:value-type="float" office:value="0.652999997138977" calcext:value-type="float">
            <text:p>0,6529999971</text:p>
          </table:table-cell>
          <table:table-cell office:value-type="float" office:value="0.358999997377396" calcext:value-type="float">
            <text:p>0,3589999974</text:p>
          </table:table-cell>
        </table:table-row>
        <table:table-row table:style-name="ro1">
          <table:table-cell office:value-type="float" office:value="1579711114.12955" calcext:value-type="float">
            <text:p>1579711114,12955</text:p>
          </table:table-cell>
          <table:table-cell office:value-type="float" office:value="189" calcext:value-type="float">
            <text:p>189</text:p>
          </table:table-cell>
          <table:table-cell office:value-type="float" office:value="0.915499985218048" calcext:value-type="float">
            <text:p>0,9154999852</text:p>
          </table:table-cell>
          <table:table-cell office:value-type="float" office:value="0.675499975681305" calcext:value-type="float">
            <text:p>0,6754999757</text:p>
          </table:table-cell>
          <table:table-cell office:value-type="float" office:value="0.355500012636185" calcext:value-type="float">
            <text:p>0,3555000126</text:p>
          </table:table-cell>
        </table:table-row>
        <table:table-row table:style-name="ro1">
          <table:table-cell office:value-type="float" office:value="1579711119.99483" calcext:value-type="float">
            <text:p>1579711119,99483</text:p>
          </table:table-cell>
          <table:table-cell office:value-type="float" office:value="190" calcext:value-type="float">
            <text:p>190</text:p>
          </table:table-cell>
          <table:table-cell office:value-type="float" office:value="0.925499975681305" calcext:value-type="float">
            <text:p>0,9254999757</text:p>
          </table:table-cell>
          <table:table-cell office:value-type="float" office:value="0.675499975681305" calcext:value-type="float">
            <text:p>0,6754999757</text:p>
          </table:table-cell>
          <table:table-cell office:value-type="float" office:value="0.372000008821487" calcext:value-type="float">
            <text:p>0,3720000088</text:p>
          </table:table-cell>
        </table:table-row>
        <table:table-row table:style-name="ro1">
          <table:table-cell office:value-type="float" office:value="1579711124.14774" calcext:value-type="float">
            <text:p>1579711124,14774</text:p>
          </table:table-cell>
          <table:table-cell office:value-type="float" office:value="191" calcext:value-type="float">
            <text:p>191</text:p>
          </table:table-cell>
          <table:table-cell office:value-type="float" office:value="0.919000029563904" calcext:value-type="float">
            <text:p>0,9190000296</text:p>
          </table:table-cell>
          <table:table-cell office:value-type="float" office:value="0.653999984264374" calcext:value-type="float">
            <text:p>0,6539999843</text:p>
          </table:table-cell>
          <table:table-cell office:value-type="float" office:value="0.336499989032745" calcext:value-type="float">
            <text:p>0,336499989</text:p>
          </table:table-cell>
        </table:table-row>
        <table:table-row table:style-name="ro1">
          <table:table-cell office:value-type="float" office:value="1579711128.1063" calcext:value-type="float">
            <text:p>1579711128,1063</text:p>
          </table:table-cell>
          <table:table-cell office:value-type="float" office:value="192" calcext:value-type="float">
            <text:p>192</text:p>
          </table:table-cell>
          <table:table-cell office:value-type="float" office:value="0.921500027179718" calcext:value-type="float">
            <text:p>0,9215000272</text:p>
          </table:table-cell>
          <table:table-cell office:value-type="float" office:value="0.666000008583069" calcext:value-type="float">
            <text:p>0,6660000086</text:p>
          </table:table-cell>
          <table:table-cell office:value-type="float" office:value="0.34400001168251" calcext:value-type="float">
            <text:p>0,3440000117</text:p>
          </table:table-cell>
        </table:table-row>
        <table:table-row table:style-name="ro1">
          <table:table-cell office:value-type="float" office:value="1579711132.13224" calcext:value-type="float">
            <text:p>1579711132,13224</text:p>
          </table:table-cell>
          <table:table-cell office:value-type="float" office:value="193" calcext:value-type="float">
            <text:p>193</text:p>
          </table:table-cell>
          <table:table-cell office:value-type="float" office:value="0.914499998092651" calcext:value-type="float">
            <text:p>0,9144999981</text:p>
          </table:table-cell>
          <table:table-cell office:value-type="float" office:value="0.681500017642975" calcext:value-type="float">
            <text:p>0,6815000176</text:p>
          </table:table-cell>
          <table:table-cell office:value-type="float" office:value="0.355500012636185" calcext:value-type="float">
            <text:p>0,3555000126</text:p>
          </table:table-cell>
        </table:table-row>
        <table:table-row table:style-name="ro1">
          <table:table-cell office:value-type="float" office:value="1579711136.23267" calcext:value-type="float">
            <text:p>1579711136,23267</text:p>
          </table:table-cell>
          <table:table-cell office:value-type="float" office:value="194" calcext:value-type="float">
            <text:p>194</text:p>
          </table:table-cell>
          <table:table-cell office:value-type="float" office:value="0.912999987602234" calcext:value-type="float">
            <text:p>0,9129999876</text:p>
          </table:table-cell>
          <table:table-cell office:value-type="float" office:value="0.65750002861023" calcext:value-type="float">
            <text:p>0,6575000286</text:p>
          </table:table-cell>
          <table:table-cell office:value-type="float" office:value="0.333499997854233" calcext:value-type="float">
            <text:p>0,3334999979</text:p>
          </table:table-cell>
        </table:table-row>
        <table:table-row table:style-name="ro1">
          <table:table-cell office:value-type="float" office:value="1579711140.22264" calcext:value-type="float">
            <text:p>1579711140,22264</text:p>
          </table:table-cell>
          <table:table-cell office:value-type="float" office:value="195" calcext:value-type="float">
            <text:p>195</text:p>
          </table:table-cell>
          <table:table-cell office:value-type="float" office:value="0.9200000166893" calcext:value-type="float">
            <text:p>0,9200000167</text:p>
          </table:table-cell>
          <table:table-cell office:value-type="float" office:value="0.676500022411346" calcext:value-type="float">
            <text:p>0,6765000224</text:p>
          </table:table-cell>
          <table:table-cell office:value-type="float" office:value="0.344999998807907" calcext:value-type="float">
            <text:p>0,3449999988</text:p>
          </table:table-cell>
        </table:table-row>
        <table:table-row table:style-name="ro1">
          <table:table-cell office:value-type="float" office:value="1579711144.25789" calcext:value-type="float">
            <text:p>1579711144,25789</text:p>
          </table:table-cell>
          <table:table-cell office:value-type="float" office:value="196" calcext:value-type="float">
            <text:p>196</text:p>
          </table:table-cell>
          <table:table-cell office:value-type="float" office:value="0.911499977111816" calcext:value-type="float">
            <text:p>0,9114999771</text:p>
          </table:table-cell>
          <table:table-cell office:value-type="float" office:value="0.649999976158142" calcext:value-type="float">
            <text:p>0,6499999762</text:p>
          </table:table-cell>
          <table:table-cell office:value-type="float" office:value="0.362500011920929" calcext:value-type="float">
            <text:p>0,3625000119</text:p>
          </table:table-cell>
        </table:table-row>
        <table:table-row table:style-name="ro1">
          <table:table-cell office:value-type="float" office:value="1579711148.20133" calcext:value-type="float">
            <text:p>1579711148,20133</text:p>
          </table:table-cell>
          <table:table-cell office:value-type="float" office:value="197" calcext:value-type="float">
            <text:p>197</text:p>
          </table:table-cell>
          <table:table-cell office:value-type="float" office:value="0.922500014305115" calcext:value-type="float">
            <text:p>0,9225000143</text:p>
          </table:table-cell>
          <table:table-cell office:value-type="float" office:value="0.659500002861023" calcext:value-type="float">
            <text:p>0,6595000029</text:p>
          </table:table-cell>
          <table:table-cell office:value-type="float" office:value="0.344999998807907" calcext:value-type="float">
            <text:p>0,3449999988</text:p>
          </table:table-cell>
        </table:table-row>
        <table:table-row table:style-name="ro1">
          <table:table-cell office:value-type="float" office:value="1579711152.48898" calcext:value-type="float">
            <text:p>1579711152,48898</text:p>
          </table:table-cell>
          <table:table-cell office:value-type="float" office:value="198" calcext:value-type="float">
            <text:p>198</text:p>
          </table:table-cell>
          <table:table-cell office:value-type="float" office:value="0.924499988555908" calcext:value-type="float">
            <text:p>0,9244999886</text:p>
          </table:table-cell>
          <table:table-cell office:value-type="float" office:value="0.679499983787537" calcext:value-type="float">
            <text:p>0,6794999838</text:p>
          </table:table-cell>
          <table:table-cell office:value-type="float" office:value="0.365000009536743" calcext:value-type="float">
            <text:p>0,3650000095</text:p>
          </table:table-cell>
        </table:table-row>
        <table:table-row table:style-name="ro1">
          <table:table-cell office:value-type="float" office:value="1579711156.45792" calcext:value-type="float">
            <text:p>1579711156,45792</text:p>
          </table:table-cell>
          <table:table-cell office:value-type="float" office:value="199" calcext:value-type="float">
            <text:p>199</text:p>
          </table:table-cell>
          <table:table-cell office:value-type="float" office:value="0.920499980449676" calcext:value-type="float">
            <text:p>0,9204999804</text:p>
          </table:table-cell>
          <table:table-cell office:value-type="float" office:value="0.644500017166138" calcext:value-type="float">
            <text:p>0,6445000172</text:p>
          </table:table-cell>
          <table:table-cell office:value-type="float" office:value="0.363999992609024" calcext:value-type="float">
            <text:p>0,3639999926</text:p>
          </table:table-cell>
        </table:table-row>
        <table:table-row table:style-name="ro1">
          <table:table-cell office:value-type="float" office:value="1579711162.26864" calcext:value-type="float">
            <text:p>1579711162,26864</text:p>
          </table:table-cell>
          <table:table-cell office:value-type="float" office:value="200" calcext:value-type="float">
            <text:p>200</text:p>
          </table:table-cell>
          <table:table-cell office:value-type="float" office:value="0.916499972343445" calcext:value-type="float">
            <text:p>0,9164999723</text:p>
          </table:table-cell>
          <table:table-cell office:value-type="float" office:value="0.666000008583069" calcext:value-type="float">
            <text:p>0,6660000086</text:p>
          </table:table-cell>
          <table:table-cell office:value-type="float" office:value="0.344500005245209" calcext:value-type="float">
            <text:p>0,34450000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1-23T16:56:59.314692678</dc:date>
    <meta:editing-duration>PT4M50S</meta:editing-duration>
    <meta:editing-cycles>2</meta:editing-cycles>
    <meta:document-statistic meta:table-count="1" meta:cell-count="10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01cm" svg:y="0.058cm" chart:style-name="ch2">
          <text:p>GraphConv training</text:p>
        </chart:title>
        <chart:subtitle svg:x="6.519cm" svg:y="0.651cm" chart:style-name="ch3">
          <text:p>geometric-visual</text:p>
        </chart:subtitle>
        <chart:legend chart:legend-position="end" svg:x="13.651cm" svg:y="3.703cm" style:legend-expansion="high" chart:style-name="ch4"/>
        <chart:plot-area chart:style-name="ch5" table:cell-range-address="'run-Jan22_17-25-17_AK44148Graph_d8_h4_mean_dtch_l_01th_020pts-tag-Accuracy_predictions'.C1:'run-Jan22_17-25-17_AK44148Graph_d8_h4_mean_dtch_l_01th_020pts-tag-Accuracy_predictions'.E201" chart:data-source-has-labels="row" svg:x="0.727cm" svg:y="1.131cm" svg:width="12.591cm" svg:height="7.275cm">
          <chartooo:coordinate-region svg:x="1.454cm" svg:y="1.33cm" svg:width="11.864cm" svg:height="6.152cm"/>
          <chart:axis chart:dimension="x" chart:name="primary-x" chart:style-name="ch6">
            <chart:title svg:x="6.784cm" svg:y="8.345cm" chart:style-name="ch7">
              <text:p>Epoch</text:p>
            </chart:title>
          </chart:axis>
          <chart:axis chart:dimension="y" chart:name="primary-y" chart:style-name="ch6">
            <chart:title svg:x="0.1cm" svg:y="5.717cm" chart:style-name="ch8">
              <text:p>Test accuracy</text:p>
            </chart:title>
            <chart:grid chart:style-name="ch9" chart:class="major"/>
          </chart:axis>
          <chart:series chart:style-name="ch10" chart:values-cell-range-address="'run-Jan22_17-25-17_AK44148Graph_d8_h4_mean_dtch_l_01th_020pts-tag-Accuracy_predictions'.C2:'run-Jan22_17-25-17_AK44148Graph_d8_h4_mean_dtch_l_01th_020pts-tag-Accuracy_predictions'.C201" chart:label-cell-address="'run-Jan22_17-25-17_AK44148Graph_d8_h4_mean_dtch_l_01th_020pts-tag-Accuracy_predictions'.C1:'run-Jan22_17-25-17_AK44148Graph_d8_h4_mean_dtch_l_01th_020pts-tag-Accuracy_predictions'.C1" chart:class="chart:line">
            <chart:data-point chart:repeated="200"/>
          </chart:series>
          <chart:series chart:style-name="ch11" chart:values-cell-range-address="'run-Jan22_17-25-17_AK44148Graph_d8_h4_mean_dtch_l_01th_020pts-tag-Accuracy_predictions'.D2:'run-Jan22_17-25-17_AK44148Graph_d8_h4_mean_dtch_l_01th_020pts-tag-Accuracy_predictions'.D201" chart:label-cell-address="'run-Jan22_17-25-17_AK44148Graph_d8_h4_mean_dtch_l_01th_020pts-tag-Accuracy_predictions'.D1:'run-Jan22_17-25-17_AK44148Graph_d8_h4_mean_dtch_l_01th_020pts-tag-Accuracy_predictions'.D1" chart:class="chart:line">
            <chart:data-point chart:repeated="200"/>
          </chart:series>
          <chart:series chart:style-name="ch12" chart:values-cell-range-address="'run-Jan22_17-25-17_AK44148Graph_d8_h4_mean_dtch_l_01th_020pts-tag-Accuracy_predictions'.E2:'run-Jan22_17-25-17_AK44148Graph_d8_h4_mean_dtch_l_01th_020pts-tag-Accuracy_predictions'.E201" chart:label-cell-address="'run-Jan22_17-25-17_AK44148Graph_d8_h4_mean_dtch_l_01th_020pts-tag-Accuracy_predictions'.E1:'run-Jan22_17-25-17_AK44148Graph_d8_h4_mean_dtch_l_01th_020pts-tag-Accuracy_predictions'.E1" chart:class="chart:line">
            <chart:data-point chart:repeated="2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-0</text:p>
                <draw:g>
                  <svg:desc>'run-Jan22_17-25-17_AK44148Graph_d8_h4_mean_dtch_l_01th_020pts-tag-Accuracy_predictions'.C1:'run-Jan22_17-25-17_AK44148Graph_d8_h4_mean_dtch_l_01th_020pts-tag-Accuracy_predictions'.C1</svg:desc>
                </draw:g>
              </table:table-cell>
              <table:table-cell office:value-type="string">
                <text:p>Task-1</text:p>
                <draw:g>
                  <svg:desc>'run-Jan22_17-25-17_AK44148Graph_d8_h4_mean_dtch_l_01th_020pts-tag-Accuracy_predictions'.D1:'run-Jan22_17-25-17_AK44148Graph_d8_h4_mean_dtch_l_01th_020pts-tag-Accuracy_predictions'.D1</svg:desc>
                </draw:g>
              </table:table-cell>
              <table:table-cell office:value-type="string">
                <text:p>Task-2</text:p>
                <draw:g>
                  <svg:desc>'run-Jan22_17-25-17_AK44148Graph_d8_h4_mean_dtch_l_01th_020pts-tag-Accuracy_predictions'.E1:'run-Jan22_17-25-17_AK44148Graph_d8_h4_mean_dtch_l_01th_020pts-tag-Accuracy_prediction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75000010430813">
                <text:p>0.0575000010430813</text:p>
                <draw:g>
                  <svg:desc>'run-Jan22_17-25-17_AK44148Graph_d8_h4_mean_dtch_l_01th_020pts-tag-Accuracy_predictions'.C2:'run-Jan22_17-25-17_AK44148Graph_d8_h4_mean_dtch_l_01th_020pts-tag-Accuracy_predictions'.C201</svg:desc>
                </draw:g>
              </table:table-cell>
              <table:table-cell office:value-type="float" office:value="0.0395000018179417">
                <text:p>0.0395000018179417</text:p>
                <draw:g>
                  <svg:desc>'run-Jan22_17-25-17_AK44148Graph_d8_h4_mean_dtch_l_01th_020pts-tag-Accuracy_predictions'.D2:'run-Jan22_17-25-17_AK44148Graph_d8_h4_mean_dtch_l_01th_020pts-tag-Accuracy_predictions'.D201</svg:desc>
                </draw:g>
              </table:table-cell>
              <table:table-cell office:value-type="float" office:value="0.0384999997913837">
                <text:p>0.0384999997913837</text:p>
                <draw:g>
                  <svg:desc>'run-Jan22_17-25-17_AK44148Graph_d8_h4_mean_dtch_l_01th_020pts-tag-Accuracy_predictions'.E2:'run-Jan22_17-25-17_AK44148Graph_d8_h4_mean_dtch_l_01th_020pts-tag-Accuracy_predictions'.E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46999990940094">
                <text:p>0.546999990940094</text:p>
              </table:table-cell>
              <table:table-cell office:value-type="float" office:value="0.109499998390675">
                <text:p>0.109499998390675</text:p>
              </table:table-cell>
              <table:table-cell office:value-type="float" office:value="0.0364999994635582">
                <text:p>0.03649999946355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4150002002716">
                <text:p>0.74150002002716</text:p>
              </table:table-cell>
              <table:table-cell office:value-type="float" office:value="0.212999999523163">
                <text:p>0.212999999523163</text:p>
              </table:table-cell>
              <table:table-cell office:value-type="float" office:value="0.0595000013709068">
                <text:p>0.0595000013709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2000005245209">
                <text:p>0.782000005245209</text:p>
              </table:table-cell>
              <table:table-cell office:value-type="float" office:value="0.241500005125999">
                <text:p>0.241500005125999</text:p>
              </table:table-cell>
              <table:table-cell office:value-type="float" office:value="0.127499997615814">
                <text:p>0.127499997615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2999982833862">
                <text:p>0.792999982833862</text:p>
              </table:table-cell>
              <table:table-cell office:value-type="float" office:value="0.243000000715256">
                <text:p>0.243000000715256</text:p>
              </table:table-cell>
              <table:table-cell office:value-type="float" office:value="0.130999997258186">
                <text:p>0.1309999972581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71000027656555">
                <text:p>0.771000027656555</text:p>
              </table:table-cell>
              <table:table-cell office:value-type="float" office:value="0.216999992728233">
                <text:p>0.216999992728233</text:p>
              </table:table-cell>
              <table:table-cell office:value-type="float" office:value="0.129999995231628">
                <text:p>0.1299999952316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90000021457672">
                <text:p>0.790000021457672</text:p>
              </table:table-cell>
              <table:table-cell office:value-type="float" office:value="0.200499996542931">
                <text:p>0.200499996542931</text:p>
              </table:table-cell>
              <table:table-cell office:value-type="float" office:value="0.128499999642372">
                <text:p>0.128499999642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0400002002716">
                <text:p>0.80400002002716</text:p>
              </table:table-cell>
              <table:table-cell office:value-type="float" office:value="0.217500001192093">
                <text:p>0.217500001192093</text:p>
              </table:table-cell>
              <table:table-cell office:value-type="float" office:value="0.133499994874001">
                <text:p>0.133499994874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9000015258789">
                <text:p>0.809000015258789</text:p>
              </table:table-cell>
              <table:table-cell office:value-type="float" office:value="0.215000003576279">
                <text:p>0.215000003576279</text:p>
              </table:table-cell>
              <table:table-cell office:value-type="float" office:value="0.123999997973442">
                <text:p>0.1239999979734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16500008106232">
                <text:p>0.816500008106232</text:p>
              </table:table-cell>
              <table:table-cell office:value-type="float" office:value="0.190999999642372">
                <text:p>0.190999999642372</text:p>
              </table:table-cell>
              <table:table-cell office:value-type="float" office:value="0.109999999403954">
                <text:p>0.109999999403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500002861023">
                <text:p>0.84500002861023</text:p>
              </table:table-cell>
              <table:table-cell office:value-type="float" office:value="0.194000005722046">
                <text:p>0.194000005722046</text:p>
              </table:table-cell>
              <table:table-cell office:value-type="float" office:value="0.119999997317791">
                <text:p>0.1199999973177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44500005245209">
                <text:p>0.844500005245209</text:p>
              </table:table-cell>
              <table:table-cell office:value-type="float" office:value="0.217500001192093">
                <text:p>0.217500001192093</text:p>
              </table:table-cell>
              <table:table-cell office:value-type="float" office:value="0.105999998748302">
                <text:p>0.1059999987483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1999988555908">
                <text:p>0.861999988555908</text:p>
              </table:table-cell>
              <table:table-cell office:value-type="float" office:value="0.227500006556511">
                <text:p>0.227500006556511</text:p>
              </table:table-cell>
              <table:table-cell office:value-type="float" office:value="0.115500003099442">
                <text:p>0.1155000030994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3500018119812">
                <text:p>0.843500018119812</text:p>
              </table:table-cell>
              <table:table-cell office:value-type="float" office:value="0.241500005125999">
                <text:p>0.241500005125999</text:p>
              </table:table-cell>
              <table:table-cell office:value-type="float" office:value="0.122000001370907">
                <text:p>0.122000001370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59499990940094">
                <text:p>0.859499990940094</text:p>
              </table:table-cell>
              <table:table-cell office:value-type="float" office:value="0.29449999332428">
                <text:p>0.29449999332428</text:p>
              </table:table-cell>
              <table:table-cell office:value-type="float" office:value="0.105999998748302">
                <text:p>0.1059999987483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7499988079071">
                <text:p>0.887499988079071</text:p>
              </table:table-cell>
              <table:table-cell office:value-type="float" office:value="0.367500007152557">
                <text:p>0.367500007152557</text:p>
              </table:table-cell>
              <table:table-cell office:value-type="float" office:value="0.118500001728535">
                <text:p>0.1185000017285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55499982833862">
                <text:p>0.855499982833862</text:p>
              </table:table-cell>
              <table:table-cell office:value-type="float" office:value="0.447499990463257">
                <text:p>0.447499990463257</text:p>
              </table:table-cell>
              <table:table-cell office:value-type="float" office:value="0.125499993562698">
                <text:p>0.1254999935626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9000027179718">
                <text:p>0.859000027179718</text:p>
              </table:table-cell>
              <table:table-cell office:value-type="float" office:value="0.457500010728836">
                <text:p>0.457500010728836</text:p>
              </table:table-cell>
              <table:table-cell office:value-type="float" office:value="0.111000001430511">
                <text:p>0.1110000014305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6500010490418">
                <text:p>0.876500010490418</text:p>
              </table:table-cell>
              <table:table-cell office:value-type="float" office:value="0.512000024318695">
                <text:p>0.512000024318695</text:p>
              </table:table-cell>
              <table:table-cell office:value-type="float" office:value="0.117499999701977">
                <text:p>0.117499999701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48999977111816">
                <text:p>0.848999977111816</text:p>
              </table:table-cell>
              <table:table-cell office:value-type="float" office:value="0.516499996185303">
                <text:p>0.516499996185303</text:p>
              </table:table-cell>
              <table:table-cell office:value-type="float" office:value="0.106499999761581">
                <text:p>0.1064999997615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82499992847443">
                <text:p>0.882499992847443</text:p>
              </table:table-cell>
              <table:table-cell office:value-type="float" office:value="0.557500004768372">
                <text:p>0.55750000476837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77499997615814">
                <text:p>0.877499997615814</text:p>
              </table:table-cell>
              <table:table-cell office:value-type="float" office:value="0.538500010967255">
                <text:p>0.538500010967255</text:p>
              </table:table-cell>
              <table:table-cell office:value-type="float" office:value="0.120999999344349">
                <text:p>0.120999999344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76500010490418">
                <text:p>0.876500010490418</text:p>
              </table:table-cell>
              <table:table-cell office:value-type="float" office:value="0.552500009536743">
                <text:p>0.552500009536743</text:p>
              </table:table-cell>
              <table:table-cell office:value-type="float" office:value="0.115000002086163">
                <text:p>0.115000002086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45499992370606">
                <text:p>0.845499992370606</text:p>
              </table:table-cell>
              <table:table-cell office:value-type="float" office:value="0.579999983310699">
                <text:p>0.579999983310699</text:p>
              </table:table-cell>
              <table:table-cell office:value-type="float" office:value="0.136999994516373">
                <text:p>0.1369999945163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1499974727631">
                <text:p>0.851499974727631</text:p>
              </table:table-cell>
              <table:table-cell office:value-type="float" office:value="0.59500002861023">
                <text:p>0.59500002861023</text:p>
              </table:table-cell>
              <table:table-cell office:value-type="float" office:value="0.136000007390976">
                <text:p>0.1360000073909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9300000667572">
                <text:p>0.89300000667572</text:p>
              </table:table-cell>
              <table:table-cell office:value-type="float" office:value="0.549499988555908">
                <text:p>0.549499988555908</text:p>
              </table:table-cell>
              <table:table-cell office:value-type="float" office:value="0.155000001192093">
                <text:p>0.1550000011920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88000011444092">
                <text:p>0.888000011444092</text:p>
              </table:table-cell>
              <table:table-cell office:value-type="float" office:value="0.607500016689301">
                <text:p>0.607500016689301</text:p>
              </table:table-cell>
              <table:table-cell office:value-type="float" office:value="0.152500003576279">
                <text:p>0.1525000035762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71500015258789">
                <text:p>0.871500015258789</text:p>
              </table:table-cell>
              <table:table-cell office:value-type="float" office:value="0.575999975204468">
                <text:p>0.575999975204468</text:p>
              </table:table-cell>
              <table:table-cell office:value-type="float" office:value="0.153999999165535">
                <text:p>0.1539999991655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68499994277954">
                <text:p>0.868499994277954</text:p>
              </table:table-cell>
              <table:table-cell office:value-type="float" office:value="0.580999970436096">
                <text:p>0.580999970436096</text:p>
              </table:table-cell>
              <table:table-cell office:value-type="float" office:value="0.0974999964237213">
                <text:p>0.09749999642372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65499973297119">
                <text:p>0.865499973297119</text:p>
              </table:table-cell>
              <table:table-cell office:value-type="float" office:value="0.586499989032745">
                <text:p>0.586499989032745</text:p>
              </table:table-cell>
              <table:table-cell office:value-type="float" office:value="0.135000005364418">
                <text:p>0.1350000053644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88499975204468">
                <text:p>0.888499975204468</text:p>
              </table:table-cell>
              <table:table-cell office:value-type="float" office:value="0.551500022411346">
                <text:p>0.551500022411346</text:p>
              </table:table-cell>
              <table:table-cell office:value-type="float" office:value="0.146500006318092">
                <text:p>0.1465000063180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96499991416931">
                <text:p>0.896499991416931</text:p>
              </table:table-cell>
              <table:table-cell office:value-type="float" office:value="0.615000009536743">
                <text:p>0.615000009536743</text:p>
              </table:table-cell>
              <table:table-cell office:value-type="float" office:value="0.147499993443489">
                <text:p>0.1474999934434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85999977588654">
                <text:p>0.885999977588654</text:p>
              </table:table-cell>
              <table:table-cell office:value-type="float" office:value="0.615499973297119">
                <text:p>0.615499973297119</text:p>
              </table:table-cell>
              <table:table-cell office:value-type="float" office:value="0.143500000238419">
                <text:p>0.1435000002384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69000017642975">
                <text:p>0.869000017642975</text:p>
              </table:table-cell>
              <table:table-cell office:value-type="float" office:value="0.618499994277954">
                <text:p>0.618499994277954</text:p>
              </table:table-cell>
              <table:table-cell office:value-type="float" office:value="0.165500000119209">
                <text:p>0.165500000119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98999989032745">
                <text:p>0.898999989032745</text:p>
              </table:table-cell>
              <table:table-cell office:value-type="float" office:value="0.587000012397766">
                <text:p>0.587000012397766</text:p>
              </table:table-cell>
              <table:table-cell office:value-type="float" office:value="0.155499994754791">
                <text:p>0.155499994754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5999977588654">
                <text:p>0.885999977588654</text:p>
              </table:table-cell>
              <table:table-cell office:value-type="float" office:value="0.609000027179718">
                <text:p>0.609000027179718</text:p>
              </table:table-cell>
              <table:table-cell office:value-type="float" office:value="0.135499998927116">
                <text:p>0.1354999989271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82000029087067">
                <text:p>0.882000029087067</text:p>
              </table:table-cell>
              <table:table-cell office:value-type="float" office:value="0.615000009536743">
                <text:p>0.615000009536743</text:p>
              </table:table-cell>
              <table:table-cell office:value-type="float" office:value="0.18350000679493">
                <text:p>0.183500006794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93499970436096">
                <text:p>0.893499970436096</text:p>
              </table:table-cell>
              <table:table-cell office:value-type="float" office:value="0.582000017166138">
                <text:p>0.582000017166138</text:p>
              </table:table-cell>
              <table:table-cell office:value-type="float" office:value="0.172999992966652">
                <text:p>0.1729999929666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90500009059906">
                <text:p>0.890500009059906</text:p>
              </table:table-cell>
              <table:table-cell office:value-type="float" office:value="0.615499973297119">
                <text:p>0.615499973297119</text:p>
              </table:table-cell>
              <table:table-cell office:value-type="float" office:value="0.165000006556511">
                <text:p>0.1650000065565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84500026702881">
                <text:p>0.884500026702881</text:p>
              </table:table-cell>
              <table:table-cell office:value-type="float" office:value="0.609000027179718">
                <text:p>0.609000027179718</text:p>
              </table:table-cell>
              <table:table-cell office:value-type="float" office:value="0.201499998569489">
                <text:p>0.2014999985694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94500017166138">
                <text:p>0.894500017166138</text:p>
              </table:table-cell>
              <table:table-cell office:value-type="float" office:value="0.607999980449677">
                <text:p>0.607999980449677</text:p>
              </table:table-cell>
              <table:table-cell office:value-type="float" office:value="0.188999995589256">
                <text:p>0.1889999955892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8999989032745">
                <text:p>0.898999989032745</text:p>
              </table:table-cell>
              <table:table-cell office:value-type="float" office:value="0.628499984741211">
                <text:p>0.628499984741211</text:p>
              </table:table-cell>
              <table:table-cell office:value-type="float" office:value="0.198500007390976">
                <text:p>0.198500007390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9499981403351">
                <text:p>0.869499981403351</text:p>
              </table:table-cell>
              <table:table-cell office:value-type="float" office:value="0.621999979019165">
                <text:p>0.621999979019165</text:p>
              </table:table-cell>
              <table:table-cell office:value-type="float" office:value="0.184000000357628">
                <text:p>0.1840000003576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99999976158142">
                <text:p>0.899999976158142</text:p>
              </table:table-cell>
              <table:table-cell office:value-type="float" office:value="0.628499984741211">
                <text:p>0.628499984741211</text:p>
              </table:table-cell>
              <table:table-cell office:value-type="float" office:value="0.172999992966652">
                <text:p>0.1729999929666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0750002861023">
                <text:p>0.90750002861023</text:p>
              </table:table-cell>
              <table:table-cell office:value-type="float" office:value="0.61599999666214">
                <text:p>0.61599999666214</text:p>
              </table:table-cell>
              <table:table-cell office:value-type="float" office:value="0.197999998927116">
                <text:p>0.1979999989271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98500025272369">
                <text:p>0.898500025272369</text:p>
              </table:table-cell>
              <table:table-cell office:value-type="float" office:value="0.635999977588654">
                <text:p>0.635999977588654</text:p>
              </table:table-cell>
              <table:table-cell office:value-type="float" office:value="0.219500005245209">
                <text:p>0.2195000052452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01000022888184">
                <text:p>0.901000022888184</text:p>
              </table:table-cell>
              <table:table-cell office:value-type="float" office:value="0.632000029087067">
                <text:p>0.632000029087067</text:p>
              </table:table-cell>
              <table:table-cell office:value-type="float" office:value="0.190500006079674">
                <text:p>0.1905000060796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84999990463257">
                <text:p>0.884999990463257</text:p>
              </table:table-cell>
              <table:table-cell office:value-type="float" office:value="0.63400000333786">
                <text:p>0.63400000333786</text:p>
              </table:table-cell>
              <table:table-cell office:value-type="float" office:value="0.155000001192093">
                <text:p>0.1550000011920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79999995231628">
                <text:p>0.879999995231628</text:p>
              </table:table-cell>
              <table:table-cell office:value-type="float" office:value="0.612999975681305">
                <text:p>0.612999975681305</text:p>
              </table:table-cell>
              <table:table-cell office:value-type="float" office:value="0.204500004649162">
                <text:p>0.2045000046491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05499994754791">
                <text:p>0.905499994754791</text:p>
              </table:table-cell>
              <table:table-cell office:value-type="float" office:value="0.623000025749206">
                <text:p>0.623000025749206</text:p>
              </table:table-cell>
              <table:table-cell office:value-type="float" office:value="0.204999998211861">
                <text:p>0.2049999982118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09500002861023">
                <text:p>0.909500002861023</text:p>
              </table:table-cell>
              <table:table-cell office:value-type="float" office:value="0.640500009059906">
                <text:p>0.640500009059906</text:p>
              </table:table-cell>
              <table:table-cell office:value-type="float" office:value="0.227500006556511">
                <text:p>0.2275000065565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12500023841858">
                <text:p>0.912500023841858</text:p>
              </table:table-cell>
              <table:table-cell office:value-type="float" office:value="0.590499997138977">
                <text:p>0.590499997138977</text:p>
              </table:table-cell>
              <table:table-cell office:value-type="float" office:value="0.211500003933907">
                <text:p>0.2115000039339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98999989032745">
                <text:p>0.898999989032745</text:p>
              </table:table-cell>
              <table:table-cell office:value-type="float" office:value="0.63400000333786">
                <text:p>0.63400000333786</text:p>
              </table:table-cell>
              <table:table-cell office:value-type="float" office:value="0.206499993801117">
                <text:p>0.2064999938011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88999998569489">
                <text:p>0.888999998569489</text:p>
              </table:table-cell>
              <table:table-cell office:value-type="float" office:value="0.614499986171722">
                <text:p>0.614499986171722</text:p>
              </table:table-cell>
              <table:table-cell office:value-type="float" office:value="0.203500002622604">
                <text:p>0.2035000026226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96000027656555">
                <text:p>0.896000027656555</text:p>
              </table:table-cell>
              <table:table-cell office:value-type="float" office:value="0.623499989509583">
                <text:p>0.623499989509583</text:p>
              </table:table-cell>
              <table:table-cell office:value-type="float" office:value="0.197999998927116">
                <text:p>0.1979999989271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93499970436096">
                <text:p>0.893499970436096</text:p>
              </table:table-cell>
              <table:table-cell office:value-type="float" office:value="0.638499975204468">
                <text:p>0.638499975204468</text:p>
              </table:table-cell>
              <table:table-cell office:value-type="float" office:value="0.225500002503395">
                <text:p>0.2255000025033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0200001001358">
                <text:p>0.90200001001358</text:p>
              </table:table-cell>
              <table:table-cell office:value-type="float" office:value="0.592000007629395">
                <text:p>0.592000007629395</text:p>
              </table:table-cell>
              <table:table-cell office:value-type="float" office:value="0.196999996900559">
                <text:p>0.1969999969005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16000008583069">
                <text:p>0.916000008583069</text:p>
              </table:table-cell>
              <table:table-cell office:value-type="float" office:value="0.629999995231628">
                <text:p>0.629999995231628</text:p>
              </table:table-cell>
              <table:table-cell office:value-type="float" office:value="0.209000006318092">
                <text:p>0.2090000063180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61000001430512">
                <text:p>0.861000001430512</text:p>
              </table:table-cell>
              <table:table-cell office:value-type="float" office:value="0.646000027656555">
                <text:p>0.646000027656555</text:p>
              </table:table-cell>
              <table:table-cell office:value-type="float" office:value="0.202500000596046">
                <text:p>0.2025000005960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2000019550324">
                <text:p>0.892000019550324</text:p>
              </table:table-cell>
              <table:table-cell office:value-type="float" office:value="0.640999972820282">
                <text:p>0.640999972820282</text:p>
              </table:table-cell>
              <table:table-cell office:value-type="float" office:value="0.229000002145767">
                <text:p>0.2290000021457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96000027656555">
                <text:p>0.896000027656555</text:p>
              </table:table-cell>
              <table:table-cell office:value-type="float" office:value="0.635500013828278">
                <text:p>0.635500013828278</text:p>
              </table:table-cell>
              <table:table-cell office:value-type="float" office:value="0.197999998927116">
                <text:p>0.1979999989271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03500020503998">
                <text:p>0.903500020503998</text:p>
              </table:table-cell>
              <table:table-cell office:value-type="float" office:value="0.652499973773956">
                <text:p>0.652499973773956</text:p>
              </table:table-cell>
              <table:table-cell office:value-type="float" office:value="0.234999999403954">
                <text:p>0.2349999994039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97499978542328">
                <text:p>0.897499978542328</text:p>
              </table:table-cell>
              <table:table-cell office:value-type="float" office:value="0.640999972820282">
                <text:p>0.640999972820282</text:p>
              </table:table-cell>
              <table:table-cell office:value-type="float" office:value="0.211999997496605">
                <text:p>0.2119999974966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16999995708466">
                <text:p>0.916999995708466</text:p>
              </table:table-cell>
              <table:table-cell office:value-type="float" office:value="0.629000008106232">
                <text:p>0.629000008106232</text:p>
              </table:table-cell>
              <table:table-cell office:value-type="float" office:value="0.217999994754791">
                <text:p>0.2179999947547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08500015735626">
                <text:p>0.908500015735626</text:p>
              </table:table-cell>
              <table:table-cell office:value-type="float" office:value="0.65149998664856">
                <text:p>0.65149998664856</text:p>
              </table:table-cell>
              <table:table-cell office:value-type="float" office:value="0.233999997377396">
                <text:p>0.233999997377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12000000476837">
                <text:p>0.912000000476837</text:p>
              </table:table-cell>
              <table:table-cell office:value-type="float" office:value="0.643999993801117">
                <text:p>0.643999993801117</text:p>
              </table:table-cell>
              <table:table-cell office:value-type="float" office:value="0.223000004887581">
                <text:p>0.2230000048875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88999998569489">
                <text:p>0.888999998569489</text:p>
              </table:table-cell>
              <table:table-cell office:value-type="float" office:value="0.637000024318695">
                <text:p>0.637000024318695</text:p>
              </table:table-cell>
              <table:table-cell office:value-type="float" office:value="0.230000004172325">
                <text:p>0.2300000041723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85500013828278">
                <text:p>0.885500013828278</text:p>
              </table:table-cell>
              <table:table-cell office:value-type="float" office:value="0.637000024318695">
                <text:p>0.637000024318695</text:p>
              </table:table-cell>
              <table:table-cell office:value-type="float" office:value="0.218999996781349">
                <text:p>0.2189999967813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07000005245209">
                <text:p>0.907000005245209</text:p>
              </table:table-cell>
              <table:table-cell office:value-type="float" office:value="0.65200001001358">
                <text:p>0.65200001001358</text:p>
              </table:table-cell>
              <table:table-cell office:value-type="float" office:value="0.215499997138977">
                <text:p>0.2154999971389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95500004291534">
                <text:p>0.895500004291534</text:p>
              </table:table-cell>
              <table:table-cell office:value-type="float" office:value="0.648999989032745">
                <text:p>0.648999989032745</text:p>
              </table:table-cell>
              <table:table-cell office:value-type="float" office:value="0.199499994516373">
                <text:p>0.1994999945163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98999989032745">
                <text:p>0.898999989032745</text:p>
              </table:table-cell>
              <table:table-cell office:value-type="float" office:value="0.626500010490418">
                <text:p>0.626500010490418</text:p>
              </table:table-cell>
              <table:table-cell office:value-type="float" office:value="0.212500005960464">
                <text:p>0.2125000059604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90999972820282">
                <text:p>0.890999972820282</text:p>
              </table:table-cell>
              <table:table-cell office:value-type="float" office:value="0.663999974727631">
                <text:p>0.663999974727631</text:p>
              </table:table-cell>
              <table:table-cell office:value-type="float" office:value="0.215000003576279">
                <text:p>0.2150000035762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07999992370606">
                <text:p>0.907999992370606</text:p>
              </table:table-cell>
              <table:table-cell office:value-type="float" office:value="0.639999985694885">
                <text:p>0.639999985694885</text:p>
              </table:table-cell>
              <table:table-cell office:value-type="float" office:value="0.209499999880791">
                <text:p>0.2094999998807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15000021457672">
                <text:p>0.915000021457672</text:p>
              </table:table-cell>
              <table:table-cell office:value-type="float" office:value="0.650499999523163">
                <text:p>0.650499999523163</text:p>
              </table:table-cell>
              <table:table-cell office:value-type="float" office:value="0.175500005483627">
                <text:p>0.1755000054836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92000019550324">
                <text:p>0.892000019550324</text:p>
              </table:table-cell>
              <table:table-cell office:value-type="float" office:value="0.620000004768372">
                <text:p>0.620000004768372</text:p>
              </table:table-cell>
              <table:table-cell office:value-type="float" office:value="0.229000002145767">
                <text:p>0.2290000021457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12500023841858">
                <text:p>0.912500023841858</text:p>
              </table:table-cell>
              <table:table-cell office:value-type="float" office:value="0.65200001001358">
                <text:p>0.65200001001358</text:p>
              </table:table-cell>
              <table:table-cell office:value-type="float" office:value="0.20550000667572">
                <text:p>0.205500006675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97000014781952">
                <text:p>0.897000014781952</text:p>
              </table:table-cell>
              <table:table-cell office:value-type="float" office:value="0.630500018596649">
                <text:p>0.630500018596649</text:p>
              </table:table-cell>
              <table:table-cell office:value-type="float" office:value="0.228499993681908">
                <text:p>0.2284999936819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02499973773956">
                <text:p>0.902499973773956</text:p>
              </table:table-cell>
              <table:table-cell office:value-type="float" office:value="0.635500013828278">
                <text:p>0.635500013828278</text:p>
              </table:table-cell>
              <table:table-cell office:value-type="float" office:value="0.254000008106232">
                <text:p>0.2540000081062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03500020503998">
                <text:p>0.903500020503998</text:p>
              </table:table-cell>
              <table:table-cell office:value-type="float" office:value="0.621999979019165">
                <text:p>0.621999979019165</text:p>
              </table:table-cell>
              <table:table-cell office:value-type="float" office:value="0.237000003457069">
                <text:p>0.2370000034570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71500015258789">
                <text:p>0.871500015258789</text:p>
              </table:table-cell>
              <table:table-cell office:value-type="float" office:value="0.640500009059906">
                <text:p>0.640500009059906</text:p>
              </table:table-cell>
              <table:table-cell office:value-type="float" office:value="0.23199999332428">
                <text:p>0.231999993324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90999972820282">
                <text:p>0.890999972820282</text:p>
              </table:table-cell>
              <table:table-cell office:value-type="float" office:value="0.667999982833862">
                <text:p>0.667999982833862</text:p>
              </table:table-cell>
              <table:table-cell office:value-type="float" office:value="0.241500005125999">
                <text:p>0.241500005125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94999980926514">
                <text:p>0.894999980926514</text:p>
              </table:table-cell>
              <table:table-cell office:value-type="float" office:value="0.658500015735626">
                <text:p>0.658500015735626</text:p>
              </table:table-cell>
              <table:table-cell office:value-type="float" office:value="0.231000006198883">
                <text:p>0.2310000061988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19000029563904">
                <text:p>0.919000029563904</text:p>
              </table:table-cell>
              <table:table-cell office:value-type="float" office:value="0.625">
                <text:p>0.625</text:p>
              </table:table-cell>
              <table:table-cell office:value-type="float" office:value="0.219999998807907">
                <text:p>0.2199999988079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09500002861023">
                <text:p>0.909500002861023</text:p>
              </table:table-cell>
              <table:table-cell office:value-type="float" office:value="0.650499999523163">
                <text:p>0.650499999523163</text:p>
              </table:table-cell>
              <table:table-cell office:value-type="float" office:value="0.252499997615814">
                <text:p>0.2524999976158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03500020503998">
                <text:p>0.903500020503998</text:p>
              </table:table-cell>
              <table:table-cell office:value-type="float" office:value="0.635500013828278">
                <text:p>0.635500013828278</text:p>
              </table:table-cell>
              <table:table-cell office:value-type="float" office:value="0.232500001788139">
                <text:p>0.2325000017881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92499983310699">
                <text:p>0.892499983310699</text:p>
              </table:table-cell>
              <table:table-cell office:value-type="float" office:value="0.649999976158142">
                <text:p>0.649999976158142</text:p>
              </table:table-cell>
              <table:table-cell office:value-type="float" office:value="0.223499998450279">
                <text:p>0.2234999984502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87000024318695">
                <text:p>0.887000024318695</text:p>
              </table:table-cell>
              <table:table-cell office:value-type="float" office:value="0.648500025272369">
                <text:p>0.648500025272369</text:p>
              </table:table-cell>
              <table:table-cell office:value-type="float" office:value="0.236000001430511">
                <text:p>0.2360000014305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93499970436096">
                <text:p>0.893499970436096</text:p>
              </table:table-cell>
              <table:table-cell office:value-type="float" office:value="0.649500012397766">
                <text:p>0.649500012397766</text:p>
              </table:table-cell>
              <table:table-cell office:value-type="float" office:value="0.248999997973442">
                <text:p>0.2489999979734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03999984264374">
                <text:p>0.903999984264374</text:p>
              </table:table-cell>
              <table:table-cell office:value-type="float" office:value="0.611000001430512">
                <text:p>0.611000001430512</text:p>
              </table:table-cell>
              <table:table-cell office:value-type="float" office:value="0.242500007152557">
                <text:p>0.2425000071525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999972820282">
                <text:p>0.890999972820282</text:p>
              </table:table-cell>
              <table:table-cell office:value-type="float" office:value="0.66949999332428">
                <text:p>0.66949999332428</text:p>
              </table:table-cell>
              <table:table-cell office:value-type="float" office:value="0.230499997735023">
                <text:p>0.2304999977350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6499981880188">
                <text:p>0.906499981880188</text:p>
              </table:table-cell>
              <table:table-cell office:value-type="float" office:value="0.65750002861023">
                <text:p>0.65750002861023</text:p>
              </table:table-cell>
              <table:table-cell office:value-type="float" office:value="0.217999994754791">
                <text:p>0.2179999947547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99500012397766">
                <text:p>0.899500012397766</text:p>
              </table:table-cell>
              <table:table-cell office:value-type="float" office:value="0.651000022888184">
                <text:p>0.651000022888184</text:p>
              </table:table-cell>
              <table:table-cell office:value-type="float" office:value="0.241500005125999">
                <text:p>0.241500005125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92000019550324">
                <text:p>0.892000019550324</text:p>
              </table:table-cell>
              <table:table-cell office:value-type="float" office:value="0.640999972820282">
                <text:p>0.640999972820282</text:p>
              </table:table-cell>
              <table:table-cell office:value-type="float" office:value="0.223000004887581">
                <text:p>0.2230000048875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92000019550324">
                <text:p>0.892000019550324</text:p>
              </table:table-cell>
              <table:table-cell office:value-type="float" office:value="0.651000022888184">
                <text:p>0.651000022888184</text:p>
              </table:table-cell>
              <table:table-cell office:value-type="float" office:value="0.243499994277954">
                <text:p>0.2434999942779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15000021457672">
                <text:p>0.915000021457672</text:p>
              </table:table-cell>
              <table:table-cell office:value-type="float" office:value="0.647000014781952">
                <text:p>0.647000014781952</text:p>
              </table:table-cell>
              <table:table-cell office:value-type="float" office:value="0.241500005125999">
                <text:p>0.241500005125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09500002861023">
                <text:p>0.909500002861023</text:p>
              </table:table-cell>
              <table:table-cell office:value-type="float" office:value="0.656000018119812">
                <text:p>0.656000018119812</text:p>
              </table:table-cell>
              <table:table-cell office:value-type="float" office:value="0.243499994277954">
                <text:p>0.2434999942779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1949999332428">
                <text:p>0.91949999332428</text:p>
              </table:table-cell>
              <table:table-cell office:value-type="float" office:value="0.637000024318695">
                <text:p>0.637000024318695</text:p>
              </table:table-cell>
              <table:table-cell office:value-type="float" office:value="0.238000005483627">
                <text:p>0.2380000054836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15000021457672">
                <text:p>0.915000021457672</text:p>
              </table:table-cell>
              <table:table-cell office:value-type="float" office:value="0.639999985694885">
                <text:p>0.639999985694885</text:p>
              </table:table-cell>
              <table:table-cell office:value-type="float" office:value="0.250499993562698">
                <text:p>0.250499993562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85500013828278">
                <text:p>0.885500013828278</text:p>
              </table:table-cell>
              <table:table-cell office:value-type="float" office:value="0.65200001001358">
                <text:p>0.65200001001358</text:p>
              </table:table-cell>
              <table:table-cell office:value-type="float" office:value="0.249500006437302">
                <text:p>0.2495000064373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0200001001358">
                <text:p>0.90200001001358</text:p>
              </table:table-cell>
              <table:table-cell office:value-type="float" office:value="0.642000019550324">
                <text:p>0.642000019550324</text:p>
              </table:table-cell>
              <table:table-cell office:value-type="float" office:value="0.220500007271767">
                <text:p>0.2205000072717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98500025272369">
                <text:p>0.898500025272369</text:p>
              </table:table-cell>
              <table:table-cell office:value-type="float" office:value="0.648999989032745">
                <text:p>0.648999989032745</text:p>
              </table:table-cell>
              <table:table-cell office:value-type="float" office:value="0.248999997973442">
                <text:p>0.2489999979734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12500023841858">
                <text:p>0.912500023841858</text:p>
              </table:table-cell>
              <table:table-cell office:value-type="float" office:value="0.653500020503998">
                <text:p>0.653500020503998</text:p>
              </table:table-cell>
              <table:table-cell office:value-type="float" office:value="0.234500005841255">
                <text:p>0.2345000058412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08999979496002">
                <text:p>0.908999979496002</text:p>
              </table:table-cell>
              <table:table-cell office:value-type="float" office:value="0.667500019073486">
                <text:p>0.667500019073486</text:p>
              </table:table-cell>
              <table:table-cell office:value-type="float" office:value="0.209999993443489">
                <text:p>0.2099999934434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21999990940094">
                <text:p>0.921999990940094</text:p>
              </table:table-cell>
              <table:table-cell office:value-type="float" office:value="0.642499983310699">
                <text:p>0.642499983310699</text:p>
              </table:table-cell>
              <table:table-cell office:value-type="float" office:value="0.225500002503395">
                <text:p>0.2255000025033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15499985218048">
                <text:p>0.915499985218048</text:p>
              </table:table-cell>
              <table:table-cell office:value-type="float" office:value="0.634500026702881">
                <text:p>0.634500026702881</text:p>
              </table:table-cell>
              <table:table-cell office:value-type="float" office:value="0.250499993562698">
                <text:p>0.2504999935626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02999997138977">
                <text:p>0.902999997138977</text:p>
              </table:table-cell>
              <table:table-cell office:value-type="float" office:value="0.665000021457672">
                <text:p>0.665000021457672</text:p>
              </table:table-cell>
              <table:table-cell office:value-type="float" office:value="0.233999997377396">
                <text:p>0.2339999973773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17999982833862">
                <text:p>0.917999982833862</text:p>
              </table:table-cell>
              <table:table-cell office:value-type="float" office:value="0.655499994754791">
                <text:p>0.65549999475479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15000021457672">
                <text:p>0.915000021457672</text:p>
              </table:table-cell>
              <table:table-cell office:value-type="float" office:value="0.643999993801117">
                <text:p>0.643999993801117</text:p>
              </table:table-cell>
              <table:table-cell office:value-type="float" office:value="0.271499991416931">
                <text:p>0.2714999914169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99500012397766">
                <text:p>0.899500012397766</text:p>
              </table:table-cell>
              <table:table-cell office:value-type="float" office:value="0.643999993801117">
                <text:p>0.643999993801117</text:p>
              </table:table-cell>
              <table:table-cell office:value-type="float" office:value="0.272000014781952">
                <text:p>0.2720000147819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12000000476837">
                <text:p>0.912000000476837</text:p>
              </table:table-cell>
              <table:table-cell office:value-type="float" office:value="0.672500014305115">
                <text:p>0.672500014305115</text:p>
              </table:table-cell>
              <table:table-cell office:value-type="float" office:value="0.266000002622604">
                <text:p>0.2660000026226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24499988555908">
                <text:p>0.924499988555908</text:p>
              </table:table-cell>
              <table:table-cell office:value-type="float" office:value="0.643999993801117">
                <text:p>0.643999993801117</text:p>
              </table:table-cell>
              <table:table-cell office:value-type="float" office:value="0.242500007152557">
                <text:p>0.2425000071525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11499977111816">
                <text:p>0.911499977111816</text:p>
              </table:table-cell>
              <table:table-cell office:value-type="float" office:value="0.652499973773956">
                <text:p>0.652499973773956</text:p>
              </table:table-cell>
              <table:table-cell office:value-type="float" office:value="0.247999995946884">
                <text:p>0.2479999959468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90500009059906">
                <text:p>0.890500009059906</text:p>
              </table:table-cell>
              <table:table-cell office:value-type="float" office:value="0.658999979496002">
                <text:p>0.658999979496002</text:p>
              </table:table-cell>
              <table:table-cell office:value-type="float" office:value="0.257999986410141">
                <text:p>0.2579999864101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10000026226044">
                <text:p>0.910000026226044</text:p>
              </table:table-cell>
              <table:table-cell office:value-type="float" office:value="0.654500007629395">
                <text:p>0.654500007629395</text:p>
              </table:table-cell>
              <table:table-cell office:value-type="float" office:value="0.28999999165535">
                <text:p>0.289999991655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10000026226044">
                <text:p>0.910000026226044</text:p>
              </table:table-cell>
              <table:table-cell office:value-type="float" office:value="0.660000026226044">
                <text:p>0.660000026226044</text:p>
              </table:table-cell>
              <table:table-cell office:value-type="float" office:value="0.264499992132187">
                <text:p>0.2644999921321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13999974727631">
                <text:p>0.913999974727631</text:p>
              </table:table-cell>
              <table:table-cell office:value-type="float" office:value="0.669000029563904">
                <text:p>0.669000029563904</text:p>
              </table:table-cell>
              <table:table-cell office:value-type="float" office:value="0.29449999332428">
                <text:p>0.294499993324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16000008583069">
                <text:p>0.916000008583069</text:p>
              </table:table-cell>
              <table:table-cell office:value-type="float" office:value="0.663500010967255">
                <text:p>0.663500010967255</text:p>
              </table:table-cell>
              <table:table-cell office:value-type="float" office:value="0.28600001335144">
                <text:p>0.286000013351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13999974727631">
                <text:p>0.913999974727631</text:p>
              </table:table-cell>
              <table:table-cell office:value-type="float" office:value="0.647000014781952">
                <text:p>0.647000014781952</text:p>
              </table:table-cell>
              <table:table-cell office:value-type="float" office:value="0.316000014543533">
                <text:p>0.3160000145435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11499977111816">
                <text:p>0.911499977111816</text:p>
              </table:table-cell>
              <table:table-cell office:value-type="float" office:value="0.649999976158142">
                <text:p>0.649999976158142</text:p>
              </table:table-cell>
              <table:table-cell office:value-type="float" office:value="0.314999997615814">
                <text:p>0.3149999976158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12999987602234">
                <text:p>0.912999987602234</text:p>
              </table:table-cell>
              <table:table-cell office:value-type="float" office:value="0.643999993801117">
                <text:p>0.643999993801117</text:p>
              </table:table-cell>
              <table:table-cell office:value-type="float" office:value="0.298500001430511">
                <text:p>0.2985000014305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1049998998642">
                <text:p>0.91049998998642</text:p>
              </table:table-cell>
              <table:table-cell office:value-type="float" office:value="0.660000026226044">
                <text:p>0.660000026226044</text:p>
              </table:table-cell>
              <table:table-cell office:value-type="float" office:value="0.328000009059906">
                <text:p>0.3280000090599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90999972820282">
                <text:p>0.890999972820282</text:p>
              </table:table-cell>
              <table:table-cell office:value-type="float" office:value="0.641499996185303">
                <text:p>0.641499996185303</text:p>
              </table:table-cell>
              <table:table-cell office:value-type="float" office:value="0.337500005960464">
                <text:p>0.3375000059604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0750002861023">
                <text:p>0.90750002861023</text:p>
              </table:table-cell>
              <table:table-cell office:value-type="float" office:value="0.648500025272369">
                <text:p>0.648500025272369</text:p>
              </table:table-cell>
              <table:table-cell office:value-type="float" office:value="0.307000011205673">
                <text:p>0.3070000112056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20499980449676">
                <text:p>0.920499980449676</text:p>
              </table:table-cell>
              <table:table-cell office:value-type="float" office:value="0.653999984264374">
                <text:p>0.653999984264374</text:p>
              </table:table-cell>
              <table:table-cell office:value-type="float" office:value="0.310499995946884">
                <text:p>0.3104999959468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15499985218048">
                <text:p>0.915499985218048</text:p>
              </table:table-cell>
              <table:table-cell office:value-type="float" office:value="0.641499996185303">
                <text:p>0.641499996185303</text:p>
              </table:table-cell>
              <table:table-cell office:value-type="float" office:value="0.314999997615814">
                <text:p>0.3149999976158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21000003814697">
                <text:p>0.921000003814697</text:p>
              </table:table-cell>
              <table:table-cell office:value-type="float" office:value="0.673500001430512">
                <text:p>0.673500001430512</text:p>
              </table:table-cell>
              <table:table-cell office:value-type="float" office:value="0.324000000953674">
                <text:p>0.3240000009536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22999978065491">
                <text:p>0.922999978065491</text:p>
              </table:table-cell>
              <table:table-cell office:value-type="float" office:value="0.654500007629395">
                <text:p>0.654500007629395</text:p>
              </table:table-cell>
              <table:table-cell office:value-type="float" office:value="0.34349998831749">
                <text:p>0.343499988317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13999974727631">
                <text:p>0.913999974727631</text:p>
              </table:table-cell>
              <table:table-cell office:value-type="float" office:value="0.64300000667572">
                <text:p>0.64300000667572</text:p>
              </table:table-cell>
              <table:table-cell office:value-type="float" office:value="0.300999999046326">
                <text:p>0.3009999990463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93499970436096">
                <text:p>0.893499970436096</text:p>
              </table:table-cell>
              <table:table-cell office:value-type="float" office:value="0.65200001001358">
                <text:p>0.65200001001358</text:p>
              </table:table-cell>
              <table:table-cell office:value-type="float" office:value="0.324000000953674">
                <text:p>0.3240000009536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03999984264374">
                <text:p>0.903999984264374</text:p>
              </table:table-cell>
              <table:table-cell office:value-type="float" office:value="0.65149998664856">
                <text:p>0.65149998664856</text:p>
              </table:table-cell>
              <table:table-cell office:value-type="float" office:value="0.333499997854233">
                <text:p>0.3334999978542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21500027179718">
                <text:p>0.921500027179718</text:p>
              </table:table-cell>
              <table:table-cell office:value-type="float" office:value="0.691999971866608">
                <text:p>0.691999971866608</text:p>
              </table:table-cell>
              <table:table-cell office:value-type="float" office:value="0.334500014781952">
                <text:p>0.3345000147819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0499997138977">
                <text:p>0.90499997138977</text:p>
              </table:table-cell>
              <table:table-cell office:value-type="float" office:value="0.662999987602234">
                <text:p>0.662999987602234</text:p>
              </table:table-cell>
              <table:table-cell office:value-type="float" office:value="0.335500001907349">
                <text:p>0.3355000019073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08999979496002">
                <text:p>0.908999979496002</text:p>
              </table:table-cell>
              <table:table-cell office:value-type="float" office:value="0.686999976634979">
                <text:p>0.686999976634979</text:p>
              </table:table-cell>
              <table:table-cell office:value-type="float" office:value="0.335500001907349">
                <text:p>0.3355000019073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0200001001358">
                <text:p>0.90200001001358</text:p>
              </table:table-cell>
              <table:table-cell office:value-type="float" office:value="0.654500007629395">
                <text:p>0.654500007629395</text:p>
              </table:table-cell>
              <table:table-cell office:value-type="float" office:value="0.328999996185303">
                <text:p>0.3289999961853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02999997138977">
                <text:p>0.902999997138977</text:p>
              </table:table-cell>
              <table:table-cell office:value-type="float" office:value="0.65750002861023">
                <text:p>0.65750002861023</text:p>
              </table:table-cell>
              <table:table-cell office:value-type="float" office:value="0.325500011444092">
                <text:p>0.3255000114440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11499977111816">
                <text:p>0.911499977111816</text:p>
              </table:table-cell>
              <table:table-cell office:value-type="float" office:value="0.656499981880188">
                <text:p>0.656499981880188</text:p>
              </table:table-cell>
              <table:table-cell office:value-type="float" office:value="0.338499993085861">
                <text:p>0.3384999930858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200000166893">
                <text:p>0.9200000166893</text:p>
              </table:table-cell>
              <table:table-cell office:value-type="float" office:value="0.657000005245209">
                <text:p>0.657000005245209</text:p>
              </table:table-cell>
              <table:table-cell office:value-type="float" office:value="0.33899998664856">
                <text:p>0.338999986648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10000026226044">
                <text:p>0.910000026226044</text:p>
              </table:table-cell>
              <table:table-cell office:value-type="float" office:value="0.649500012397766">
                <text:p>0.649500012397766</text:p>
              </table:table-cell>
              <table:table-cell office:value-type="float" office:value="0.330000013113022">
                <text:p>0.3300000131130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21500027179718">
                <text:p>0.921500027179718</text:p>
              </table:table-cell>
              <table:table-cell office:value-type="float" office:value="0.667999982833862">
                <text:p>0.667999982833862</text:p>
              </table:table-cell>
              <table:table-cell office:value-type="float" office:value="0.344500005245209">
                <text:p>0.3445000052452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16499972343445">
                <text:p>0.916499972343445</text:p>
              </table:table-cell>
              <table:table-cell office:value-type="float" office:value="0.663500010967255">
                <text:p>0.663500010967255</text:p>
              </table:table-cell>
              <table:table-cell office:value-type="float" office:value="0.324499994516373">
                <text:p>0.3244999945163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20499980449676">
                <text:p>0.920499980449676</text:p>
              </table:table-cell>
              <table:table-cell office:value-type="float" office:value="0.649500012397766">
                <text:p>0.649500012397766</text:p>
              </table:table-cell>
              <table:table-cell office:value-type="float" office:value="0.337999999523163">
                <text:p>0.3379999995231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22999978065491">
                <text:p>0.922999978065491</text:p>
              </table:table-cell>
              <table:table-cell office:value-type="float" office:value="0.661499977111816">
                <text:p>0.661499977111816</text:p>
              </table:table-cell>
              <table:table-cell office:value-type="float" office:value="0.331499993801117">
                <text:p>0.3314999938011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03999984264374">
                <text:p>0.903999984264374</text:p>
              </table:table-cell>
              <table:table-cell office:value-type="float" office:value="0.675000011920929">
                <text:p>0.675000011920929</text:p>
              </table:table-cell>
              <table:table-cell office:value-type="float" office:value="0.340000003576279">
                <text:p>0.3400000035762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0750002861023">
                <text:p>0.90750002861023</text:p>
              </table:table-cell>
              <table:table-cell office:value-type="float" office:value="0.671000003814697">
                <text:p>0.671000003814697</text:p>
              </table:table-cell>
              <table:table-cell office:value-type="float" office:value="0.335999995470047">
                <text:p>0.3359999954700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14499998092651">
                <text:p>0.914499998092651</text:p>
              </table:table-cell>
              <table:table-cell office:value-type="float" office:value="0.663999974727631">
                <text:p>0.663999974727631</text:p>
              </table:table-cell>
              <table:table-cell office:value-type="float" office:value="0.340999990701675">
                <text:p>0.3409999907016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19000029563904">
                <text:p>0.919000029563904</text:p>
              </table:table-cell>
              <table:table-cell office:value-type="float" office:value="0.657999992370606">
                <text:p>0.657999992370606</text:p>
              </table:table-cell>
              <table:table-cell office:value-type="float" office:value="0.34400001168251">
                <text:p>0.344000011682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13500010967254">
                <text:p>0.913500010967254</text:p>
              </table:table-cell>
              <table:table-cell office:value-type="float" office:value="0.647499978542328">
                <text:p>0.647499978542328</text:p>
              </table:table-cell>
              <table:table-cell office:value-type="float" office:value="0.338499993085861">
                <text:p>0.3384999930858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12500023841858">
                <text:p>0.912500023841858</text:p>
              </table:table-cell>
              <table:table-cell office:value-type="float" office:value="0.650499999523163">
                <text:p>0.650499999523163</text:p>
              </table:table-cell>
              <table:table-cell office:value-type="float" office:value="0.333999991416931">
                <text:p>0.3339999914169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2849999666214">
                <text:p>0.92849999666214</text:p>
              </table:table-cell>
              <table:table-cell office:value-type="float" office:value="0.670000016689301">
                <text:p>0.670000016689301</text:p>
              </table:table-cell>
              <table:table-cell office:value-type="float" office:value="0.349000006914139">
                <text:p>0.3490000069141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13500010967254">
                <text:p>0.913500010967254</text:p>
              </table:table-cell>
              <table:table-cell office:value-type="float" office:value="0.662999987602234">
                <text:p>0.662999987602234</text:p>
              </table:table-cell>
              <table:table-cell office:value-type="float" office:value="0.337000012397766">
                <text:p>0.3370000123977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13999974727631">
                <text:p>0.913999974727631</text:p>
              </table:table-cell>
              <table:table-cell office:value-type="float" office:value="0.666999995708466">
                <text:p>0.666999995708466</text:p>
              </table:table-cell>
              <table:table-cell office:value-type="float" office:value="0.349000006914139">
                <text:p>0.3490000069141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2900002002716">
                <text:p>0.92900002002716</text:p>
              </table:table-cell>
              <table:table-cell office:value-type="float" office:value="0.65200001001358">
                <text:p>0.65200001001358</text:p>
              </table:table-cell>
              <table:table-cell office:value-type="float" office:value="0.34349998831749">
                <text:p>0.343499988317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13500010967254">
                <text:p>0.913500010967254</text:p>
              </table:table-cell>
              <table:table-cell office:value-type="float" office:value="0.66100001335144">
                <text:p>0.66100001335144</text:p>
              </table:table-cell>
              <table:table-cell office:value-type="float" office:value="0.342500001192093">
                <text:p>0.3425000011920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18500006198883">
                <text:p>0.918500006198883</text:p>
              </table:table-cell>
              <table:table-cell office:value-type="float" office:value="0.658999979496002">
                <text:p>0.658999979496002</text:p>
              </table:table-cell>
              <table:table-cell office:value-type="float" office:value="0.331499993801117">
                <text:p>0.3314999938011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0499997138977">
                <text:p>0.90499997138977</text:p>
              </table:table-cell>
              <table:table-cell office:value-type="float" office:value="0.656499981880188">
                <text:p>0.656499981880188</text:p>
              </table:table-cell>
              <table:table-cell office:value-type="float" office:value="0.346500009298325">
                <text:p>0.3465000092983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30000007152557">
                <text:p>0.930000007152557</text:p>
              </table:table-cell>
              <table:table-cell office:value-type="float" office:value="0.649999976158142">
                <text:p>0.649999976158142</text:p>
              </table:table-cell>
              <table:table-cell office:value-type="float" office:value="0.331000000238419">
                <text:p>0.3310000002384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17999982833862">
                <text:p>0.917999982833862</text:p>
              </table:table-cell>
              <table:table-cell office:value-type="float" office:value="0.656499981880188">
                <text:p>0.656499981880188</text:p>
              </table:table-cell>
              <table:table-cell office:value-type="float" office:value="0.354999989271164">
                <text:p>0.3549999892711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05499994754791">
                <text:p>0.905499994754791</text:p>
              </table:table-cell>
              <table:table-cell office:value-type="float" office:value="0.657999992370606">
                <text:p>0.657999992370606</text:p>
              </table:table-cell>
              <table:table-cell office:value-type="float" office:value="0.33950001001358">
                <text:p>0.339500010013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10000026226044">
                <text:p>0.910000026226044</text:p>
              </table:table-cell>
              <table:table-cell office:value-type="float" office:value="0.671000003814697">
                <text:p>0.671000003814697</text:p>
              </table:table-cell>
              <table:table-cell office:value-type="float" office:value="0.358999997377396">
                <text:p>0.3589999973773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2849999666214">
                <text:p>0.92849999666214</text:p>
              </table:table-cell>
              <table:table-cell office:value-type="float" office:value="0.671999990940094">
                <text:p>0.671999990940094</text:p>
              </table:table-cell>
              <table:table-cell office:value-type="float" office:value="0.340000003576279">
                <text:p>0.3400000035762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09500002861023">
                <text:p>0.909500002861023</text:p>
              </table:table-cell>
              <table:table-cell office:value-type="float" office:value="0.652999997138977">
                <text:p>0.652999997138977</text:p>
              </table:table-cell>
              <table:table-cell office:value-type="float" office:value="0.328999996185303">
                <text:p>0.3289999961853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16000008583069">
                <text:p>0.916000008583069</text:p>
              </table:table-cell>
              <table:table-cell office:value-type="float" office:value="0.666999995708466">
                <text:p>0.666999995708466</text:p>
              </table:table-cell>
              <table:table-cell office:value-type="float" office:value="0.349000006914139">
                <text:p>0.3490000069141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07999992370606">
                <text:p>0.907999992370606</text:p>
              </table:table-cell>
              <table:table-cell office:value-type="float" office:value="0.666999995708466">
                <text:p>0.666999995708466</text:p>
              </table:table-cell>
              <table:table-cell office:value-type="float" office:value="0.370000004768372">
                <text:p>0.3700000047683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200000166893">
                <text:p>0.9200000166893</text:p>
              </table:table-cell>
              <table:table-cell office:value-type="float" office:value="0.66049998998642">
                <text:p>0.66049998998642</text:p>
              </table:table-cell>
              <table:table-cell office:value-type="float" office:value="0.351500004529953">
                <text:p>0.3515000045299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12500023841858">
                <text:p>0.912500023841858</text:p>
              </table:table-cell>
              <table:table-cell office:value-type="float" office:value="0.662999987602234">
                <text:p>0.662999987602234</text:p>
              </table:table-cell>
              <table:table-cell office:value-type="float" office:value="0.345499992370606">
                <text:p>0.3454999923706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13999974727631">
                <text:p>0.913999974727631</text:p>
              </table:table-cell>
              <table:table-cell office:value-type="float" office:value="0.669000029563904">
                <text:p>0.669000029563904</text:p>
              </table:table-cell>
              <table:table-cell office:value-type="float" office:value="0.379000008106232">
                <text:p>0.3790000081062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16000008583069">
                <text:p>0.916000008583069</text:p>
              </table:table-cell>
              <table:table-cell office:value-type="float" office:value="0.666999995708466">
                <text:p>0.666999995708466</text:p>
              </table:table-cell>
              <table:table-cell office:value-type="float" office:value="0.347000002861023">
                <text:p>0.3470000028610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34499979019165">
                <text:p>0.934499979019165</text:p>
              </table:table-cell>
              <table:table-cell office:value-type="float" office:value="0.664499998092651">
                <text:p>0.664499998092651</text:p>
              </table:table-cell>
              <table:table-cell office:value-type="float" office:value="0.365500003099442">
                <text:p>0.3655000030994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11499977111816">
                <text:p>0.911499977111816</text:p>
              </table:table-cell>
              <table:table-cell office:value-type="float" office:value="0.689999997615814">
                <text:p>0.689999997615814</text:p>
              </table:table-cell>
              <table:table-cell office:value-type="float" office:value="0.340499997138977">
                <text:p>0.3404999971389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21500027179718">
                <text:p>0.921500027179718</text:p>
              </table:table-cell>
              <table:table-cell office:value-type="float" office:value="0.682500004768372">
                <text:p>0.682500004768372</text:p>
              </table:table-cell>
              <table:table-cell office:value-type="float" office:value="0.34349998831749">
                <text:p>0.343499988317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17999982833862">
                <text:p>0.917999982833862</text:p>
              </table:table-cell>
              <table:table-cell office:value-type="float" office:value="0.665499985218048">
                <text:p>0.665499985218048</text:p>
              </table:table-cell>
              <table:table-cell office:value-type="float" office:value="0.323000013828278">
                <text:p>0.3230000138282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14499998092651">
                <text:p>0.914499998092651</text:p>
              </table:table-cell>
              <table:table-cell office:value-type="float" office:value="0.643499970436096">
                <text:p>0.643499970436096</text:p>
              </table:table-cell>
              <table:table-cell office:value-type="float" office:value="0.341500014066696">
                <text:p>0.3415000140666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1949999332428">
                <text:p>0.91949999332428</text:p>
              </table:table-cell>
              <table:table-cell office:value-type="float" office:value="0.644999980926514">
                <text:p>0.644999980926514</text:p>
              </table:table-cell>
              <table:table-cell office:value-type="float" office:value="0.351500004529953">
                <text:p>0.3515000045299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12500023841858">
                <text:p>0.912500023841858</text:p>
              </table:table-cell>
              <table:table-cell office:value-type="float" office:value="0.662999987602234">
                <text:p>0.662999987602234</text:p>
              </table:table-cell>
              <table:table-cell office:value-type="float" office:value="0.374500006437302">
                <text:p>0.3745000064373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16499972343445">
                <text:p>0.916499972343445</text:p>
              </table:table-cell>
              <table:table-cell office:value-type="float" office:value="0.674000024795532">
                <text:p>0.674000024795532</text:p>
              </table:table-cell>
              <table:table-cell office:value-type="float" office:value="0.344500005245209">
                <text:p>0.3445000052452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27500009536743">
                <text:p>0.927500009536743</text:p>
              </table:table-cell>
              <table:table-cell office:value-type="float" office:value="0.657000005245209">
                <text:p>0.657000005245209</text:p>
              </table:table-cell>
              <table:table-cell office:value-type="float" office:value="0.340999990701675">
                <text:p>0.3409999907016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06499981880188">
                <text:p>0.906499981880188</text:p>
              </table:table-cell>
              <table:table-cell office:value-type="float" office:value="0.658999979496002">
                <text:p>0.658999979496002</text:p>
              </table:table-cell>
              <table:table-cell office:value-type="float" office:value="0.361999988555908">
                <text:p>0.3619999885559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26500022411346">
                <text:p>0.926500022411346</text:p>
              </table:table-cell>
              <table:table-cell office:value-type="float" office:value="0.670000016689301">
                <text:p>0.670000016689301</text:p>
              </table:table-cell>
              <table:table-cell office:value-type="float" office:value="0.361000001430511">
                <text:p>0.3610000014305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16000008583069">
                <text:p>0.916000008583069</text:p>
              </table:table-cell>
              <table:table-cell office:value-type="float" office:value="0.676500022411346">
                <text:p>0.676500022411346</text:p>
              </table:table-cell>
              <table:table-cell office:value-type="float" office:value="0.351000010967255">
                <text:p>0.3510000109672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34000015258789">
                <text:p>0.934000015258789</text:p>
              </table:table-cell>
              <table:table-cell office:value-type="float" office:value="0.679499983787537">
                <text:p>0.679499983787537</text:p>
              </table:table-cell>
              <table:table-cell office:value-type="float" office:value="0.34400001168251">
                <text:p>0.344000011682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18500006198883">
                <text:p>0.918500006198883</text:p>
              </table:table-cell>
              <table:table-cell office:value-type="float" office:value="0.666499972343445">
                <text:p>0.666499972343445</text:p>
              </table:table-cell>
              <table:table-cell office:value-type="float" office:value="0.377999991178513">
                <text:p>0.3779999911785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1049998998642">
                <text:p>0.91049998998642</text:p>
              </table:table-cell>
              <table:table-cell office:value-type="float" office:value="0.686999976634979">
                <text:p>0.686999976634979</text:p>
              </table:table-cell>
              <table:table-cell office:value-type="float" office:value="0.349000006914139">
                <text:p>0.3490000069141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13999974727631">
                <text:p>0.913999974727631</text:p>
              </table:table-cell>
              <table:table-cell office:value-type="float" office:value="0.66049998998642">
                <text:p>0.66049998998642</text:p>
              </table:table-cell>
              <table:table-cell office:value-type="float" office:value="0.342999994754791">
                <text:p>0.3429999947547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27500009536743">
                <text:p>0.927500009536743</text:p>
              </table:table-cell>
              <table:table-cell office:value-type="float" office:value="0.666999995708466">
                <text:p>0.666999995708466</text:p>
              </table:table-cell>
              <table:table-cell office:value-type="float" office:value="0.33899998664856">
                <text:p>0.338999986648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19000029563904">
                <text:p>0.919000029563904</text:p>
              </table:table-cell>
              <table:table-cell office:value-type="float" office:value="0.666499972343445">
                <text:p>0.666499972343445</text:p>
              </table:table-cell>
              <table:table-cell office:value-type="float" office:value="0.353500008583069">
                <text:p>0.3535000085830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29499983787537">
                <text:p>0.929499983787537</text:p>
              </table:table-cell>
              <table:table-cell office:value-type="float" office:value="0.675999999046326">
                <text:p>0.675999999046326</text:p>
              </table:table-cell>
              <table:table-cell office:value-type="float" office:value="0.351500004529953">
                <text:p>0.3515000045299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17500019073486">
                <text:p>0.917500019073486</text:p>
              </table:table-cell>
              <table:table-cell office:value-type="float" office:value="0.65149998664856">
                <text:p>0.65149998664856</text:p>
              </table:table-cell>
              <table:table-cell office:value-type="float" office:value="0.347499996423721">
                <text:p>0.3474999964237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24499988555908">
                <text:p>0.924499988555908</text:p>
              </table:table-cell>
              <table:table-cell office:value-type="float" office:value="0.652999997138977">
                <text:p>0.652999997138977</text:p>
              </table:table-cell>
              <table:table-cell office:value-type="float" office:value="0.358999997377396">
                <text:p>0.3589999973773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15499985218048">
                <text:p>0.915499985218048</text:p>
              </table:table-cell>
              <table:table-cell office:value-type="float" office:value="0.675499975681305">
                <text:p>0.675499975681305</text:p>
              </table:table-cell>
              <table:table-cell office:value-type="float" office:value="0.355500012636185">
                <text:p>0.3555000126361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25499975681305">
                <text:p>0.925499975681305</text:p>
              </table:table-cell>
              <table:table-cell office:value-type="float" office:value="0.675499975681305">
                <text:p>0.675499975681305</text:p>
              </table:table-cell>
              <table:table-cell office:value-type="float" office:value="0.372000008821487">
                <text:p>0.3720000088214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19000029563904">
                <text:p>0.919000029563904</text:p>
              </table:table-cell>
              <table:table-cell office:value-type="float" office:value="0.653999984264374">
                <text:p>0.653999984264374</text:p>
              </table:table-cell>
              <table:table-cell office:value-type="float" office:value="0.336499989032745">
                <text:p>0.3364999890327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21500027179718">
                <text:p>0.921500027179718</text:p>
              </table:table-cell>
              <table:table-cell office:value-type="float" office:value="0.666000008583069">
                <text:p>0.666000008583069</text:p>
              </table:table-cell>
              <table:table-cell office:value-type="float" office:value="0.34400001168251">
                <text:p>0.344000011682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14499998092651">
                <text:p>0.914499998092651</text:p>
              </table:table-cell>
              <table:table-cell office:value-type="float" office:value="0.681500017642975">
                <text:p>0.681500017642975</text:p>
              </table:table-cell>
              <table:table-cell office:value-type="float" office:value="0.355500012636185">
                <text:p>0.3555000126361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12999987602234">
                <text:p>0.912999987602234</text:p>
              </table:table-cell>
              <table:table-cell office:value-type="float" office:value="0.65750002861023">
                <text:p>0.65750002861023</text:p>
              </table:table-cell>
              <table:table-cell office:value-type="float" office:value="0.333499997854233">
                <text:p>0.3334999978542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200000166893">
                <text:p>0.9200000166893</text:p>
              </table:table-cell>
              <table:table-cell office:value-type="float" office:value="0.676500022411346">
                <text:p>0.676500022411346</text:p>
              </table:table-cell>
              <table:table-cell office:value-type="float" office:value="0.344999998807907">
                <text:p>0.3449999988079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11499977111816">
                <text:p>0.911499977111816</text:p>
              </table:table-cell>
              <table:table-cell office:value-type="float" office:value="0.649999976158142">
                <text:p>0.649999976158142</text:p>
              </table:table-cell>
              <table:table-cell office:value-type="float" office:value="0.362500011920929">
                <text:p>0.3625000119209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22500014305115">
                <text:p>0.922500014305115</text:p>
              </table:table-cell>
              <table:table-cell office:value-type="float" office:value="0.659500002861023">
                <text:p>0.659500002861023</text:p>
              </table:table-cell>
              <table:table-cell office:value-type="float" office:value="0.344999998807907">
                <text:p>0.3449999988079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24499988555908">
                <text:p>0.924499988555908</text:p>
              </table:table-cell>
              <table:table-cell office:value-type="float" office:value="0.679499983787537">
                <text:p>0.679499983787537</text:p>
              </table:table-cell>
              <table:table-cell office:value-type="float" office:value="0.365000009536743">
                <text:p>0.3650000095367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20499980449676">
                <text:p>0.920499980449676</text:p>
              </table:table-cell>
              <table:table-cell office:value-type="float" office:value="0.644500017166138">
                <text:p>0.644500017166138</text:p>
              </table:table-cell>
              <table:table-cell office:value-type="float" office:value="0.363999992609024">
                <text:p>0.3639999926090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16499972343445">
                <text:p>0.916499972343445</text:p>
              </table:table-cell>
              <table:table-cell office:value-type="float" office:value="0.666000008583069">
                <text:p>0.666000008583069</text:p>
              </table:table-cell>
              <table:table-cell office:value-type="float" office:value="0.344500005245209">
                <text:p>0.344500005245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